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493cm"/>
    </style:style>
    <style:style style:name="co2" style:family="table-column">
      <style:table-column-properties fo:break-before="auto" style:column-width="1.004cm"/>
    </style:style>
    <style:style style:name="co3" style:family="table-column">
      <style:table-column-properties fo:break-before="auto" style:column-width="1.039cm"/>
    </style:style>
    <style:style style:name="co4" style:family="table-column">
      <style:table-column-properties fo:break-before="auto" style:column-width="0.931cm"/>
    </style:style>
    <style:style style:name="co5" style:family="table-column">
      <style:table-column-properties fo:break-before="auto" style:column-width="1.109cm"/>
    </style:style>
    <style:style style:name="co6" style:family="table-column">
      <style:table-column-properties fo:break-before="auto" style:column-width="1.074cm"/>
    </style:style>
    <style:style style:name="co7" style:family="table-column">
      <style:table-column-properties fo:break-before="auto" style:column-width="0.968cm"/>
    </style:style>
    <style:style style:name="co8" style:family="table-column">
      <style:table-column-properties fo:break-before="auto" style:column-width="0.894cm"/>
    </style:style>
    <style:style style:name="co9" style:family="table-column">
      <style:table-column-properties fo:break-before="auto" style:column-width="2.401cm"/>
    </style:style>
    <style:style style:name="co10" style:family="table-column">
      <style:table-column-properties fo:break-before="auto" style:column-width="8.17cm"/>
    </style:style>
    <style:style style:name="co11" style:family="table-column">
      <style:table-column-properties fo:break-before="auto" style:column-width="1.54cm"/>
    </style:style>
    <style:style style:name="co12" style:family="table-column">
      <style:table-column-properties fo:break-before="auto" style:column-width="2.436cm"/>
    </style:style>
    <style:style style:name="co13" style:family="table-column">
      <style:table-column-properties fo:break-before="auto" style:column-width="1.325cm"/>
    </style:style>
    <style:style style:name="co14" style:family="table-column">
      <style:table-column-properties fo:break-before="auto" style:column-width="2.221cm"/>
    </style:style>
    <style:style style:name="co15" style:family="table-column">
      <style:table-column-properties fo:break-before="auto" style:column-width="1.612cm"/>
    </style:style>
    <style:style style:name="co16" style:family="table-column">
      <style:table-column-properties fo:break-before="auto" style:column-width="2.006cm"/>
    </style:style>
    <style:style style:name="co17" style:family="table-column">
      <style:table-column-properties fo:break-before="auto" style:column-width="2.078cm"/>
    </style:style>
    <style:style style:name="co18" style:family="table-column">
      <style:table-column-properties fo:break-before="auto" style:column-width="3.404cm"/>
    </style:style>
    <style:style style:name="co19" style:family="table-column">
      <style:table-column-properties fo:break-before="auto" style:column-width="1.9cm"/>
    </style:style>
    <style:style style:name="co20" style:family="table-column">
      <style:table-column-properties fo:break-before="auto" style:column-width="2.616cm"/>
    </style:style>
    <style:style style:name="co21" style:family="table-column">
      <style:table-column-properties fo:break-before="auto" style:column-width="2.328cm"/>
    </style:style>
    <style:style style:name="co22" style:family="table-column">
      <style:table-column-properties fo:break-before="auto" style:column-width="3.082cm"/>
    </style:style>
    <style:style style:name="co23" style:family="table-column">
      <style:table-column-properties fo:break-before="auto" style:column-width="3.044cm"/>
    </style:style>
    <style:style style:name="co24" style:family="table-column">
      <style:table-column-properties fo:break-before="auto" style:column-width="3.009cm"/>
    </style:style>
    <style:style style:name="ro1" style:family="table-row">
      <style:table-row-properties style:row-height="0.501cm" fo:break-before="auto" style:use-optimal-row-height="true"/>
    </style:style>
    <style:style style:name="ro2" style:family="table-row">
      <style:table-row-properties style:row-height="0.564cm" fo:break-before="auto" style:use-optimal-row-height="true"/>
    </style:style>
    <style:style style:name="ta1" style:family="table" style:master-page-name="PageStyle_5f_Cargos">
      <style:table-properties table:display="true" style:writing-mode="lr-tb"/>
    </style:style>
    <style:style style:name="ta2" style:family="table" style:master-page-name="PageStyle_5f_Legenda">
      <style:table-properties table:display="true" style:writing-mode="lr-tb"/>
    </style:style>
    <style:style style:name="ta3" style:family="table" style:master-page-name="PageStyle_5f_Cargas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order-bottom="0.035cm solid #000000" fo:background-color="#ebf1d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Excel_20_Built-in_20_Normal">
      <style:table-cell-properties fo:border-bottom="0.035cm solid #000000" fo:background-color="#ebf1d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Normal">
      <style:table-cell-properties fo:border-bottom="0.035cm solid #000000" fo:background-color="#f2dcdb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Excel_20_Built-in_20_Normal">
      <style:table-cell-properties fo:border-bottom="0.035cm solid #000000" fo:background-color="#fdeada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Excel_20_Built-in_20_Normal">
      <style:table-cell-properties fo:border-bottom="0.035cm solid #000000" fo:background-color="#fdeada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7" style:family="table-cell" style:parent-style-name="Excel_20_Built-in_20_Normal">
      <style:table-cell-properties fo:border-bottom="0.035cm solid #000000" fo:background-color="#fdeada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20_Built-in_20_Normal">
      <style:table-cell-properties fo:border-bottom="0.035cm solid #000000" fo:background-color="#fdeada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20_Built-in_20_Normal">
      <style:table-cell-properties fo:border-bottom="0.088cm solid #000000" fo:background-color="#fdeada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0" style:family="table-cell" style:parent-style-name="Excel_20_Built-in_20_Normal">
      <style:table-cell-properties fo:border-bottom="0.035cm solid #000000" fo:background-color="#f2dcdb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Excel_20_Built-in_20_Normal">
      <style:table-cell-properties fo:background-color="#fdeada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20_Built-in_20_Normal">
      <style:table-cell-properties fo:background-color="#fdeada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" style:family="table-cell" style:parent-style-name="Excel_20_Built-in_20_Normal">
      <style:table-cell-properties fo:background-color="#fdeada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Excel_20_Built-in_20_Normal">
      <style:table-cell-properties fo:background-color="#fdeada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20_Built-in_20_Normal">
      <style:table-cell-properties fo:border-bottom="0.088cm solid #000000" fo:background-color="#fdeada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fo:background-color="#dbeef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20_Built-in_20_Normal">
      <style:table-cell-properties fo:background-color="#dbeef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20_Built-in_20_Normal">
      <style:table-cell-properties fo:background-color="#dbeef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fo:background-color="#dbeef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20_Built-in_20_Normal">
      <style:table-cell-properties fo:background-color="#dbeef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Excel_20_Built-in_20_Normal">
      <style:table-cell-properties fo:border-bottom="0.088cm solid #000000" fo:background-color="#dbeef4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2" style:family="table-cell" style:parent-style-name="Excel_20_Built-in_20_Normal">
      <style:table-cell-properties fo:border-bottom="0.035cm solid #000000" fo:background-color="#e6e0ec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Excel_20_Built-in_20_Normal">
      <style:table-cell-properties fo:background-color="#e6e0e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Excel_20_Built-in_20_Normal">
      <style:table-cell-properties fo:background-color="#e6e0e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5" style:family="table-cell" style:parent-style-name="Excel_20_Built-in_20_Normal">
      <style:table-cell-properties fo:background-color="#e6e0e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Normal">
      <style:table-cell-properties fo:background-color="#e6e0e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Normal">
      <style:table-cell-properties fo:border-bottom="0.088cm solid #000000" fo:background-color="#e6e0e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8" style:family="table-cell" style:parent-style-name="Excel_20_Built-in_20_Normal">
      <style:table-cell-properties fo:border-bottom="0.035cm solid #000000" fo:background-color="#f2dcdb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20_Built-in_20_Normal">
      <style:table-cell-properties fo:border-bottom="0.035cm solid #000000" fo:background-color="#e6e0ec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0" style:family="table-cell" style:parent-style-name="Excel_20_Built-in_20_Normal">
      <style:table-cell-properties fo:border-bottom="0.035cm solid #000000" fo:background-color="#e6e0ec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Excel_20_Built-in_20_Normal">
      <style:table-cell-properties fo:border-bottom="0.035cm solid #000000" fo:background-color="#e6e0ec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20_Built-in_20_Normal">
      <style:table-cell-properties fo:border-bottom="0.088cm solid #000000" fo:background-color="#e6e0ec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fo:border-bottom="0.088cm solid #000000" fo:background-color="#fdeada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20_Built-in_20_Normal">
      <style:table-cell-properties fo:border-bottom="0.088cm solid #000000" fo:background-color="#fdeada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20_Built-in_20_Normal">
      <style:table-cell-properties fo:border-bottom="0.088cm solid #000000" fo:background-color="#dbeef4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20_Built-in_20_Normal">
      <style:table-cell-properties fo:border-bottom="0.088cm solid #000000" fo:background-color="#e6e0e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20_Built-in_20_Normal">
      <style:table-cell-properties fo:border-bottom="0.088cm solid #000000" fo:background-color="#e6e0ec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Excel_20_Built-in_20_Normal">
      <style:text-properties fo:color="#ff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20_Built-in_20_Normal"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20_Built-in_20_Normal">
      <style:table-cell-properties fo:background-color="#ff0000" style:diagonal-bl-tr="none" style:diagonal-tl-br="none" fo:border="0.035cm solid #000000"/>
    </style:style>
    <style:style style:name="ce41" style:family="table-cell" style:parent-style-name="Excel_20_Built-in_20_Normal">
      <style:table-cell-properties fo:background-color="#e6e0e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Excel_20_Built-in_20_Normal">
      <style:table-cell-properties fo:background-color="#fdeada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NOT(ISERROR(SEARCH(&quot;0&quot;;[.A1]))))" style:apply-style-name="ConditionalStyle_5f_3" style:base-cell-address="Cargos.A1"/>
    </style:style>
    <style:style style:name="ce43" style:family="table-cell" style:parent-style-name="Excel_20_Built-in_20_Normal">
      <style:table-cell-properties fo:background-color="#fdeada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20_Built-in_20_Normal">
      <style:table-cell-properties fo:background-color="#dbeef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NOT(ISERROR(SEARCH(&quot;0&quot;;[.A1]))))" style:apply-style-name="ConditionalStyle_5f_3" style:base-cell-address="Cargos.A1"/>
    </style:style>
    <style:style style:name="ce45" style:family="table-cell" style:parent-style-name="Excel_20_Built-in_20_Normal">
      <style:table-cell-properties fo:background-color="#e6e0e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NOT(ISERROR(SEARCH(&quot;0&quot;;[.A1]))))" style:apply-style-name="ConditionalStyle_5f_3" style:base-cell-address="Cargos.A1"/>
    </style:style>
    <style:style style:name="ce46" style:family="table-cell" style:parent-style-name="Excel_20_Built-in_20_Normal">
      <style:table-cell-properties fo:background-color="#ebf1d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Excel_20_Built-in_20_Normal">
      <style:table-cell-properties fo:background-color="#ebf1d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Excel_20_Built-in_20_Normal">
      <style:table-cell-properties fo:background-color="#fdeada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map style:condition="is-true-formula(NOT(ISERROR(SEARCH(&quot;12&quot;;[.A1]))))" style:apply-style-name="ConditionalStyle_5f_1" style:base-cell-address="Cargos.A1"/>
    </style:style>
    <style:style style:name="ce49" style:family="table-cell" style:parent-style-name="Excel_20_Built-in_20_Normal">
      <style:table-cell-properties fo:background-color="#dbeef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map style:condition="is-true-formula(NOT(ISERROR(SEARCH(&quot;2&quot;;[.A1]))))" style:apply-style-name="ConditionalStyle_5f_2" style:base-cell-address="Cargos.A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rgo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2" table:default-cell-style-name="ce1"/>
        <table:table-column table:style-name="co4" table:default-cell-style-name="ce1"/>
        <table:table-column table:style-name="co7" table:default-cell-style-name="ce1"/>
        <table:table-column table:style-name="co3" table:default-cell-style-name="ce1"/>
        <table:table-column table:style-name="co2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2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7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7" table:default-cell-style-name="Excel_20_Built-in_20_Normal"/>
        <table:table-column table:style-name="co3" table:default-cell-style-name="Excel_20_Built-in_20_Normal"/>
        <table:table-column table:style-name="co8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2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7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7" table:default-cell-style-name="Excel_20_Built-in_20_Normal"/>
        <table:table-column table:style-name="co3" table:default-cell-style-name="Excel_20_Built-in_20_Normal"/>
        <table:table-column table:style-name="co8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2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7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7" table:default-cell-style-name="Excel_20_Built-in_20_Normal"/>
        <table:table-column table:style-name="co3" table:default-cell-style-name="Excel_20_Built-in_20_Normal"/>
        <table:table-column table:style-name="co8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2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7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7" table:default-cell-style-name="Excel_20_Built-in_20_Normal"/>
        <table:table-column table:style-name="co3" table:default-cell-style-name="Excel_20_Built-in_20_Normal"/>
        <table:table-column table:style-name="co8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2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7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7" table:default-cell-style-name="Excel_20_Built-in_20_Normal"/>
        <table:table-column table:style-name="co3" table:default-cell-style-name="Excel_20_Built-in_20_Normal"/>
        <table:table-column table:style-name="co8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2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7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7" table:default-cell-style-name="Excel_20_Built-in_20_Normal"/>
        <table:table-column table:style-name="co3" table:default-cell-style-name="Excel_20_Built-in_20_Normal"/>
        <table:table-column table:style-name="co8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2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7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7" table:default-cell-style-name="Excel_20_Built-in_20_Normal"/>
        <table:table-column table:style-name="co3" table:default-cell-style-name="Excel_20_Built-in_20_Normal"/>
        <table:table-column table:style-name="co8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2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7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7" table:default-cell-style-name="Excel_20_Built-in_20_Normal"/>
        <table:table-column table:style-name="co3" table:default-cell-style-name="Excel_20_Built-in_20_Normal"/>
        <table:table-column table:style-name="co8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2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7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7" table:default-cell-style-name="Excel_20_Built-in_20_Normal"/>
        <table:table-column table:style-name="co3" table:default-cell-style-name="Excel_20_Built-in_20_Normal"/>
        <table:table-column table:style-name="co8" table:default-cell-style-name="Excel_20_Built-in_20_Normal"/>
        <table:table-column table:style-name="co9" table:number-columns-repeated="863" table:default-cell-style-name="Excel_20_Built-in_20_Normal"/>
        <table:table-row table:style-name="ro1">
          <table:table-cell/>
          <table:table-cell table:style-name="ce4" office:value-type="string" table:number-columns-spanned="16" table:number-rows-spanned="1">
            <text:p>Concepção - Do dia 19 de outubro ao dia 26 de outubro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28"/>
          <table:table-cell table:style-name="ce4" office:value-type="string" table:number-columns-spanned="16" table:number-rows-spanned="1">
            <text:p>Planejamento - Do dia 26 de outubro ao dia 2 de novembro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28"/>
          <table:table-cell table:style-name="ce4" office:value-type="string" table:number-columns-spanned="16" table:number-rows-spanned="1">
            <text:p>3 Semana - Do dia x ao dia y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28"/>
          <table:table-cell table:style-name="ce4" office:value-type="string" table:number-columns-spanned="16" table:number-rows-spanned="1">
            <text:p>4 Semana - Do dia x ao dia y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28"/>
          <table:table-cell table:style-name="ce4" office:value-type="string" table:number-columns-spanned="16" table:number-rows-spanned="1">
            <text:p>5 Semana - Do dia x ao dia y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28"/>
          <table:table-cell table:style-name="ce4" office:value-type="string" table:number-columns-spanned="16" table:number-rows-spanned="1">
            <text:p>6 Semana - Do dia x ao dia y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28"/>
          <table:table-cell table:style-name="ce4" office:value-type="string" table:number-columns-spanned="16" table:number-rows-spanned="1">
            <text:p>7 Semana - Do dia x ao dia y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28"/>
          <table:table-cell table:style-name="ce4" office:value-type="string" table:number-columns-spanned="16" table:number-rows-spanned="1">
            <text:p>8 Semana - Do dia x ao dia y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28"/>
          <table:table-cell table:style-name="ce4" office:value-type="string" table:number-columns-spanned="16" table:number-rows-spanned="1">
            <text:p>9 Semana - Do dia x ao dia y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28"/>
          <table:table-cell table:style-name="ce4" office:value-type="string" table:number-columns-spanned="16" table:number-rows-spanned="1">
            <text:p>10 Semana - Do dia x ao dia y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28"/>
          <table:table-cell table:number-columns-repeated="863"/>
        </table:table-row>
        <table:table-row table:style-name="ro1">
          <table:table-cell/>
          <table:table-cell table:style-name="ce5" office:value-type="string" table:number-columns-spanned="5" table:number-rows-spanned="1">
            <text:p>Gestão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16" office:value-type="string" table:number-columns-spanned="4" table:number-rows-spanned="1">
            <text:p>Apoio</text:p>
          </table:table-cell>
          <table:covered-table-cell table:style-name="ce16"/>
          <table:covered-table-cell table:style-name="ce16"/>
          <table:covered-table-cell table:style-name="ce16"/>
          <table:table-cell table:style-name="ce22" office:value-type="string" table:number-columns-spanned="7" table:number-rows-spanned="1">
            <text:p>Técnico</text:p>
          </table:table-cell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2"/>
          <table:table-cell table:style-name="ce5" office:value-type="string" table:number-columns-spanned="5" table:number-rows-spanned="1">
            <text:p>Gestão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16" office:value-type="string" table:number-columns-spanned="4" table:number-rows-spanned="1">
            <text:p>Apoio</text:p>
          </table:table-cell>
          <table:covered-table-cell table:style-name="ce16"/>
          <table:covered-table-cell table:style-name="ce16"/>
          <table:covered-table-cell table:style-name="ce16"/>
          <table:table-cell table:style-name="ce22" office:value-type="string" table:number-columns-spanned="7" table:number-rows-spanned="1">
            <text:p>Técnico</text:p>
          </table:table-cell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2"/>
          <table:table-cell table:style-name="ce5" office:value-type="string" table:number-columns-spanned="5" table:number-rows-spanned="1">
            <text:p>Gestão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16" office:value-type="string" table:number-columns-spanned="4" table:number-rows-spanned="1">
            <text:p>Apoio</text:p>
          </table:table-cell>
          <table:covered-table-cell table:style-name="ce16"/>
          <table:covered-table-cell table:style-name="ce16"/>
          <table:covered-table-cell table:style-name="ce16"/>
          <table:table-cell table:style-name="ce22" office:value-type="string" table:number-columns-spanned="7" table:number-rows-spanned="1">
            <text:p>Técnico</text:p>
          </table:table-cell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2"/>
          <table:table-cell table:style-name="ce5" office:value-type="string" table:number-columns-spanned="5" table:number-rows-spanned="1">
            <text:p>Gestão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16" office:value-type="string" table:number-columns-spanned="4" table:number-rows-spanned="1">
            <text:p>Apoio</text:p>
          </table:table-cell>
          <table:covered-table-cell table:style-name="ce16"/>
          <table:covered-table-cell table:style-name="ce16"/>
          <table:covered-table-cell table:style-name="ce16"/>
          <table:table-cell table:style-name="ce22" office:value-type="string" table:number-columns-spanned="7" table:number-rows-spanned="1">
            <text:p>Técnico</text:p>
          </table:table-cell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2"/>
          <table:table-cell table:style-name="ce5" office:value-type="string" table:number-columns-spanned="5" table:number-rows-spanned="1">
            <text:p>Gestão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16" office:value-type="string" table:number-columns-spanned="4" table:number-rows-spanned="1">
            <text:p>Apoio</text:p>
          </table:table-cell>
          <table:covered-table-cell table:style-name="ce16"/>
          <table:covered-table-cell table:style-name="ce16"/>
          <table:covered-table-cell table:style-name="ce16"/>
          <table:table-cell table:style-name="ce22" office:value-type="string" table:number-columns-spanned="7" table:number-rows-spanned="1">
            <text:p>Técnico</text:p>
          </table:table-cell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2"/>
          <table:table-cell table:style-name="ce5" office:value-type="string" table:number-columns-spanned="5" table:number-rows-spanned="1">
            <text:p>Gestão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16" office:value-type="string" table:number-columns-spanned="4" table:number-rows-spanned="1">
            <text:p>Apoio</text:p>
          </table:table-cell>
          <table:covered-table-cell table:style-name="ce16"/>
          <table:covered-table-cell table:style-name="ce16"/>
          <table:covered-table-cell table:style-name="ce16"/>
          <table:table-cell table:style-name="ce22" office:value-type="string" table:number-columns-spanned="7" table:number-rows-spanned="1">
            <text:p>Técnico</text:p>
          </table:table-cell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2"/>
          <table:table-cell table:style-name="ce5" office:value-type="string" table:number-columns-spanned="5" table:number-rows-spanned="1">
            <text:p>Gestão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16" office:value-type="string" table:number-columns-spanned="4" table:number-rows-spanned="1">
            <text:p>Apoio</text:p>
          </table:table-cell>
          <table:covered-table-cell table:style-name="ce16"/>
          <table:covered-table-cell table:style-name="ce16"/>
          <table:covered-table-cell table:style-name="ce16"/>
          <table:table-cell table:style-name="ce22" office:value-type="string" table:number-columns-spanned="7" table:number-rows-spanned="1">
            <text:p>Técnico</text:p>
          </table:table-cell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2"/>
          <table:table-cell table:style-name="ce5" office:value-type="string" table:number-columns-spanned="5" table:number-rows-spanned="1">
            <text:p>Gestão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16" office:value-type="string" table:number-columns-spanned="4" table:number-rows-spanned="1">
            <text:p>Apoio</text:p>
          </table:table-cell>
          <table:covered-table-cell table:style-name="ce16"/>
          <table:covered-table-cell table:style-name="ce16"/>
          <table:covered-table-cell table:style-name="ce16"/>
          <table:table-cell table:style-name="ce22" office:value-type="string" table:number-columns-spanned="7" table:number-rows-spanned="1">
            <text:p>Técnico</text:p>
          </table:table-cell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2"/>
          <table:table-cell table:style-name="ce5" office:value-type="string" table:number-columns-spanned="5" table:number-rows-spanned="1">
            <text:p>Gestão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16" office:value-type="string" table:number-columns-spanned="4" table:number-rows-spanned="1">
            <text:p>Apoio</text:p>
          </table:table-cell>
          <table:covered-table-cell table:style-name="ce16"/>
          <table:covered-table-cell table:style-name="ce16"/>
          <table:covered-table-cell table:style-name="ce16"/>
          <table:table-cell table:style-name="ce22" office:value-type="string" table:number-columns-spanned="7" table:number-rows-spanned="1">
            <text:p>Técnico</text:p>
          </table:table-cell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2"/>
          <table:table-cell table:style-name="ce5" office:value-type="string" table:number-columns-spanned="5" table:number-rows-spanned="1">
            <text:p>Gestão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16" office:value-type="string" table:number-columns-spanned="4" table:number-rows-spanned="1">
            <text:p>Apoio</text:p>
          </table:table-cell>
          <table:covered-table-cell table:style-name="ce16"/>
          <table:covered-table-cell table:style-name="ce16"/>
          <table:covered-table-cell table:style-name="ce16"/>
          <table:table-cell table:style-name="ce22" office:value-type="string" table:number-columns-spanned="7" table:number-rows-spanned="1">
            <text:p>Técnico</text:p>
          </table:table-cell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2"/>
          <table:table-cell table:number-columns-repeated="863"/>
        </table:table-row>
        <table:table-row table:style-name="ro1">
          <table:table-cell table:style-name="ce2" office:value-type="string">
            <text:p>Participantes</text:p>
          </table:table-cell>
          <table:table-cell table:style-name="ce5" office:value-type="string">
            <text:p>GTR</text:p>
          </table:table-cell>
          <table:table-cell table:style-name="ce11" office:value-type="string">
            <text:p>GEQ</text:p>
          </table:table-cell>
          <table:table-cell table:style-name="ce11" office:value-type="string">
            <text:p>GCR</text:p>
          </table:table-cell>
          <table:table-cell table:style-name="ce11" office:value-type="string">
            <text:p>GCA</text:p>
          </table:table-cell>
          <table:table-cell table:style-name="ce11" office:value-type="string">
            <text:p>GIN</text:p>
          </table:table-cell>
          <table:table-cell table:style-name="ce17" office:value-type="string">
            <text:p>GME</text:p>
          </table:table-cell>
          <table:table-cell table:style-name="ce16" office:value-type="string">
            <text:p>GCO</text:p>
          </table:table-cell>
          <table:table-cell table:style-name="ce16" office:value-type="string">
            <text:p>GQP</text:p>
          </table:table-cell>
          <table:table-cell table:style-name="ce16" office:value-type="string">
            <text:p>GRE</text:p>
          </table:table-cell>
          <table:table-cell table:style-name="ce23" office:value-type="string">
            <text:p>ERE</text:p>
          </table:table-cell>
          <table:table-cell table:style-name="ce23" office:value-type="string">
            <text:p>EUS</text:p>
          </table:table-cell>
          <table:table-cell table:style-name="ce23" office:value-type="string">
            <text:p>ASO</text:p>
          </table:table-cell>
          <table:table-cell table:style-name="ce23" office:value-type="string">
            <text:p>PSO</text:p>
          </table:table-cell>
          <table:table-cell table:style-name="ce23" office:value-type="string">
            <text:p>DES</text:p>
          </table:table-cell>
          <table:table-cell table:style-name="ce23" office:value-type="string">
            <text:p>ABD</text:p>
          </table:table-cell>
          <table:table-cell table:style-name="ce22" office:value-type="string">
            <text:p>ETE</text:p>
          </table:table-cell>
          <table:table-cell table:style-name="ce5" office:value-type="string">
            <text:p>GTR</text:p>
          </table:table-cell>
          <table:table-cell table:style-name="ce11" office:value-type="string">
            <text:p>GEQ</text:p>
          </table:table-cell>
          <table:table-cell table:style-name="ce11" office:value-type="string">
            <text:p>GCR</text:p>
          </table:table-cell>
          <table:table-cell table:style-name="ce11" office:value-type="string">
            <text:p>GCA</text:p>
          </table:table-cell>
          <table:table-cell table:style-name="ce11" office:value-type="string">
            <text:p>GIN</text:p>
          </table:table-cell>
          <table:table-cell table:style-name="ce16" office:value-type="string">
            <text:p>GME</text:p>
          </table:table-cell>
          <table:table-cell table:style-name="ce16" office:value-type="string">
            <text:p>GCO</text:p>
          </table:table-cell>
          <table:table-cell table:style-name="ce16" office:value-type="string">
            <text:p>GQP</text:p>
          </table:table-cell>
          <table:table-cell table:style-name="ce16" office:value-type="string">
            <text:p>GRE</text:p>
          </table:table-cell>
          <table:table-cell table:style-name="ce23" office:value-type="string">
            <text:p>ERE</text:p>
          </table:table-cell>
          <table:table-cell table:style-name="ce23" office:value-type="string">
            <text:p>EUS</text:p>
          </table:table-cell>
          <table:table-cell table:style-name="ce23" office:value-type="string">
            <text:p>ASO</text:p>
          </table:table-cell>
          <table:table-cell table:style-name="ce23" office:value-type="string">
            <text:p>PSO</text:p>
          </table:table-cell>
          <table:table-cell table:style-name="ce23" office:value-type="string">
            <text:p>DES</text:p>
          </table:table-cell>
          <table:table-cell table:style-name="ce23" office:value-type="string">
            <text:p>ABD</text:p>
          </table:table-cell>
          <table:table-cell table:style-name="ce22" office:value-type="string">
            <text:p>ETE</text:p>
          </table:table-cell>
          <table:table-cell table:style-name="ce5" office:value-type="string">
            <text:p>GTR</text:p>
          </table:table-cell>
          <table:table-cell table:style-name="ce11" office:value-type="string">
            <text:p>GEQ</text:p>
          </table:table-cell>
          <table:table-cell table:style-name="ce11" office:value-type="string">
            <text:p>GCR</text:p>
          </table:table-cell>
          <table:table-cell table:style-name="ce11" office:value-type="string">
            <text:p>GCA</text:p>
          </table:table-cell>
          <table:table-cell table:style-name="ce11" office:value-type="string">
            <text:p>GIN</text:p>
          </table:table-cell>
          <table:table-cell table:style-name="ce16" office:value-type="string">
            <text:p>GME</text:p>
          </table:table-cell>
          <table:table-cell table:style-name="ce16" office:value-type="string">
            <text:p>GCO</text:p>
          </table:table-cell>
          <table:table-cell table:style-name="ce16" office:value-type="string">
            <text:p>GQP</text:p>
          </table:table-cell>
          <table:table-cell table:style-name="ce16" office:value-type="string">
            <text:p>GRE</text:p>
          </table:table-cell>
          <table:table-cell table:style-name="ce23" office:value-type="string">
            <text:p>ERE</text:p>
          </table:table-cell>
          <table:table-cell table:style-name="ce23" office:value-type="string">
            <text:p>EUS</text:p>
          </table:table-cell>
          <table:table-cell table:style-name="ce23" office:value-type="string">
            <text:p>ASO</text:p>
          </table:table-cell>
          <table:table-cell table:style-name="ce23" office:value-type="string">
            <text:p>PSO</text:p>
          </table:table-cell>
          <table:table-cell table:style-name="ce23" office:value-type="string">
            <text:p>DES</text:p>
          </table:table-cell>
          <table:table-cell table:style-name="ce23" office:value-type="string">
            <text:p>ABD</text:p>
          </table:table-cell>
          <table:table-cell table:style-name="ce22" office:value-type="string">
            <text:p>ETE</text:p>
          </table:table-cell>
          <table:table-cell table:style-name="ce5" office:value-type="string">
            <text:p>GTR</text:p>
          </table:table-cell>
          <table:table-cell table:style-name="ce11" office:value-type="string">
            <text:p>GEQ</text:p>
          </table:table-cell>
          <table:table-cell table:style-name="ce11" office:value-type="string">
            <text:p>GCR</text:p>
          </table:table-cell>
          <table:table-cell table:style-name="ce11" office:value-type="string">
            <text:p>GCA</text:p>
          </table:table-cell>
          <table:table-cell table:style-name="ce11" office:value-type="string">
            <text:p>GIN</text:p>
          </table:table-cell>
          <table:table-cell table:style-name="ce16" office:value-type="string">
            <text:p>GME</text:p>
          </table:table-cell>
          <table:table-cell table:style-name="ce16" office:value-type="string">
            <text:p>GCO</text:p>
          </table:table-cell>
          <table:table-cell table:style-name="ce16" office:value-type="string">
            <text:p>GQP</text:p>
          </table:table-cell>
          <table:table-cell table:style-name="ce16" office:value-type="string">
            <text:p>GRE</text:p>
          </table:table-cell>
          <table:table-cell table:style-name="ce23" office:value-type="string">
            <text:p>ERE</text:p>
          </table:table-cell>
          <table:table-cell table:style-name="ce23" office:value-type="string">
            <text:p>EUS</text:p>
          </table:table-cell>
          <table:table-cell table:style-name="ce23" office:value-type="string">
            <text:p>ASO</text:p>
          </table:table-cell>
          <table:table-cell table:style-name="ce23" office:value-type="string">
            <text:p>PSO</text:p>
          </table:table-cell>
          <table:table-cell table:style-name="ce23" office:value-type="string">
            <text:p>DES</text:p>
          </table:table-cell>
          <table:table-cell table:style-name="ce23" office:value-type="string">
            <text:p>ABD</text:p>
          </table:table-cell>
          <table:table-cell table:style-name="ce22" office:value-type="string">
            <text:p>ETE</text:p>
          </table:table-cell>
          <table:table-cell table:style-name="ce5" office:value-type="string">
            <text:p>GTR</text:p>
          </table:table-cell>
          <table:table-cell table:style-name="ce11" office:value-type="string">
            <text:p>GEQ</text:p>
          </table:table-cell>
          <table:table-cell table:style-name="ce11" office:value-type="string">
            <text:p>GCR</text:p>
          </table:table-cell>
          <table:table-cell table:style-name="ce11" office:value-type="string">
            <text:p>GCA</text:p>
          </table:table-cell>
          <table:table-cell table:style-name="ce11" office:value-type="string">
            <text:p>GIN</text:p>
          </table:table-cell>
          <table:table-cell table:style-name="ce16" office:value-type="string">
            <text:p>GME</text:p>
          </table:table-cell>
          <table:table-cell table:style-name="ce16" office:value-type="string">
            <text:p>GCO</text:p>
          </table:table-cell>
          <table:table-cell table:style-name="ce16" office:value-type="string">
            <text:p>GQP</text:p>
          </table:table-cell>
          <table:table-cell table:style-name="ce16" office:value-type="string">
            <text:p>GRE</text:p>
          </table:table-cell>
          <table:table-cell table:style-name="ce23" office:value-type="string">
            <text:p>ERE</text:p>
          </table:table-cell>
          <table:table-cell table:style-name="ce23" office:value-type="string">
            <text:p>EUS</text:p>
          </table:table-cell>
          <table:table-cell table:style-name="ce23" office:value-type="string">
            <text:p>ASO</text:p>
          </table:table-cell>
          <table:table-cell table:style-name="ce23" office:value-type="string">
            <text:p>PSO</text:p>
          </table:table-cell>
          <table:table-cell table:style-name="ce23" office:value-type="string">
            <text:p>DES</text:p>
          </table:table-cell>
          <table:table-cell table:style-name="ce23" office:value-type="string">
            <text:p>ABD</text:p>
          </table:table-cell>
          <table:table-cell table:style-name="ce22" office:value-type="string">
            <text:p>ETE</text:p>
          </table:table-cell>
          <table:table-cell table:style-name="ce5" office:value-type="string">
            <text:p>GTR</text:p>
          </table:table-cell>
          <table:table-cell table:style-name="ce11" office:value-type="string">
            <text:p>GEQ</text:p>
          </table:table-cell>
          <table:table-cell table:style-name="ce11" office:value-type="string">
            <text:p>GCR</text:p>
          </table:table-cell>
          <table:table-cell table:style-name="ce11" office:value-type="string">
            <text:p>GCA</text:p>
          </table:table-cell>
          <table:table-cell table:style-name="ce11" office:value-type="string">
            <text:p>GIN</text:p>
          </table:table-cell>
          <table:table-cell table:style-name="ce16" office:value-type="string">
            <text:p>GME</text:p>
          </table:table-cell>
          <table:table-cell table:style-name="ce16" office:value-type="string">
            <text:p>GCO</text:p>
          </table:table-cell>
          <table:table-cell table:style-name="ce16" office:value-type="string">
            <text:p>GQP</text:p>
          </table:table-cell>
          <table:table-cell table:style-name="ce16" office:value-type="string">
            <text:p>GRE</text:p>
          </table:table-cell>
          <table:table-cell table:style-name="ce23" office:value-type="string">
            <text:p>ERE</text:p>
          </table:table-cell>
          <table:table-cell table:style-name="ce23" office:value-type="string">
            <text:p>EUS</text:p>
          </table:table-cell>
          <table:table-cell table:style-name="ce23" office:value-type="string">
            <text:p>ASO</text:p>
          </table:table-cell>
          <table:table-cell table:style-name="ce23" office:value-type="string">
            <text:p>PSO</text:p>
          </table:table-cell>
          <table:table-cell table:style-name="ce23" office:value-type="string">
            <text:p>DES</text:p>
          </table:table-cell>
          <table:table-cell table:style-name="ce23" office:value-type="string">
            <text:p>ABD</text:p>
          </table:table-cell>
          <table:table-cell table:style-name="ce22" office:value-type="string">
            <text:p>ETE</text:p>
          </table:table-cell>
          <table:table-cell table:style-name="ce5" office:value-type="string">
            <text:p>GTR</text:p>
          </table:table-cell>
          <table:table-cell table:style-name="ce11" office:value-type="string">
            <text:p>GEQ</text:p>
          </table:table-cell>
          <table:table-cell table:style-name="ce11" office:value-type="string">
            <text:p>GCR</text:p>
          </table:table-cell>
          <table:table-cell table:style-name="ce11" office:value-type="string">
            <text:p>GCA</text:p>
          </table:table-cell>
          <table:table-cell table:style-name="ce11" office:value-type="string">
            <text:p>GIN</text:p>
          </table:table-cell>
          <table:table-cell table:style-name="ce16" office:value-type="string">
            <text:p>GME</text:p>
          </table:table-cell>
          <table:table-cell table:style-name="ce16" office:value-type="string">
            <text:p>GCO</text:p>
          </table:table-cell>
          <table:table-cell table:style-name="ce16" office:value-type="string">
            <text:p>GQP</text:p>
          </table:table-cell>
          <table:table-cell table:style-name="ce16" office:value-type="string">
            <text:p>GRE</text:p>
          </table:table-cell>
          <table:table-cell table:style-name="ce23" office:value-type="string">
            <text:p>ERE</text:p>
          </table:table-cell>
          <table:table-cell table:style-name="ce23" office:value-type="string">
            <text:p>EUS</text:p>
          </table:table-cell>
          <table:table-cell table:style-name="ce23" office:value-type="string">
            <text:p>ASO</text:p>
          </table:table-cell>
          <table:table-cell table:style-name="ce23" office:value-type="string">
            <text:p>PSO</text:p>
          </table:table-cell>
          <table:table-cell table:style-name="ce23" office:value-type="string">
            <text:p>DES</text:p>
          </table:table-cell>
          <table:table-cell table:style-name="ce23" office:value-type="string">
            <text:p>ABD</text:p>
          </table:table-cell>
          <table:table-cell table:style-name="ce22" office:value-type="string">
            <text:p>ETE</text:p>
          </table:table-cell>
          <table:table-cell table:style-name="ce5" office:value-type="string">
            <text:p>GTR</text:p>
          </table:table-cell>
          <table:table-cell table:style-name="ce11" office:value-type="string">
            <text:p>GEQ</text:p>
          </table:table-cell>
          <table:table-cell table:style-name="ce11" office:value-type="string">
            <text:p>GCR</text:p>
          </table:table-cell>
          <table:table-cell table:style-name="ce11" office:value-type="string">
            <text:p>GCA</text:p>
          </table:table-cell>
          <table:table-cell table:style-name="ce11" office:value-type="string">
            <text:p>GIN</text:p>
          </table:table-cell>
          <table:table-cell table:style-name="ce16" office:value-type="string">
            <text:p>GME</text:p>
          </table:table-cell>
          <table:table-cell table:style-name="ce16" office:value-type="string">
            <text:p>GCO</text:p>
          </table:table-cell>
          <table:table-cell table:style-name="ce16" office:value-type="string">
            <text:p>GQP</text:p>
          </table:table-cell>
          <table:table-cell table:style-name="ce16" office:value-type="string">
            <text:p>GRE</text:p>
          </table:table-cell>
          <table:table-cell table:style-name="ce23" office:value-type="string">
            <text:p>ERE</text:p>
          </table:table-cell>
          <table:table-cell table:style-name="ce23" office:value-type="string">
            <text:p>EUS</text:p>
          </table:table-cell>
          <table:table-cell table:style-name="ce23" office:value-type="string">
            <text:p>ASO</text:p>
          </table:table-cell>
          <table:table-cell table:style-name="ce23" office:value-type="string">
            <text:p>PSO</text:p>
          </table:table-cell>
          <table:table-cell table:style-name="ce23" office:value-type="string">
            <text:p>DES</text:p>
          </table:table-cell>
          <table:table-cell table:style-name="ce23" office:value-type="string">
            <text:p>ABD</text:p>
          </table:table-cell>
          <table:table-cell table:style-name="ce22" office:value-type="string">
            <text:p>ETE</text:p>
          </table:table-cell>
          <table:table-cell table:style-name="ce5" office:value-type="string">
            <text:p>GTR</text:p>
          </table:table-cell>
          <table:table-cell table:style-name="ce11" office:value-type="string">
            <text:p>GEQ</text:p>
          </table:table-cell>
          <table:table-cell table:style-name="ce11" office:value-type="string">
            <text:p>GCR</text:p>
          </table:table-cell>
          <table:table-cell table:style-name="ce11" office:value-type="string">
            <text:p>GCA</text:p>
          </table:table-cell>
          <table:table-cell table:style-name="ce11" office:value-type="string">
            <text:p>GIN</text:p>
          </table:table-cell>
          <table:table-cell table:style-name="ce16" office:value-type="string">
            <text:p>GME</text:p>
          </table:table-cell>
          <table:table-cell table:style-name="ce16" office:value-type="string">
            <text:p>GCO</text:p>
          </table:table-cell>
          <table:table-cell table:style-name="ce16" office:value-type="string">
            <text:p>GQP</text:p>
          </table:table-cell>
          <table:table-cell table:style-name="ce16" office:value-type="string">
            <text:p>GRE</text:p>
          </table:table-cell>
          <table:table-cell table:style-name="ce23" office:value-type="string">
            <text:p>ERE</text:p>
          </table:table-cell>
          <table:table-cell table:style-name="ce23" office:value-type="string">
            <text:p>EUS</text:p>
          </table:table-cell>
          <table:table-cell table:style-name="ce23" office:value-type="string">
            <text:p>ASO</text:p>
          </table:table-cell>
          <table:table-cell table:style-name="ce23" office:value-type="string">
            <text:p>PSO</text:p>
          </table:table-cell>
          <table:table-cell table:style-name="ce23" office:value-type="string">
            <text:p>DES</text:p>
          </table:table-cell>
          <table:table-cell table:style-name="ce23" office:value-type="string">
            <text:p>ABD</text:p>
          </table:table-cell>
          <table:table-cell table:style-name="ce22" office:value-type="string">
            <text:p>ETE</text:p>
          </table:table-cell>
          <table:table-cell table:style-name="ce5" office:value-type="string">
            <text:p>GTR</text:p>
          </table:table-cell>
          <table:table-cell table:style-name="ce11" office:value-type="string">
            <text:p>GEQ</text:p>
          </table:table-cell>
          <table:table-cell table:style-name="ce11" office:value-type="string">
            <text:p>GCR</text:p>
          </table:table-cell>
          <table:table-cell table:style-name="ce11" office:value-type="string">
            <text:p>GCA</text:p>
          </table:table-cell>
          <table:table-cell table:style-name="ce11" office:value-type="string">
            <text:p>GIN</text:p>
          </table:table-cell>
          <table:table-cell table:style-name="ce16" office:value-type="string">
            <text:p>GME</text:p>
          </table:table-cell>
          <table:table-cell table:style-name="ce16" office:value-type="string">
            <text:p>GCO</text:p>
          </table:table-cell>
          <table:table-cell table:style-name="ce16" office:value-type="string">
            <text:p>GQP</text:p>
          </table:table-cell>
          <table:table-cell table:style-name="ce16" office:value-type="string">
            <text:p>GRE</text:p>
          </table:table-cell>
          <table:table-cell table:style-name="ce23" office:value-type="string">
            <text:p>ERE</text:p>
          </table:table-cell>
          <table:table-cell table:style-name="ce23" office:value-type="string">
            <text:p>EUS</text:p>
          </table:table-cell>
          <table:table-cell table:style-name="ce23" office:value-type="string">
            <text:p>ASO</text:p>
          </table:table-cell>
          <table:table-cell table:style-name="ce23" office:value-type="string">
            <text:p>PSO</text:p>
          </table:table-cell>
          <table:table-cell table:style-name="ce23" office:value-type="string">
            <text:p>DES</text:p>
          </table:table-cell>
          <table:table-cell table:style-name="ce23" office:value-type="string">
            <text:p>ABD</text:p>
          </table:table-cell>
          <table:table-cell table:style-name="ce22" office:value-type="string">
            <text:p>ETE</text:p>
          </table:table-cell>
          <table:table-cell table:number-columns-repeated="863"/>
        </table:table-row>
        <table:table-row table:style-name="ro2">
          <table:table-cell table:style-name="ce3" office:value-type="string">
            <text:p>Achiles Camilo Soares Neto</text:p>
          </table:table-cell>
          <table:table-cell table:style-name="ce6"/>
          <table:table-cell table:style-name="ce12" table:number-columns-repeated="4"/>
          <table:table-cell table:style-name="ce18" office:value-type="string">
            <text:p>X</text:p>
          </table:table-cell>
          <table:table-cell table:style-name="ce18" table:number-columns-repeated="3"/>
          <table:table-cell table:style-name="ce24" table:number-columns-repeated="6"/>
          <table:table-cell table:style-name="ce29"/>
          <table:table-cell table:style-name="ce7"/>
          <table:table-cell table:style-name="ce13" table:number-columns-repeated="4"/>
          <table:table-cell table:style-name="ce20" office:value-type="string">
            <text:p>x</text:p>
          </table:table-cell>
          <table:table-cell table:style-name="ce20" table:number-columns-repeated="3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number-columns-repeated="863"/>
        </table:table-row>
        <table:table-row table:style-name="ro1">
          <table:table-cell table:style-name="ce2" office:value-type="string">
            <text:p>Allan Vieira Ribeiro</text:p>
          </table:table-cell>
          <table:table-cell table:style-name="ce6"/>
          <table:table-cell table:style-name="ce12" table:number-columns-repeated="4"/>
          <table:table-cell table:style-name="ce18"/>
          <table:table-cell table:style-name="ce18" office:value-type="string">
            <text:p>X</text:p>
          </table:table-cell>
          <table:table-cell table:style-name="ce18" table:number-columns-repeated="2"/>
          <table:table-cell table:style-name="ce24" table:number-columns-repeated="6"/>
          <table:table-cell table:style-name="ce29"/>
          <table:table-cell table:style-name="ce7"/>
          <table:table-cell table:style-name="ce13" table:number-columns-repeated="4"/>
          <table:table-cell table:style-name="ce20"/>
          <table:table-cell table:style-name="ce20" office:value-type="string">
            <text:p>x</text:p>
          </table:table-cell>
          <table:table-cell table:style-name="ce20" table:number-columns-repeated="2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number-columns-repeated="863"/>
        </table:table-row>
        <table:table-row table:style-name="ro1">
          <table:table-cell table:style-name="ce2" office:value-type="string">
            <text:p>Andressa Gonçalves Guimarães</text:p>
          </table:table-cell>
          <table:table-cell table:style-name="ce6"/>
          <table:table-cell table:style-name="ce12" table:number-columns-repeated="4"/>
          <table:table-cell table:style-name="ce18" table:number-columns-repeated="4"/>
          <table:table-cell table:style-name="ce24" office:value-type="string">
            <text:p>X</text:p>
          </table:table-cell>
          <table:table-cell table:style-name="ce24" table:number-columns-repeated="5"/>
          <table:table-cell table:style-name="ce29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office:value-type="string">
            <text:p>x</text:p>
          </table:table-cell>
          <table:table-cell table:style-name="ce26" table:number-columns-repeated="5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number-columns-repeated="863"/>
        </table:table-row>
        <table:table-row table:style-name="ro1">
          <table:table-cell table:style-name="ce2" office:value-type="string">
            <text:p>Bruno Blumenschein</text:p>
          </table:table-cell>
          <table:table-cell table:style-name="ce6"/>
          <table:table-cell table:style-name="ce12" table:number-columns-repeated="4"/>
          <table:table-cell table:style-name="ce18" table:number-columns-repeated="4"/>
          <table:table-cell table:style-name="ce24" office:value-type="string">
            <text:p>X</text:p>
          </table:table-cell>
          <table:table-cell table:style-name="ce24" table:number-columns-repeated="5"/>
          <table:table-cell table:style-name="ce29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office:value-type="string">
            <text:p>x</text:p>
          </table:table-cell>
          <table:table-cell table:style-name="ce26" table:number-columns-repeated="5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number-columns-repeated="863"/>
        </table:table-row>
        <table:table-row table:style-name="ro1">
          <table:table-cell table:style-name="ce2" office:value-type="string">
            <text:p>Bruno Cesar Ribeiro e Silva</text:p>
          </table:table-cell>
          <table:table-cell table:style-name="ce6"/>
          <table:table-cell table:style-name="ce12" table:number-columns-repeated="4"/>
          <table:table-cell table:style-name="ce18" table:number-columns-repeated="4"/>
          <table:table-cell table:style-name="ce24"/>
          <table:table-cell table:style-name="ce24" office:value-type="string">
            <text:p>X</text:p>
          </table:table-cell>
          <table:table-cell table:style-name="ce24" table:number-columns-repeated="4"/>
          <table:table-cell table:style-name="ce29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/>
          <table:table-cell table:style-name="ce26" office:value-type="string">
            <text:p>x</text:p>
          </table:table-cell>
          <table:table-cell table:style-name="ce26" table:number-columns-repeated="4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number-columns-repeated="863"/>
        </table:table-row>
        <table:table-row table:style-name="ro1">
          <table:table-cell table:style-name="ce2" office:value-type="string">
            <text:p>Bruno Marquete da Silva</text:p>
          </table:table-cell>
          <table:table-cell table:style-name="ce6"/>
          <table:table-cell table:style-name="ce12" table:number-columns-repeated="4"/>
          <table:table-cell table:style-name="ce18" table:number-columns-repeated="4"/>
          <table:table-cell table:style-name="ce24" table:number-columns-repeated="5"/>
          <table:table-cell table:style-name="ce24" office:value-type="string">
            <text:p>X</text:p>
          </table:table-cell>
          <table:table-cell table:style-name="ce29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5"/>
          <table:table-cell table:style-name="ce26" office:value-type="string">
            <text:p>x</text:p>
          </table:table-cell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number-columns-repeated="863"/>
        </table:table-row>
        <table:table-row table:style-name="ro1">
          <table:table-cell table:style-name="ce2" office:value-type="string">
            <text:p>Bruno Pereira Maia</text:p>
          </table:table-cell>
          <table:table-cell table:style-name="ce6"/>
          <table:table-cell table:style-name="ce12" table:number-columns-repeated="4"/>
          <table:table-cell table:style-name="ce18" table:number-columns-repeated="4"/>
          <table:table-cell table:style-name="ce24" table:number-columns-repeated="5"/>
          <table:table-cell table:style-name="ce24" office:value-type="string">
            <text:p>X</text:p>
          </table:table-cell>
          <table:table-cell table:style-name="ce29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5"/>
          <table:table-cell table:style-name="ce26" office:value-type="string">
            <text:p>x</text:p>
          </table:table-cell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number-columns-repeated="863"/>
        </table:table-row>
        <table:table-row table:style-name="ro1">
          <table:table-cell table:style-name="ce3" office:value-type="string">
            <text:p>Carlos Alberto de Oliveira Dias Junior</text:p>
          </table:table-cell>
          <table:table-cell table:style-name="ce7"/>
          <table:table-cell table:style-name="ce13" office:value-type="string">
            <text:p>X</text:p>
          </table:table-cell>
          <table:table-cell table:style-name="ce14" table:number-columns-repeated="3"/>
          <table:table-cell table:style-name="ce19" table:number-columns-repeated="4"/>
          <table:table-cell table:style-name="ce25" table:number-columns-repeated="6"/>
          <table:table-cell table:style-name="ce30"/>
          <table:table-cell table:style-name="ce7"/>
          <table:table-cell table:style-name="ce13" office:value-type="string">
            <text:p>x</text:p>
          </table:table-cell>
          <table:table-cell table:style-name="ce13" table:number-columns-repeated="3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38" table:number-columns-repeated="863"/>
        </table:table-row>
        <table:table-row table:style-name="ro1">
          <table:table-cell table:style-name="ce3" office:value-type="string">
            <text:p>Cassio Augusto Silva de Freitas</text:p>
          </table:table-cell>
          <table:table-cell table:style-name="ce8"/>
          <table:table-cell table:style-name="ce14" table:number-columns-repeated="4"/>
          <table:table-cell table:style-name="ce19"/>
          <table:table-cell table:style-name="ce20" office:value-type="string">
            <text:p>X</text:p>
          </table:table-cell>
          <table:table-cell table:style-name="ce19" table:number-columns-repeated="2"/>
          <table:table-cell table:style-name="ce25" table:number-columns-repeated="6"/>
          <table:table-cell table:style-name="ce30"/>
          <table:table-cell table:style-name="ce7"/>
          <table:table-cell table:style-name="ce13" table:number-columns-repeated="4"/>
          <table:table-cell table:style-name="ce20"/>
          <table:table-cell table:style-name="ce20" office:value-type="string">
            <text:p>x</text:p>
          </table:table-cell>
          <table:table-cell table:style-name="ce20" table:number-columns-repeated="2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38" table:number-columns-repeated="863"/>
        </table:table-row>
        <table:table-row table:style-name="ro1">
          <table:table-cell table:style-name="ce2" office:value-type="string">
            <text:p>Cezar Augusto Ferrreira</text:p>
          </table:table-cell>
          <table:table-cell table:style-name="ce6"/>
          <table:table-cell table:style-name="ce12" table:number-columns-repeated="4"/>
          <table:table-cell table:style-name="ce18" table:number-columns-repeated="4"/>
          <table:table-cell table:style-name="ce24" table:number-columns-repeated="4"/>
          <table:table-cell table:style-name="ce24" office:value-type="string">
            <text:p>X</text:p>
          </table:table-cell>
          <table:table-cell table:style-name="ce24"/>
          <table:table-cell table:style-name="ce29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4"/>
          <table:table-cell table:style-name="ce26" office:value-type="string">
            <text:p>x</text:p>
          </table:table-cell>
          <table:table-cell table:style-name="ce2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number-columns-repeated="863"/>
        </table:table-row>
        <table:table-row table:style-name="ro1">
          <table:table-cell table:style-name="ce2" office:value-type="string">
            <text:p>Diogo Gonçalves Teodoro</text:p>
          </table:table-cell>
          <table:table-cell table:style-name="ce6" office:value-type="string">
            <text:p>X</text:p>
          </table:table-cell>
          <table:table-cell table:style-name="ce12" table:number-columns-repeated="4"/>
          <table:table-cell table:style-name="ce18" table:number-columns-repeated="4"/>
          <table:table-cell table:style-name="ce24" table:number-columns-repeated="6"/>
          <table:table-cell table:style-name="ce29"/>
          <table:table-cell table:style-name="ce7" office:value-type="string">
            <text:p>x</text:p>
          </table:table-cell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number-columns-repeated="863"/>
        </table:table-row>
        <table:table-row table:style-name="ro1">
          <table:table-cell table:style-name="ce2" office:value-type="string">
            <text:p>Diogo Ribeiro de Souza</text:p>
          </table:table-cell>
          <table:table-cell table:style-name="ce6"/>
          <table:table-cell table:style-name="ce12" table:number-columns-repeated="4"/>
          <table:table-cell table:style-name="ce18" table:number-columns-repeated="4"/>
          <table:table-cell table:style-name="ce24" table:number-columns-repeated="4"/>
          <table:table-cell table:style-name="ce24" office:value-type="string">
            <text:p>X</text:p>
          </table:table-cell>
          <table:table-cell table:style-name="ce24"/>
          <table:table-cell table:style-name="ce29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4"/>
          <table:table-cell table:style-name="ce26" office:value-type="string">
            <text:p>x</text:p>
          </table:table-cell>
          <table:table-cell table:style-name="ce2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number-columns-repeated="863"/>
        </table:table-row>
        <table:table-row table:style-name="ro1">
          <table:table-cell table:style-name="ce3" office:value-type="string">
            <text:p>Diogo Tavares de Azevedo Japiassu</text:p>
          </table:table-cell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4"/>
          <table:table-cell table:style-name="ce26" office:value-type="string">
            <text:p>x</text:p>
          </table:table-cell>
          <table:table-cell table:style-name="ce2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4"/>
          <table:table-cell table:style-name="ce26" office:value-type="string">
            <text:p>x</text:p>
          </table:table-cell>
          <table:table-cell table:style-name="ce2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39" table:number-columns-repeated="863"/>
        </table:table-row>
        <table:table-row table:style-name="ro1">
          <table:table-cell table:style-name="ce3" office:value-type="string">
            <text:p>Dyego de Oliveira Almeida</text:p>
          </table:table-cell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4"/>
          <table:table-cell table:style-name="ce26" office:value-type="string">
            <text:p>x</text:p>
          </table:table-cell>
          <table:table-cell table:style-name="ce2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4"/>
          <table:table-cell table:style-name="ce26" office:value-type="string">
            <text:p>x</text:p>
          </table:table-cell>
          <table:table-cell table:style-name="ce2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39" table:number-columns-repeated="863"/>
        </table:table-row>
        <table:table-row table:style-name="ro1">
          <table:table-cell table:style-name="ce2" office:value-type="string">
            <text:p>Eduardo Bruno Simões Seguro</text:p>
          </table:table-cell>
          <table:table-cell table:style-name="ce6"/>
          <table:table-cell table:style-name="ce12" table:number-columns-repeated="4"/>
          <table:table-cell table:style-name="ce18" table:number-columns-repeated="3"/>
          <table:table-cell table:style-name="ce18" office:value-type="string">
            <text:p>X</text:p>
          </table:table-cell>
          <table:table-cell table:style-name="ce24" table:number-columns-repeated="6"/>
          <table:table-cell table:style-name="ce29"/>
          <table:table-cell table:style-name="ce7"/>
          <table:table-cell table:style-name="ce13" table:number-columns-repeated="4"/>
          <table:table-cell table:style-name="ce20" table:number-columns-repeated="3"/>
          <table:table-cell table:style-name="ce20" office:value-type="string">
            <text:p>x</text:p>
          </table:table-cell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number-columns-repeated="863"/>
        </table:table-row>
        <table:table-row table:style-name="ro1">
          <table:table-cell table:style-name="ce2" office:value-type="string">
            <text:p>Expedito Pereira dos Santos</text:p>
          </table:table-cell>
          <table:table-cell table:style-name="ce6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/>
          <table:table-cell table:style-name="ce18" table:number-columns-repeated="4"/>
          <table:table-cell table:style-name="ce24" table:number-columns-repeated="6"/>
          <table:table-cell table:style-name="ce29"/>
          <table:table-cell table:style-name="ce7"/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number-columns-repeated="863"/>
        </table:table-row>
        <table:table-row table:style-name="ro1">
          <table:table-cell table:style-name="ce2" office:value-type="string">
            <text:p>Felipe Augusto Lacerda Giroto</text:p>
          </table:table-cell>
          <table:table-cell table:style-name="ce6"/>
          <table:table-cell table:style-name="ce12" table:number-columns-repeated="4"/>
          <table:table-cell table:style-name="ce18" table:number-columns-repeated="4"/>
          <table:table-cell table:style-name="ce24" table:number-columns-repeated="6"/>
          <table:table-cell table:style-name="ce29" office:value-type="string">
            <text:p>X</text:p>
          </table:table-cell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 office:value-type="string">
            <text:p>x</text:p>
          </table:table-cell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number-columns-repeated="863"/>
        </table:table-row>
        <table:table-row table:style-name="ro1">
          <table:table-cell table:style-name="ce2" office:value-type="string">
            <text:p>Gabriel da Silva Vieira</text:p>
          </table:table-cell>
          <table:table-cell table:style-name="ce6"/>
          <table:table-cell table:style-name="ce12" table:number-columns-repeated="4"/>
          <table:table-cell table:style-name="ce18" table:number-columns-repeated="4"/>
          <table:table-cell table:style-name="ce24" table:number-columns-repeated="3"/>
          <table:table-cell table:style-name="ce24" office:value-type="string">
            <text:p>X</text:p>
          </table:table-cell>
          <table:table-cell table:style-name="ce24" table:number-columns-repeated="2"/>
          <table:table-cell table:style-name="ce29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3"/>
          <table:table-cell table:style-name="ce26" office:value-type="string">
            <text:p>x</text:p>
          </table:table-cell>
          <table:table-cell table:style-name="ce26" table:number-columns-repeated="2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number-columns-repeated="863"/>
        </table:table-row>
        <table:table-row table:style-name="ro1">
          <table:table-cell table:style-name="ce2" office:value-type="string">
            <text:p>Geovane Pazine Filho</text:p>
          </table:table-cell>
          <table:table-cell table:style-name="ce6"/>
          <table:table-cell table:style-name="ce12" table:number-columns-repeated="4"/>
          <table:table-cell table:style-name="ce18" table:number-columns-repeated="4"/>
          <table:table-cell table:style-name="ce24" table:number-columns-repeated="2"/>
          <table:table-cell table:style-name="ce24" office:value-type="string">
            <text:p>X</text:p>
          </table:table-cell>
          <table:table-cell table:style-name="ce24" table:number-columns-repeated="3"/>
          <table:table-cell table:style-name="ce29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2"/>
          <table:table-cell table:style-name="ce26" office:value-type="string">
            <text:p>x</text:p>
          </table:table-cell>
          <table:table-cell table:style-name="ce26" table:number-columns-repeated="3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number-columns-repeated="863"/>
        </table:table-row>
        <table:table-row table:style-name="ro1">
          <table:table-cell table:style-name="ce2" office:value-type="string">
            <text:p>Guilherme Augusto Sardinha Gonçalves Loiola</text:p>
          </table:table-cell>
          <table:table-cell table:style-name="ce6"/>
          <table:table-cell table:style-name="ce12" table:number-columns-repeated="4"/>
          <table:table-cell table:style-name="ce18" table:number-columns-repeated="2"/>
          <table:table-cell table:style-name="ce18" office:value-type="string">
            <text:p>X</text:p>
          </table:table-cell>
          <table:table-cell table:style-name="ce18"/>
          <table:table-cell table:style-name="ce24" table:number-columns-repeated="6"/>
          <table:table-cell table:style-name="ce29"/>
          <table:table-cell table:style-name="ce7"/>
          <table:table-cell table:style-name="ce13" table:number-columns-repeated="4"/>
          <table:table-cell table:style-name="ce20" table:number-columns-repeated="2"/>
          <table:table-cell table:style-name="ce20" office:value-type="string">
            <text:p>x</text:p>
          </table:table-cell>
          <table:table-cell table:style-name="ce20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number-columns-repeated="863"/>
        </table:table-row>
        <table:table-row table:style-name="ro1">
          <table:table-cell table:style-name="ce3" office:value-type="string">
            <text:p>Hélios Hárum de Oliveira Bastos</text:p>
          </table:table-cell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4"/>
          <table:table-cell table:style-name="ce26" office:value-type="string">
            <text:p>X</text:p>
          </table:table-cell>
          <table:table-cell table:style-name="ce25"/>
          <table:table-cell table:style-name="ce30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4"/>
          <table:table-cell table:style-name="ce26" office:value-type="string">
            <text:p>x</text:p>
          </table:table-cell>
          <table:table-cell table:style-name="ce2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38" table:number-columns-repeated="863"/>
        </table:table-row>
        <table:table-row table:style-name="ro1">
          <table:table-cell table:style-name="ce3" office:value-type="string">
            <text:p>Henrique Resende Hirako</text:p>
          </table:table-cell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4"/>
          <table:table-cell table:style-name="ce26" office:value-type="string">
            <text:p>X</text:p>
          </table:table-cell>
          <table:table-cell table:style-name="ce25"/>
          <table:table-cell table:style-name="ce30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4"/>
          <table:table-cell table:style-name="ce26" office:value-type="string">
            <text:p>x</text:p>
          </table:table-cell>
          <table:table-cell table:style-name="ce2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38" table:number-columns-repeated="863"/>
        </table:table-row>
        <table:table-row table:style-name="ro1">
          <table:table-cell table:style-name="ce3" office:value-type="string">
            <text:p>Igor Vinicius dos Santos Silva</text:p>
          </table:table-cell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 office:value-type="string">
            <text:p>x</text:p>
          </table:table-cell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 office:value-type="string">
            <text:p>x</text:p>
          </table:table-cell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39" table:number-columns-repeated="863"/>
        </table:table-row>
        <table:table-row table:style-name="ro1">
          <table:table-cell table:style-name="ce2" office:value-type="string">
            <text:p>Inael Rodrigues de Oliveira Neto</text:p>
          </table:table-cell>
          <table:table-cell table:style-name="ce6"/>
          <table:table-cell table:style-name="ce12" table:number-columns-repeated="4"/>
          <table:table-cell table:style-name="ce18" table:number-columns-repeated="4"/>
          <table:table-cell table:style-name="ce24" table:number-columns-repeated="5"/>
          <table:table-cell table:style-name="ce24" office:value-type="string">
            <text:p>X</text:p>
          </table:table-cell>
          <table:table-cell table:style-name="ce29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5"/>
          <table:table-cell table:style-name="ce26" office:value-type="string">
            <text:p>x</text:p>
          </table:table-cell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number-columns-repeated="863"/>
        </table:table-row>
        <table:table-row table:style-name="ro1">
          <table:table-cell table:style-name="ce2" office:value-type="string">
            <text:p>Jackeline Neves de Almeida</text:p>
          </table:table-cell>
          <table:table-cell table:style-name="ce6"/>
          <table:table-cell table:style-name="ce12"/>
          <table:table-cell table:style-name="ce12" office:value-type="string">
            <text:p>X</text:p>
          </table:table-cell>
          <table:table-cell table:style-name="ce12" table:number-columns-repeated="2"/>
          <table:table-cell table:style-name="ce18" table:number-columns-repeated="4"/>
          <table:table-cell table:style-name="ce24" table:number-columns-repeated="6"/>
          <table:table-cell table:style-name="ce29"/>
          <table:table-cell table:style-name="ce7"/>
          <table:table-cell table:style-name="ce13"/>
          <table:table-cell table:style-name="ce13" office:value-type="string">
            <text:p>x</text:p>
          </table:table-cell>
          <table:table-cell table:style-name="ce13" table:number-columns-repeated="2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number-columns-repeated="863"/>
        </table:table-row>
        <table:table-row table:style-name="ro1">
          <table:table-cell table:style-name="ce2" office:value-type="string">
            <text:p>José Leonardo Anselmo Sarmento Monteiro</text:p>
          </table:table-cell>
          <table:table-cell table:style-name="ce6"/>
          <table:table-cell table:style-name="ce12" office:value-type="string">
            <text:p>X</text:p>
          </table:table-cell>
          <table:table-cell table:style-name="ce12" table:number-columns-repeated="3"/>
          <table:table-cell table:style-name="ce18" table:number-columns-repeated="4"/>
          <table:table-cell table:style-name="ce24" table:number-columns-repeated="6"/>
          <table:table-cell table:style-name="ce29"/>
          <table:table-cell table:style-name="ce7"/>
          <table:table-cell table:style-name="ce13" office:value-type="string">
            <text:p>x</text:p>
          </table:table-cell>
          <table:table-cell table:style-name="ce13" table:number-columns-repeated="3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number-columns-repeated="863"/>
        </table:table-row>
        <table:table-row table:style-name="ro1">
          <table:table-cell table:style-name="ce2" office:value-type="string">
            <text:p>Klevlon Borges de Moraes</text:p>
          </table:table-cell>
          <table:table-cell table:style-name="ce6"/>
          <table:table-cell table:style-name="ce12" table:number-columns-repeated="3"/>
          <table:table-cell table:style-name="ce12" office:value-type="string">
            <text:p>X</text:p>
          </table:table-cell>
          <table:table-cell table:style-name="ce18" table:number-columns-repeated="4"/>
          <table:table-cell table:style-name="ce24" table:number-columns-repeated="6"/>
          <table:table-cell table:style-name="ce29"/>
          <table:table-cell table:style-name="ce7"/>
          <table:table-cell table:style-name="ce13" table:number-columns-repeated="3"/>
          <table:table-cell table:style-name="ce13" office:value-type="string">
            <text:p>x</text:p>
          </table:table-cell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number-columns-repeated="863"/>
        </table:table-row>
        <table:table-row table:style-name="ro1">
          <table:table-cell table:style-name="ce3" office:value-type="string">
            <text:p>Lua Silverio e Silva Rossi</text:p>
          </table:table-cell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4"/>
          <table:table-cell table:style-name="ce26" office:value-type="string">
            <text:p>x</text:p>
          </table:table-cell>
          <table:table-cell table:style-name="ce2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4"/>
          <table:table-cell table:style-name="ce26" office:value-type="string">
            <text:p>x</text:p>
          </table:table-cell>
          <table:table-cell table:style-name="ce2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39" table:number-columns-repeated="863"/>
        </table:table-row>
        <table:table-row table:style-name="ro1">
          <table:table-cell table:style-name="ce3" office:value-type="string">
            <text:p>Luis Augusto Salema de Souza</text:p>
          </table:table-cell>
          <table:table-cell table:style-name="ce7" office:value-type="string">
            <text:p>x</text:p>
          </table:table-cell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/>
          <table:table-cell table:style-name="ce20" office:value-type="string">
            <text:p>x</text:p>
          </table:table-cell>
          <table:table-cell table:style-name="ce20" table:number-columns-repeated="2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39" table:number-columns-repeated="863"/>
        </table:table-row>
        <table:table-row table:style-name="ro1">
          <table:table-cell table:style-name="ce3" office:value-type="string">
            <text:p>Luis Eduardo de Araujo Rocha</text:p>
          </table:table-cell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 office:value-type="string">
            <text:p>X</text:p>
          </table:table-cell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 office:value-type="string">
            <text:p>x</text:p>
          </table:table-cell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38" table:number-columns-repeated="863"/>
        </table:table-row>
        <table:table-row table:style-name="ro1">
          <table:table-cell table:style-name="ce3" office:value-type="string">
            <text:p>Marco Aurelio Camargo Oliveira</text:p>
          </table:table-cell>
          <table:table-cell table:style-name="ce7" office:value-type="string">
            <text:p>x</text:p>
          </table:table-cell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 office:value-type="string">
            <text:p>x</text:p>
          </table:table-cell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39" table:number-columns-repeated="863"/>
        </table:table-row>
        <table:table-row table:style-name="ro1">
          <table:table-cell table:style-name="ce2" office:value-type="string">
            <text:p>Maxwel Satoshi Duarte Otsuka</text:p>
          </table:table-cell>
          <table:table-cell table:style-name="ce6"/>
          <table:table-cell table:style-name="ce12" table:number-columns-repeated="4"/>
          <table:table-cell table:style-name="ce18" table:number-columns-repeated="4"/>
          <table:table-cell table:style-name="ce24"/>
          <table:table-cell table:style-name="ce24" office:value-type="string">
            <text:p>X</text:p>
          </table:table-cell>
          <table:table-cell table:style-name="ce24" table:number-columns-repeated="4"/>
          <table:table-cell table:style-name="ce29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/>
          <table:table-cell table:style-name="ce26" office:value-type="string">
            <text:p>x</text:p>
          </table:table-cell>
          <table:table-cell table:style-name="ce26" table:number-columns-repeated="4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number-columns-repeated="863"/>
        </table:table-row>
        <table:table-row table:style-name="ro1">
          <table:table-cell table:style-name="ce2" office:value-type="string">
            <text:p>Raphael Rezende Teixeira</text:p>
          </table:table-cell>
          <table:table-cell table:style-name="ce6"/>
          <table:table-cell table:style-name="ce12" table:number-columns-repeated="4"/>
          <table:table-cell table:style-name="ce18" table:number-columns-repeated="4"/>
          <table:table-cell table:style-name="ce24" table:number-columns-repeated="4"/>
          <table:table-cell table:style-name="ce24" office:value-type="string">
            <text:p>X</text:p>
          </table:table-cell>
          <table:table-cell table:style-name="ce24"/>
          <table:table-cell table:style-name="ce29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4"/>
          <table:table-cell table:style-name="ce26" office:value-type="string">
            <text:p>x</text:p>
          </table:table-cell>
          <table:table-cell table:style-name="ce2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number-columns-repeated="863"/>
        </table:table-row>
        <table:table-row table:style-name="ro1">
          <table:table-cell table:style-name="ce2" office:value-type="string">
            <text:p>Rodrigo Oliveira Andrade</text:p>
          </table:table-cell>
          <table:table-cell table:style-name="ce6"/>
          <table:table-cell table:style-name="ce12" table:number-columns-repeated="4"/>
          <table:table-cell table:style-name="ce18" table:number-columns-repeated="4"/>
          <table:table-cell table:style-name="ce24" office:value-type="string">
            <text:p>X</text:p>
          </table:table-cell>
          <table:table-cell table:style-name="ce24" table:number-columns-repeated="5"/>
          <table:table-cell table:style-name="ce29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office:value-type="string">
            <text:p>x</text:p>
          </table:table-cell>
          <table:table-cell table:style-name="ce26" table:number-columns-repeated="5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number-columns-repeated="863"/>
        </table:table-row>
        <table:table-row table:style-name="ro1">
          <table:table-cell table:style-name="ce2" office:value-type="string">
            <text:p>Tiago Borges Pereira</text:p>
          </table:table-cell>
          <table:table-cell table:style-name="ce6"/>
          <table:table-cell table:style-name="ce12" table:number-columns-repeated="4"/>
          <table:table-cell table:style-name="ce18"/>
          <table:table-cell table:style-name="ce18" office:value-type="string">
            <text:p>X</text:p>
          </table:table-cell>
          <table:table-cell table:style-name="ce18" table:number-columns-repeated="2"/>
          <table:table-cell table:style-name="ce24" table:number-columns-repeated="6"/>
          <table:table-cell table:style-name="ce29"/>
          <table:table-cell table:style-name="ce7"/>
          <table:table-cell table:style-name="ce13" table:number-columns-repeated="4"/>
          <table:table-cell table:style-name="ce20"/>
          <table:table-cell table:style-name="ce20" office:value-type="string">
            <text:p>x</text:p>
          </table:table-cell>
          <table:table-cell table:style-name="ce20" table:number-columns-repeated="2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number-columns-repeated="863"/>
        </table:table-row>
        <table:table-row table:style-name="ro1">
          <table:table-cell table:style-name="ce2" office:value-type="string">
            <text:p>Victor Riveiro de Carvalho</text:p>
          </table:table-cell>
          <table:table-cell table:style-name="ce6"/>
          <table:table-cell table:style-name="ce12" table:number-columns-repeated="4"/>
          <table:table-cell table:style-name="ce18" table:number-columns-repeated="4"/>
          <table:table-cell table:style-name="ce24" table:number-columns-repeated="2"/>
          <table:table-cell table:style-name="ce24" office:value-type="string">
            <text:p>X</text:p>
          </table:table-cell>
          <table:table-cell table:style-name="ce24" table:number-columns-repeated="3"/>
          <table:table-cell table:style-name="ce29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2"/>
          <table:table-cell table:style-name="ce26" office:value-type="string">
            <text:p>x</text:p>
          </table:table-cell>
          <table:table-cell table:style-name="ce26" table:number-columns-repeated="3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number-columns-repeated="863"/>
        </table:table-row>
        <table:table-row table:style-name="ro1">
          <table:table-cell table:style-name="ce2" office:value-type="string">
            <text:p>Vinicius Gonçalves Braga</text:p>
          </table:table-cell>
          <table:table-cell table:style-name="ce6"/>
          <table:table-cell table:style-name="ce12" table:number-columns-repeated="4"/>
          <table:table-cell table:style-name="ce18" table:number-columns-repeated="3"/>
          <table:table-cell table:style-name="ce18" office:value-type="string">
            <text:p>X</text:p>
          </table:table-cell>
          <table:table-cell table:style-name="ce24" table:number-columns-repeated="6"/>
          <table:table-cell table:style-name="ce29"/>
          <table:table-cell table:style-name="ce7"/>
          <table:table-cell table:style-name="ce13" table:number-columns-repeated="4"/>
          <table:table-cell table:style-name="ce20" table:number-columns-repeated="3"/>
          <table:table-cell table:style-name="ce20" office:value-type="string">
            <text:p>x</text:p>
          </table:table-cell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style-name="ce7"/>
          <table:table-cell table:style-name="ce13" table:number-columns-repeated="4"/>
          <table:table-cell table:style-name="ce20" table:number-columns-repeated="4"/>
          <table:table-cell table:style-name="ce26" table:number-columns-repeated="6"/>
          <table:table-cell table:style-name="ce31"/>
          <table:table-cell table:number-columns-repeated="863"/>
        </table:table-row>
        <table:table-row table:style-name="ro1">
          <table:table-cell table:style-name="ce2" office:value-type="string">
            <text:p>Wilker de Jesus Machado</text:p>
          </table:table-cell>
          <table:table-cell table:style-name="ce9"/>
          <table:table-cell table:style-name="ce15" table:number-columns-repeated="4"/>
          <table:table-cell table:style-name="ce21" table:number-columns-repeated="4"/>
          <table:table-cell table:style-name="ce27" table:number-columns-repeated="4"/>
          <table:table-cell table:style-name="ce27" office:value-type="string">
            <text:p>X</text:p>
          </table:table-cell>
          <table:table-cell table:style-name="ce27"/>
          <table:table-cell table:style-name="ce32"/>
          <table:table-cell table:style-name="ce33"/>
          <table:table-cell table:style-name="ce34" table:number-columns-repeated="4"/>
          <table:table-cell table:style-name="ce35" table:number-columns-repeated="4"/>
          <table:table-cell table:style-name="ce36" table:number-columns-repeated="4"/>
          <table:table-cell table:style-name="ce36" office:value-type="string">
            <text:p>x</text:p>
          </table:table-cell>
          <table:table-cell table:style-name="ce36"/>
          <table:table-cell table:style-name="ce37"/>
          <table:table-cell table:style-name="ce33"/>
          <table:table-cell table:style-name="ce34" table:number-columns-repeated="4"/>
          <table:table-cell table:style-name="ce35" table:number-columns-repeated="4"/>
          <table:table-cell table:style-name="ce36" table:number-columns-repeated="6"/>
          <table:table-cell table:style-name="ce37"/>
          <table:table-cell table:style-name="ce33"/>
          <table:table-cell table:style-name="ce34" table:number-columns-repeated="4"/>
          <table:table-cell table:style-name="ce35" table:number-columns-repeated="4"/>
          <table:table-cell table:style-name="ce36" table:number-columns-repeated="6"/>
          <table:table-cell table:style-name="ce37"/>
          <table:table-cell table:style-name="ce33"/>
          <table:table-cell table:style-name="ce34" table:number-columns-repeated="4"/>
          <table:table-cell table:style-name="ce35" table:number-columns-repeated="4"/>
          <table:table-cell table:style-name="ce36" table:number-columns-repeated="6"/>
          <table:table-cell table:style-name="ce37"/>
          <table:table-cell table:style-name="ce33"/>
          <table:table-cell table:style-name="ce34" table:number-columns-repeated="4"/>
          <table:table-cell table:style-name="ce35" table:number-columns-repeated="4"/>
          <table:table-cell table:style-name="ce36" table:number-columns-repeated="6"/>
          <table:table-cell table:style-name="ce37"/>
          <table:table-cell table:style-name="ce33"/>
          <table:table-cell table:style-name="ce34" table:number-columns-repeated="4"/>
          <table:table-cell table:style-name="ce35" table:number-columns-repeated="4"/>
          <table:table-cell table:style-name="ce36" table:number-columns-repeated="6"/>
          <table:table-cell table:style-name="ce37"/>
          <table:table-cell table:style-name="ce33"/>
          <table:table-cell table:style-name="ce34" table:number-columns-repeated="4"/>
          <table:table-cell table:style-name="ce35" table:number-columns-repeated="4"/>
          <table:table-cell table:style-name="ce36" table:number-columns-repeated="6"/>
          <table:table-cell table:style-name="ce37"/>
          <table:table-cell table:style-name="ce33"/>
          <table:table-cell table:style-name="ce34" table:number-columns-repeated="4"/>
          <table:table-cell table:style-name="ce35" table:number-columns-repeated="4"/>
          <table:table-cell table:style-name="ce36" table:number-columns-repeated="6"/>
          <table:table-cell table:style-name="ce37"/>
          <table:table-cell table:style-name="ce33"/>
          <table:table-cell table:style-name="ce34" table:number-columns-repeated="4"/>
          <table:table-cell table:style-name="ce35" table:number-columns-repeated="4"/>
          <table:table-cell table:style-name="ce36" table:number-columns-repeated="6"/>
          <table:table-cell table:style-name="ce37"/>
          <table:table-cell table:number-columns-repeated="863"/>
        </table:table-row>
        <table:table-row table:style-name="ro1" table:number-rows-repeated="65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" table:style-name="ta2" table:print="false">
        <table:table-column table:style-name="co9" table:default-cell-style-name="Excel_20_Built-in_20_Normal"/>
        <table:table-column table:style-name="co5" table:default-cell-style-name="Excel_20_Built-in_20_Normal"/>
        <table:table-column table:style-name="co10" table:default-cell-style-name="Excel_20_Built-in_20_Normal"/>
        <table:table-column table:style-name="co9" table:number-columns-repeated="1021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16" office:value-type="string">
            <text:p>LEG</text:p>
          </table:table-cell>
          <table:table-cell table:style-name="ce23" office:value-type="string">
            <text:p>Cargo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>
            <text:p>GTR</text:p>
          </table:table-cell>
          <table:table-cell table:style-name="ce41" office:value-type="string">
            <text:p>Gestor de Tempo e Risco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>
            <text:p>GEQ</text:p>
          </table:table-cell>
          <table:table-cell table:style-name="ce41" office:value-type="string">
            <text:p>Gestor de Escopo e Qualidade do Produto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>
            <text:p>GCR</text:p>
          </table:table-cell>
          <table:table-cell table:style-name="ce41" office:value-type="string">
            <text:p>Gestor de Comunicação e Recursos Humanos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>
            <text:p>GCA</text:p>
          </table:table-cell>
          <table:table-cell table:style-name="ce41" office:value-type="string">
            <text:p>Gestor de Custo e Aquisição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>
            <text:p>GIN</text:p>
          </table:table-cell>
          <table:table-cell table:style-name="ce41" office:value-type="string">
            <text:p>Gestor de Integração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>
            <text:p>GME</text:p>
          </table:table-cell>
          <table:table-cell table:style-name="ce41" office:value-type="string">
            <text:p>Gestor de Medição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>
            <text:p>GCO</text:p>
          </table:table-cell>
          <table:table-cell table:style-name="ce41" office:value-type="string">
            <text:p>Gestor de Configuração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>
            <text:p>GQP</text:p>
          </table:table-cell>
          <table:table-cell table:style-name="ce41" office:value-type="string">
            <text:p>Gestor de Qualidade e Processo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>
            <text:p>GRE</text:p>
          </table:table-cell>
          <table:table-cell table:style-name="ce41" office:value-type="string">
            <text:p>Gestor de Reutilização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>
            <text:p>ERE</text:p>
          </table:table-cell>
          <table:table-cell table:style-name="ce41" office:value-type="string">
            <text:p>Engenheiro de Requisitos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>
            <text:p>EUS</text:p>
          </table:table-cell>
          <table:table-cell table:style-name="ce41" office:value-type="string">
            <text:p>Engenheiro de Usabilidade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>
            <text:p>ASO</text:p>
          </table:table-cell>
          <table:table-cell table:style-name="ce41" office:value-type="string">
            <text:p>Arquiteto de Software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>
            <text:p>PSO</text:p>
          </table:table-cell>
          <table:table-cell table:style-name="ce41" office:value-type="string">
            <text:p>Projetista de Software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>
            <text:p>DES</text:p>
          </table:table-cell>
          <table:table-cell table:style-name="ce41" office:value-type="string">
            <text:p>Desenvolvimento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>
            <text:p>ABD</text:p>
          </table:table-cell>
          <table:table-cell table:style-name="ce41" office:value-type="string">
            <text:p>Administrador de Banco de Dados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>
            <text:p>ETE</text:p>
          </table:table-cell>
          <table:table-cell table:style-name="ce41" office:value-type="string">
            <text:p>Engenheiro de Testes</text:p>
          </table:table-cell>
          <table:table-cell table:number-columns-repeated="1021"/>
        </table:table-row>
        <table:table-row table:style-name="ro1">
          <table:table-cell/>
          <table:table-cell table:style-name="ce40"/>
          <table:table-cell table:style-name="ce23" office:value-type="string">
            <text:p>Pessoas sem Cargo Definido</text:p>
          </table:table-cell>
          <table:table-cell table:number-columns-repeated="1021"/>
        </table:table-row>
        <table:table-row table:style-name="ro1" table:number-rows-repeated="65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gas" table:style-name="ta3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3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9" table:number-columns-repeated="1008" table:default-cell-style-name="Excel_20_Built-in_20_Normal"/>
        <table:table-row table:style-name="ro1">
          <table:table-cell table:style-name="ce3" office:value-type="string">
            <text:p>Participantes</text:p>
          </table:table-cell>
          <table:table-cell table:style-name="ce11" office:value-type="string">
            <text:p>Gestão</text:p>
          </table:table-cell>
          <table:table-cell table:style-name="ce11" office:value-type="string">
            <text:p>Rep. Gestão</text:p>
          </table:table-cell>
          <table:table-cell table:style-name="ce16" office:value-type="string">
            <text:p>Apoio</text:p>
          </table:table-cell>
          <table:table-cell table:style-name="ce16" office:value-type="string">
            <text:p>Rep. Apoio</text:p>
          </table:table-cell>
          <table:table-cell table:style-name="ce23" office:value-type="string">
            <text:p>Técnico</text:p>
          </table:table-cell>
          <table:table-cell table:style-name="ce23" office:value-type="string">
            <text:p>Completo</text:p>
          </table:table-cell>
          <table:table-cell/>
          <table:table-cell table:style-name="ce46" office:value-type="string">
            <text:p>Naturezas</text:p>
          </table:table-cell>
          <table:table-cell table:style-name="ce46" office:value-type="string">
            <text:p>Vagas Iteração</text:p>
          </table:table-cell>
          <table:table-cell table:style-name="ce46" office:value-type="string">
            <text:p>Iterações</text:p>
          </table:table-cell>
          <table:table-cell table:style-name="ce47" office:value-type="string">
            <text:p>Qntd. Alunos</text:p>
          </table:table-cell>
          <table:table-cell table:style-name="ce47" office:value-type="string">
            <text:p>Total Vagas</text:p>
          </table:table-cell>
          <table:table-cell table:style-name="ce46" office:value-type="string">
            <text:p>Rep. Permitidas</text:p>
          </table:table-cell>
          <table:table-cell table:style-name="ce46" office:value-type="string">
            <text:p>Rep. Realizadas</text:p>
          </table:table-cell>
          <table:table-cell table:style-name="ce46" office:value-type="string">
            <text:p>Rep. Restantes 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Achiles Camilo Soares Neto</text:p>
          </table:table-cell>
          <table:table-cell table:style-name="ce42" table:formula="of:=COUNTIF([$Cargos.B4:.F4];&quot;X&quot;)+COUNTIF([$Cargos.R4:.V4];&quot;X&quot;)+COUNTIF([$Cargos.AH4:.AL4];&quot;X&quot;)+COUNTIF([$Cargos.AX4:.BB4];&quot;X&quot;)+COUNTIF([$Cargos.BN4:.BR4];&quot;X&quot;)+COUNTIF([$Cargos.CD4:.CH4];&quot;X&quot;)+COUNTIF([$Cargos.CT4:.CX4];&quot;X&quot;)+COUNTIF([$Cargos.DJ4:.DN4];&quot;X&quot;)+COUNTIF([$Cargos.DZ4:.ED4];&quot;X&quot;)+COUNTIF([$Cargos.EP4:.ET4];&quot;X&quot;)" office:value-type="float" office:value="0">
            <text:p>0</text:p>
          </table:table-cell>
          <table:table-cell table:style-name="ce43" table:formula="of:=IF([.B2]&gt;0;[.B2]-1;0)" office:value-type="float" office:value="0">
            <text:p>0</text:p>
          </table:table-cell>
          <table:table-cell table:style-name="ce44" table:formula="of:=COUNTIF([$Cargos.G4:.J4];&quot;X&quot;)+COUNTIF([$Cargos.W4:.Z4];&quot;X&quot;)+COUNTIF([$Cargos.AM4:.AP4];&quot;X&quot;)+COUNTIF([$Cargos.BC4:.BF4];&quot;X&quot;)+COUNTIF([$Cargos.BS4:.BV4];&quot;X&quot;)+COUNTIF([$Cargos.CI4:.CL4];&quot;X&quot;)+COUNTIF([$Cargos.CY4:.DB4];&quot;X&quot;)+COUNTIF([$Cargos.DO4:.DR4];&quot;X&quot;)+COUNTIF([$Cargos.EE4:.EH4];&quot;X&quot;)+COUNTIF([$Cargos.EU4:.EX4];&quot;X&quot;)" office:value-type="float" office:value="2">
            <text:p>2</text:p>
          </table:table-cell>
          <table:table-cell table:style-name="ce17" table:formula="of:=IF([.D2]&gt;0;[.D2]-1;0)" office:value-type="float" office:value="1">
            <text:p>1</text:p>
          </table:table-cell>
          <table:table-cell table:style-name="ce45" table:formula="of:=COUNTIF([$Cargos.K4:.Q4];&quot;X&quot;)+COUNTIF([$Cargos.AA4:.AG4];&quot;X&quot;)+COUNTIF([$Cargos.AQ4:.AW4];&quot;X&quot;)+COUNTIF([$Cargos.BG4:.BM4];&quot;X&quot;)+COUNTIF([$Cargos.BS4:.BW4];&quot;X&quot;)+COUNTIF([$Cargos.CM4:.CS4];&quot;X&quot;)+COUNTIF([$Cargos.DC4:.DI4];&quot;X&quot;)+COUNTIF([$Cargos.DS4:.DY4];&quot;X&quot;)+COUNTIF([$Cargos.EI4:.EO4];&quot;X&quot;)+COUNTIF([$Cargos.EY4:.FE4];&quot;X&quot;)" office:value-type="float" office:value="0">
            <text:p>0</text:p>
          </table:table-cell>
          <table:table-cell table:style-name="ce45" table:formula="of:=IF(AND([.B2]&gt;0;[.D2]&gt;0;[.F2]&gt;0);&quot;SIM&quot;;&quot;NÃO&quot;)" office:value-type="string" office:string-value="NÃO">
            <text:p>NÃO</text:p>
          </table:table-cell>
          <table:table-cell/>
          <table:table-cell table:style-name="ce11" office:value-type="string">
            <text:p>Gestão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38">
            <text:p>38</text:p>
          </table:table-cell>
          <table:table-cell table:style-name="ce12" table:formula="of:=[.K2]*[.J2]" office:value-type="float" office:value="56">
            <text:p>56</text:p>
          </table:table-cell>
          <table:table-cell table:style-name="ce12" table:formula="of:=[.M2]-[.L2]" office:value-type="float" office:value="18">
            <text:p>18</text:p>
          </table:table-cell>
          <table:table-cell table:style-name="ce48" table:formula="of:=SUM([.C2:.C39])" office:value-type="float" office:value="7">
            <text:p>7</text:p>
          </table:table-cell>
          <table:table-cell table:style-name="ce12" table:formula="of:=[.N2]-[.O2]" office:value-type="float" office:value="11">
            <text:p>11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Allan Vieira Ribeiro</text:p>
          </table:table-cell>
          <table:table-cell table:style-name="ce42" table:formula="of:=COUNTIF([$Cargos.B5:.F5];&quot;X&quot;)+COUNTIF([$Cargos.R5:.V5];&quot;X&quot;)+COUNTIF([$Cargos.AH5:.AL5];&quot;X&quot;)+COUNTIF([$Cargos.AX5:.BB5];&quot;X&quot;)+COUNTIF([$Cargos.BN5:.BR5];&quot;X&quot;)+COUNTIF([$Cargos.CD5:.CH5];&quot;X&quot;)+COUNTIF([$Cargos.CT5:.CX5];&quot;X&quot;)+COUNTIF([$Cargos.DJ5:.DN5];&quot;X&quot;)+COUNTIF([$Cargos.DZ5:.ED5];&quot;X&quot;)+COUNTIF([$Cargos.EP5:.ET5];&quot;X&quot;)" office:value-type="float" office:value="0">
            <text:p>0</text:p>
          </table:table-cell>
          <table:table-cell table:style-name="ce43" table:formula="of:=IF([.B3]&gt;0;[.B3]-1;0)" office:value-type="float" office:value="0">
            <text:p>0</text:p>
          </table:table-cell>
          <table:table-cell table:style-name="ce44" table:formula="of:=COUNTIF([$Cargos.G5:.J5];&quot;X&quot;)+COUNTIF([$Cargos.W5:.Z5];&quot;X&quot;)+COUNTIF([$Cargos.AM5:.AP5];&quot;X&quot;)+COUNTIF([$Cargos.BC5:.BF5];&quot;X&quot;)+COUNTIF([$Cargos.BS5:.BV5];&quot;X&quot;)+COUNTIF([$Cargos.CI5:.CL5];&quot;X&quot;)+COUNTIF([$Cargos.CY5:.DB5];&quot;X&quot;)+COUNTIF([$Cargos.DO5:.DR5];&quot;X&quot;)+COUNTIF([$Cargos.EE5:.EH5];&quot;X&quot;)+COUNTIF([$Cargos.EU5:.EX5];&quot;X&quot;)" office:value-type="float" office:value="2">
            <text:p>2</text:p>
          </table:table-cell>
          <table:table-cell table:style-name="ce17" table:formula="of:=IF([.D3]&gt;0;[.D3]-1;0)" office:value-type="float" office:value="1">
            <text:p>1</text:p>
          </table:table-cell>
          <table:table-cell table:style-name="ce45" table:formula="of:=COUNTIF([$Cargos.K5:.Q5];&quot;X&quot;)+COUNTIF([$Cargos.AA5:.AG5];&quot;X&quot;)+COUNTIF([$Cargos.AQ5:.AW5];&quot;X&quot;)+COUNTIF([$Cargos.BG5:.BM5];&quot;X&quot;)+COUNTIF([$Cargos.BS5:.BW5];&quot;X&quot;)+COUNTIF([$Cargos.CM5:.CS5];&quot;X&quot;)+COUNTIF([$Cargos.DC5:.DI5];&quot;X&quot;)+COUNTIF([$Cargos.DS5:.DY5];&quot;X&quot;)+COUNTIF([$Cargos.EI5:.EO5];&quot;X&quot;)+COUNTIF([$Cargos.EY5:.FE5];&quot;X&quot;)" office:value-type="float" office:value="0">
            <text:p>0</text:p>
          </table:table-cell>
          <table:table-cell table:style-name="ce45" table:formula="of:=IF(AND([.B3]&gt;0;[.D3]&gt;0;[.F3]&gt;0);&quot;SIM&quot;;&quot;NÃO&quot;)" office:value-type="string" office:string-value="NÃO">
            <text:p>NÃO</text:p>
          </table:table-cell>
          <table:table-cell/>
          <table:table-cell table:style-name="ce16" office:value-type="string">
            <text:p>Apoio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38">
            <text:p>38</text:p>
          </table:table-cell>
          <table:table-cell table:style-name="ce18" table:formula="of:=[.K3]*[.J3]" office:value-type="float" office:value="49">
            <text:p>49</text:p>
          </table:table-cell>
          <table:table-cell table:style-name="ce18" table:formula="of:=[.M3]-[.L3]" office:value-type="float" office:value="11">
            <text:p>11</text:p>
          </table:table-cell>
          <table:table-cell table:style-name="ce49" table:formula="of:=SUM([.E2:.E39])" office:value-type="float" office:value="7">
            <text:p>7</text:p>
          </table:table-cell>
          <table:table-cell table:style-name="ce18" table:formula="of:=[.N3]-[.O3]" office:value-type="float" office:value="4">
            <text:p>4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Andressa Gonçalves Guimarães</text:p>
          </table:table-cell>
          <table:table-cell table:style-name="ce42" table:formula="of:=COUNTIF([$Cargos.B6:.F6];&quot;X&quot;)+COUNTIF([$Cargos.R6:.V6];&quot;X&quot;)+COUNTIF([$Cargos.AH6:.AL6];&quot;X&quot;)+COUNTIF([$Cargos.AX6:.BB6];&quot;X&quot;)+COUNTIF([$Cargos.BN6:.BR6];&quot;X&quot;)+COUNTIF([$Cargos.CD6:.CH6];&quot;X&quot;)+COUNTIF([$Cargos.CT6:.CX6];&quot;X&quot;)+COUNTIF([$Cargos.DJ6:.DN6];&quot;X&quot;)+COUNTIF([$Cargos.DZ6:.ED6];&quot;X&quot;)+COUNTIF([$Cargos.EP6:.ET6];&quot;X&quot;)" office:value-type="float" office:value="0">
            <text:p>0</text:p>
          </table:table-cell>
          <table:table-cell table:style-name="ce43" table:formula="of:=IF([.B4]&gt;0;[.B4]-1;0)" office:value-type="float" office:value="0">
            <text:p>0</text:p>
          </table:table-cell>
          <table:table-cell table:style-name="ce44" table:formula="of:=COUNTIF([$Cargos.G6:.J6];&quot;X&quot;)+COUNTIF([$Cargos.W6:.Z6];&quot;X&quot;)+COUNTIF([$Cargos.AM6:.AP6];&quot;X&quot;)+COUNTIF([$Cargos.BC6:.BF6];&quot;X&quot;)+COUNTIF([$Cargos.BS6:.BV6];&quot;X&quot;)+COUNTIF([$Cargos.CI6:.CL6];&quot;X&quot;)+COUNTIF([$Cargos.CY6:.DB6];&quot;X&quot;)+COUNTIF([$Cargos.DO6:.DR6];&quot;X&quot;)+COUNTIF([$Cargos.EE6:.EH6];&quot;X&quot;)+COUNTIF([$Cargos.EU6:.EX6];&quot;X&quot;)" office:value-type="float" office:value="0">
            <text:p>0</text:p>
          </table:table-cell>
          <table:table-cell table:style-name="ce17" table:formula="of:=IF([.D4]&gt;0;[.D4]-1;0)" office:value-type="float" office:value="0">
            <text:p>0</text:p>
          </table:table-cell>
          <table:table-cell table:style-name="ce45" table:formula="of:=COUNTIF([$Cargos.K6:.Q6];&quot;X&quot;)+COUNTIF([$Cargos.AA6:.AG6];&quot;X&quot;)+COUNTIF([$Cargos.AQ6:.AW6];&quot;X&quot;)+COUNTIF([$Cargos.BG6:.BM6];&quot;X&quot;)+COUNTIF([$Cargos.BS6:.BW6];&quot;X&quot;)+COUNTIF([$Cargos.CM6:.CS6];&quot;X&quot;)+COUNTIF([$Cargos.DC6:.DI6];&quot;X&quot;)+COUNTIF([$Cargos.DS6:.DY6];&quot;X&quot;)+COUNTIF([$Cargos.EI6:.EO6];&quot;X&quot;)+COUNTIF([$Cargos.EY6:.FE6];&quot;X&quot;)" office:value-type="float" office:value="2">
            <text:p>2</text:p>
          </table:table-cell>
          <table:table-cell table:style-name="ce45" table:formula="of:=IF(AND([.B4]&gt;0;[.D4]&gt;0;[.F4]&gt;0);&quot;SIM&quot;;&quot;NÃO&quot;)" office:value-type="string" office:string-value="NÃO">
            <text:p>NÃ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Bruno Blumenschein</text:p>
          </table:table-cell>
          <table:table-cell table:style-name="ce42" table:formula="of:=COUNTIF([$Cargos.B7:.F7];&quot;X&quot;)+COUNTIF([$Cargos.R7:.V7];&quot;X&quot;)+COUNTIF([$Cargos.AH7:.AL7];&quot;X&quot;)+COUNTIF([$Cargos.AX7:.BB7];&quot;X&quot;)+COUNTIF([$Cargos.BN7:.BR7];&quot;X&quot;)+COUNTIF([$Cargos.CD7:.CH7];&quot;X&quot;)+COUNTIF([$Cargos.CT7:.CX7];&quot;X&quot;)+COUNTIF([$Cargos.DJ7:.DN7];&quot;X&quot;)+COUNTIF([$Cargos.DZ7:.ED7];&quot;X&quot;)+COUNTIF([$Cargos.EP7:.ET7];&quot;X&quot;)" office:value-type="float" office:value="0">
            <text:p>0</text:p>
          </table:table-cell>
          <table:table-cell table:style-name="ce43" table:formula="of:=IF([.B5]&gt;0;[.B5]-1;0)" office:value-type="float" office:value="0">
            <text:p>0</text:p>
          </table:table-cell>
          <table:table-cell table:style-name="ce44" table:formula="of:=COUNTIF([$Cargos.G7:.J7];&quot;X&quot;)+COUNTIF([$Cargos.W7:.Z7];&quot;X&quot;)+COUNTIF([$Cargos.AM7:.AP7];&quot;X&quot;)+COUNTIF([$Cargos.BC7:.BF7];&quot;X&quot;)+COUNTIF([$Cargos.BS7:.BV7];&quot;X&quot;)+COUNTIF([$Cargos.CI7:.CL7];&quot;X&quot;)+COUNTIF([$Cargos.CY7:.DB7];&quot;X&quot;)+COUNTIF([$Cargos.DO7:.DR7];&quot;X&quot;)+COUNTIF([$Cargos.EE7:.EH7];&quot;X&quot;)+COUNTIF([$Cargos.EU7:.EX7];&quot;X&quot;)" office:value-type="float" office:value="0">
            <text:p>0</text:p>
          </table:table-cell>
          <table:table-cell table:style-name="ce17" table:formula="of:=IF([.D5]&gt;0;[.D5]-1;0)" office:value-type="float" office:value="0">
            <text:p>0</text:p>
          </table:table-cell>
          <table:table-cell table:style-name="ce45" table:formula="of:=COUNTIF([$Cargos.K7:.Q7];&quot;X&quot;)+COUNTIF([$Cargos.AA7:.AG7];&quot;X&quot;)+COUNTIF([$Cargos.AQ7:.AW7];&quot;X&quot;)+COUNTIF([$Cargos.BG7:.BM7];&quot;X&quot;)+COUNTIF([$Cargos.BS7:.BW7];&quot;X&quot;)+COUNTIF([$Cargos.CM7:.CS7];&quot;X&quot;)+COUNTIF([$Cargos.DC7:.DI7];&quot;X&quot;)+COUNTIF([$Cargos.DS7:.DY7];&quot;X&quot;)+COUNTIF([$Cargos.EI7:.EO7];&quot;X&quot;)+COUNTIF([$Cargos.EY7:.FE7];&quot;X&quot;)" office:value-type="float" office:value="2">
            <text:p>2</text:p>
          </table:table-cell>
          <table:table-cell table:style-name="ce45" table:formula="of:=IF(AND([.B5]&gt;0;[.D5]&gt;0;[.F5]&gt;0);&quot;SIM&quot;;&quot;NÃO&quot;)" office:value-type="string" office:string-value="NÃO">
            <text:p>NÃ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Bruno Cesar Ribeiro e Silva</text:p>
          </table:table-cell>
          <table:table-cell table:style-name="ce42" table:formula="of:=COUNTIF([$Cargos.B8:.F8];&quot;X&quot;)+COUNTIF([$Cargos.R8:.V8];&quot;X&quot;)+COUNTIF([$Cargos.AH8:.AL8];&quot;X&quot;)+COUNTIF([$Cargos.AX8:.BB8];&quot;X&quot;)+COUNTIF([$Cargos.BN8:.BR8];&quot;X&quot;)+COUNTIF([$Cargos.CD8:.CH8];&quot;X&quot;)+COUNTIF([$Cargos.CT8:.CX8];&quot;X&quot;)+COUNTIF([$Cargos.DJ8:.DN8];&quot;X&quot;)+COUNTIF([$Cargos.DZ8:.ED8];&quot;X&quot;)+COUNTIF([$Cargos.EP8:.ET8];&quot;X&quot;)" office:value-type="float" office:value="0">
            <text:p>0</text:p>
          </table:table-cell>
          <table:table-cell table:style-name="ce43" table:formula="of:=IF([.B6]&gt;0;[.B6]-1;0)" office:value-type="float" office:value="0">
            <text:p>0</text:p>
          </table:table-cell>
          <table:table-cell table:style-name="ce44" table:formula="of:=COUNTIF([$Cargos.G8:.J8];&quot;X&quot;)+COUNTIF([$Cargos.W8:.Z8];&quot;X&quot;)+COUNTIF([$Cargos.AM8:.AP8];&quot;X&quot;)+COUNTIF([$Cargos.BC8:.BF8];&quot;X&quot;)+COUNTIF([$Cargos.BS8:.BV8];&quot;X&quot;)+COUNTIF([$Cargos.CI8:.CL8];&quot;X&quot;)+COUNTIF([$Cargos.CY8:.DB8];&quot;X&quot;)+COUNTIF([$Cargos.DO8:.DR8];&quot;X&quot;)+COUNTIF([$Cargos.EE8:.EH8];&quot;X&quot;)+COUNTIF([$Cargos.EU8:.EX8];&quot;X&quot;)" office:value-type="float" office:value="0">
            <text:p>0</text:p>
          </table:table-cell>
          <table:table-cell table:style-name="ce17" table:formula="of:=IF([.D6]&gt;0;[.D6]-1;0)" office:value-type="float" office:value="0">
            <text:p>0</text:p>
          </table:table-cell>
          <table:table-cell table:style-name="ce45" table:formula="of:=COUNTIF([$Cargos.K8:.Q8];&quot;X&quot;)+COUNTIF([$Cargos.AA8:.AG8];&quot;X&quot;)+COUNTIF([$Cargos.AQ8:.AW8];&quot;X&quot;)+COUNTIF([$Cargos.BG8:.BM8];&quot;X&quot;)+COUNTIF([$Cargos.BS8:.BW8];&quot;X&quot;)+COUNTIF([$Cargos.CM8:.CS8];&quot;X&quot;)+COUNTIF([$Cargos.DC8:.DI8];&quot;X&quot;)+COUNTIF([$Cargos.DS8:.DY8];&quot;X&quot;)+COUNTIF([$Cargos.EI8:.EO8];&quot;X&quot;)+COUNTIF([$Cargos.EY8:.FE8];&quot;X&quot;)" office:value-type="float" office:value="2">
            <text:p>2</text:p>
          </table:table-cell>
          <table:table-cell table:style-name="ce45" table:formula="of:=IF(AND([.B6]&gt;0;[.D6]&gt;0;[.F6]&gt;0);&quot;SIM&quot;;&quot;NÃO&quot;)" office:value-type="string" office:string-value="NÃO">
            <text:p>NÃ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Bruno Marquete da Silva</text:p>
          </table:table-cell>
          <table:table-cell table:style-name="ce42" table:formula="of:=COUNTIF([$Cargos.B9:.F9];&quot;X&quot;)+COUNTIF([$Cargos.R9:.V9];&quot;X&quot;)+COUNTIF([$Cargos.AH9:.AL9];&quot;X&quot;)+COUNTIF([$Cargos.AX9:.BB9];&quot;X&quot;)+COUNTIF([$Cargos.BN9:.BR9];&quot;X&quot;)+COUNTIF([$Cargos.CD9:.CH9];&quot;X&quot;)+COUNTIF([$Cargos.CT9:.CX9];&quot;X&quot;)+COUNTIF([$Cargos.DJ9:.DN9];&quot;X&quot;)+COUNTIF([$Cargos.DZ9:.ED9];&quot;X&quot;)+COUNTIF([$Cargos.EP9:.ET9];&quot;X&quot;)" office:value-type="float" office:value="0">
            <text:p>0</text:p>
          </table:table-cell>
          <table:table-cell table:style-name="ce43" table:formula="of:=IF([.B7]&gt;0;[.B7]-1;0)" office:value-type="float" office:value="0">
            <text:p>0</text:p>
          </table:table-cell>
          <table:table-cell table:style-name="ce44" table:formula="of:=COUNTIF([$Cargos.G9:.J9];&quot;X&quot;)+COUNTIF([$Cargos.W9:.Z9];&quot;X&quot;)+COUNTIF([$Cargos.AM9:.AP9];&quot;X&quot;)+COUNTIF([$Cargos.BC9:.BF9];&quot;X&quot;)+COUNTIF([$Cargos.BS9:.BV9];&quot;X&quot;)+COUNTIF([$Cargos.CI9:.CL9];&quot;X&quot;)+COUNTIF([$Cargos.CY9:.DB9];&quot;X&quot;)+COUNTIF([$Cargos.DO9:.DR9];&quot;X&quot;)+COUNTIF([$Cargos.EE9:.EH9];&quot;X&quot;)+COUNTIF([$Cargos.EU9:.EX9];&quot;X&quot;)" office:value-type="float" office:value="0">
            <text:p>0</text:p>
          </table:table-cell>
          <table:table-cell table:style-name="ce17" table:formula="of:=IF([.D7]&gt;0;[.D7]-1;0)" office:value-type="float" office:value="0">
            <text:p>0</text:p>
          </table:table-cell>
          <table:table-cell table:style-name="ce45" table:formula="of:=COUNTIF([$Cargos.K9:.Q9];&quot;X&quot;)+COUNTIF([$Cargos.AA9:.AG9];&quot;X&quot;)+COUNTIF([$Cargos.AQ9:.AW9];&quot;X&quot;)+COUNTIF([$Cargos.BG9:.BM9];&quot;X&quot;)+COUNTIF([$Cargos.BS9:.BW9];&quot;X&quot;)+COUNTIF([$Cargos.CM9:.CS9];&quot;X&quot;)+COUNTIF([$Cargos.DC9:.DI9];&quot;X&quot;)+COUNTIF([$Cargos.DS9:.DY9];&quot;X&quot;)+COUNTIF([$Cargos.EI9:.EO9];&quot;X&quot;)+COUNTIF([$Cargos.EY9:.FE9];&quot;X&quot;)" office:value-type="float" office:value="2">
            <text:p>2</text:p>
          </table:table-cell>
          <table:table-cell table:style-name="ce45" table:formula="of:=IF(AND([.B7]&gt;0;[.D7]&gt;0;[.F7]&gt;0);&quot;SIM&quot;;&quot;NÃO&quot;)" office:value-type="string" office:string-value="NÃO">
            <text:p>NÃ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Bruno Pereira Maia</text:p>
          </table:table-cell>
          <table:table-cell table:style-name="ce42" table:formula="of:=COUNTIF([$Cargos.B10:.F10];&quot;X&quot;)+COUNTIF([$Cargos.R10:.V10];&quot;X&quot;)+COUNTIF([$Cargos.AH10:.AL10];&quot;X&quot;)+COUNTIF([$Cargos.AX10:.BB10];&quot;X&quot;)+COUNTIF([$Cargos.BN10:.BR10];&quot;X&quot;)+COUNTIF([$Cargos.CD10:.CH10];&quot;X&quot;)+COUNTIF([$Cargos.CT10:.CX10];&quot;X&quot;)+COUNTIF([$Cargos.DJ10:.DN10];&quot;X&quot;)+COUNTIF([$Cargos.DZ10:.ED10];&quot;X&quot;)+COUNTIF([$Cargos.EP10:.ET10];&quot;X&quot;)" office:value-type="float" office:value="0">
            <text:p>0</text:p>
          </table:table-cell>
          <table:table-cell table:style-name="ce43" table:formula="of:=IF([.B8]&gt;0;[.B8]-1;0)" office:value-type="float" office:value="0">
            <text:p>0</text:p>
          </table:table-cell>
          <table:table-cell table:style-name="ce44" table:formula="of:=COUNTIF([$Cargos.G10:.J10];&quot;X&quot;)+COUNTIF([$Cargos.W10:.Z10];&quot;X&quot;)+COUNTIF([$Cargos.AM10:.AP10];&quot;X&quot;)+COUNTIF([$Cargos.BC10:.BF10];&quot;X&quot;)+COUNTIF([$Cargos.BS10:.BV10];&quot;X&quot;)+COUNTIF([$Cargos.CI10:.CL10];&quot;X&quot;)+COUNTIF([$Cargos.CY10:.DB10];&quot;X&quot;)+COUNTIF([$Cargos.DO10:.DR10];&quot;X&quot;)+COUNTIF([$Cargos.EE10:.EH10];&quot;X&quot;)+COUNTIF([$Cargos.EU10:.EX10];&quot;X&quot;)" office:value-type="float" office:value="0">
            <text:p>0</text:p>
          </table:table-cell>
          <table:table-cell table:style-name="ce17" table:formula="of:=IF([.D8]&gt;0;[.D8]-1;0)" office:value-type="float" office:value="0">
            <text:p>0</text:p>
          </table:table-cell>
          <table:table-cell table:style-name="ce45" table:formula="of:=COUNTIF([$Cargos.K10:.Q10];&quot;X&quot;)+COUNTIF([$Cargos.AA10:.AG10];&quot;X&quot;)+COUNTIF([$Cargos.AQ10:.AW10];&quot;X&quot;)+COUNTIF([$Cargos.BG10:.BM10];&quot;X&quot;)+COUNTIF([$Cargos.BS10:.BW10];&quot;X&quot;)+COUNTIF([$Cargos.CM10:.CS10];&quot;X&quot;)+COUNTIF([$Cargos.DC10:.DI10];&quot;X&quot;)+COUNTIF([$Cargos.DS10:.DY10];&quot;X&quot;)+COUNTIF([$Cargos.EI10:.EO10];&quot;X&quot;)+COUNTIF([$Cargos.EY10:.FE10];&quot;X&quot;)" office:value-type="float" office:value="2">
            <text:p>2</text:p>
          </table:table-cell>
          <table:table-cell table:style-name="ce45" table:formula="of:=IF(AND([.B8]&gt;0;[.D8]&gt;0;[.F8]&gt;0);&quot;SIM&quot;;&quot;NÃO&quot;)" office:value-type="string" office:string-value="NÃO">
            <text:p>NÃ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arlos Alberto de Oliveira Dias Junior</text:p>
          </table:table-cell>
          <table:table-cell table:style-name="ce42" table:formula="of:=COUNTIF([$Cargos.B11:.F11];&quot;X&quot;)+COUNTIF([$Cargos.R11:.V11];&quot;X&quot;)+COUNTIF([$Cargos.AH11:.AL11];&quot;X&quot;)+COUNTIF([$Cargos.AX11:.BB11];&quot;X&quot;)+COUNTIF([$Cargos.BN11:.BR11];&quot;X&quot;)+COUNTIF([$Cargos.CD11:.CH11];&quot;X&quot;)+COUNTIF([$Cargos.CT11:.CX11];&quot;X&quot;)+COUNTIF([$Cargos.DJ11:.DN11];&quot;X&quot;)+COUNTIF([$Cargos.DZ11:.ED11];&quot;X&quot;)+COUNTIF([$Cargos.EP11:.ET11];&quot;X&quot;)" office:value-type="float" office:value="2">
            <text:p>2</text:p>
          </table:table-cell>
          <table:table-cell table:style-name="ce43" table:formula="of:=IF([.B9]&gt;0;[.B9]-1;0)" office:value-type="float" office:value="1">
            <text:p>1</text:p>
          </table:table-cell>
          <table:table-cell table:style-name="ce44" table:formula="of:=COUNTIF([$Cargos.G11:.J11];&quot;X&quot;)+COUNTIF([$Cargos.W11:.Z11];&quot;X&quot;)+COUNTIF([$Cargos.AM11:.AP11];&quot;X&quot;)+COUNTIF([$Cargos.BC11:.BF11];&quot;X&quot;)+COUNTIF([$Cargos.BS11:.BV11];&quot;X&quot;)+COUNTIF([$Cargos.CI11:.CL11];&quot;X&quot;)+COUNTIF([$Cargos.CY11:.DB11];&quot;X&quot;)+COUNTIF([$Cargos.DO11:.DR11];&quot;X&quot;)+COUNTIF([$Cargos.EE11:.EH11];&quot;X&quot;)+COUNTIF([$Cargos.EU11:.EX11];&quot;X&quot;)" office:value-type="float" office:value="0">
            <text:p>0</text:p>
          </table:table-cell>
          <table:table-cell table:style-name="ce17" table:formula="of:=IF([.D9]&gt;0;[.D9]-1;0)" office:value-type="float" office:value="0">
            <text:p>0</text:p>
          </table:table-cell>
          <table:table-cell table:style-name="ce45" table:formula="of:=COUNTIF([$Cargos.K11:.Q11];&quot;X&quot;)+COUNTIF([$Cargos.AA11:.AG11];&quot;X&quot;)+COUNTIF([$Cargos.AQ11:.AW11];&quot;X&quot;)+COUNTIF([$Cargos.BG11:.BM11];&quot;X&quot;)+COUNTIF([$Cargos.BS11:.BW11];&quot;X&quot;)+COUNTIF([$Cargos.CM11:.CS11];&quot;X&quot;)+COUNTIF([$Cargos.DC11:.DI11];&quot;X&quot;)+COUNTIF([$Cargos.DS11:.DY11];&quot;X&quot;)+COUNTIF([$Cargos.EI11:.EO11];&quot;X&quot;)+COUNTIF([$Cargos.EY11:.FE11];&quot;X&quot;)" office:value-type="float" office:value="0">
            <text:p>0</text:p>
          </table:table-cell>
          <table:table-cell table:style-name="ce45" table:formula="of:=IF(AND([.B9]&gt;0;[.D9]&gt;0;[.F9]&gt;0);&quot;SIM&quot;;&quot;NÃO&quot;)" office:value-type="string" office:string-value="NÃO">
            <text:p>NÃ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assio Augusto Silva de Freitas</text:p>
          </table:table-cell>
          <table:table-cell table:style-name="ce42" table:formula="of:=COUNTIF([$Cargos.B12:.F12];&quot;X&quot;)+COUNTIF([$Cargos.R12:.V12];&quot;X&quot;)+COUNTIF([$Cargos.AH12:.AL12];&quot;X&quot;)+COUNTIF([$Cargos.AX12:.BB12];&quot;X&quot;)+COUNTIF([$Cargos.BN12:.BR12];&quot;X&quot;)+COUNTIF([$Cargos.CD12:.CH12];&quot;X&quot;)+COUNTIF([$Cargos.CT12:.CX12];&quot;X&quot;)+COUNTIF([$Cargos.DJ12:.DN12];&quot;X&quot;)+COUNTIF([$Cargos.DZ12:.ED12];&quot;X&quot;)+COUNTIF([$Cargos.EP12:.ET12];&quot;X&quot;)" office:value-type="float" office:value="0">
            <text:p>0</text:p>
          </table:table-cell>
          <table:table-cell table:style-name="ce43" table:formula="of:=IF([.B10]&gt;0;[.B10]-1;0)" office:value-type="float" office:value="0">
            <text:p>0</text:p>
          </table:table-cell>
          <table:table-cell table:style-name="ce44" table:formula="of:=COUNTIF([$Cargos.G12:.J12];&quot;X&quot;)+COUNTIF([$Cargos.W12:.Z12];&quot;X&quot;)+COUNTIF([$Cargos.AM12:.AP12];&quot;X&quot;)+COUNTIF([$Cargos.BC12:.BF12];&quot;X&quot;)+COUNTIF([$Cargos.BS12:.BV12];&quot;X&quot;)+COUNTIF([$Cargos.CI12:.CL12];&quot;X&quot;)+COUNTIF([$Cargos.CY12:.DB12];&quot;X&quot;)+COUNTIF([$Cargos.DO12:.DR12];&quot;X&quot;)+COUNTIF([$Cargos.EE12:.EH12];&quot;X&quot;)+COUNTIF([$Cargos.EU12:.EX12];&quot;X&quot;)" office:value-type="float" office:value="2">
            <text:p>2</text:p>
          </table:table-cell>
          <table:table-cell table:style-name="ce17" table:formula="of:=IF([.D10]&gt;0;[.D10]-1;0)" office:value-type="float" office:value="1">
            <text:p>1</text:p>
          </table:table-cell>
          <table:table-cell table:style-name="ce45" table:formula="of:=COUNTIF([$Cargos.K12:.Q12];&quot;X&quot;)+COUNTIF([$Cargos.AA12:.AG12];&quot;X&quot;)+COUNTIF([$Cargos.AQ12:.AW12];&quot;X&quot;)+COUNTIF([$Cargos.BG12:.BM12];&quot;X&quot;)+COUNTIF([$Cargos.BS12:.BW12];&quot;X&quot;)+COUNTIF([$Cargos.CM12:.CS12];&quot;X&quot;)+COUNTIF([$Cargos.DC12:.DI12];&quot;X&quot;)+COUNTIF([$Cargos.DS12:.DY12];&quot;X&quot;)+COUNTIF([$Cargos.EI12:.EO12];&quot;X&quot;)+COUNTIF([$Cargos.EY12:.FE12];&quot;X&quot;)" office:value-type="float" office:value="0">
            <text:p>0</text:p>
          </table:table-cell>
          <table:table-cell table:style-name="ce45" table:formula="of:=IF(AND([.B10]&gt;0;[.D10]&gt;0;[.F10]&gt;0);&quot;SIM&quot;;&quot;NÃO&quot;)" office:value-type="string" office:string-value="NÃO">
            <text:p>NÃ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ezar Augusto Ferrreira</text:p>
          </table:table-cell>
          <table:table-cell table:style-name="ce42" table:formula="of:=COUNTIF([$Cargos.B13:.F13];&quot;X&quot;)+COUNTIF([$Cargos.R13:.V13];&quot;X&quot;)+COUNTIF([$Cargos.AH13:.AL13];&quot;X&quot;)+COUNTIF([$Cargos.AX13:.BB13];&quot;X&quot;)+COUNTIF([$Cargos.BN13:.BR13];&quot;X&quot;)+COUNTIF([$Cargos.CD13:.CH13];&quot;X&quot;)+COUNTIF([$Cargos.CT13:.CX13];&quot;X&quot;)+COUNTIF([$Cargos.DJ13:.DN13];&quot;X&quot;)+COUNTIF([$Cargos.DZ13:.ED13];&quot;X&quot;)+COUNTIF([$Cargos.EP13:.ET13];&quot;X&quot;)" office:value-type="float" office:value="0">
            <text:p>0</text:p>
          </table:table-cell>
          <table:table-cell table:style-name="ce43" table:formula="of:=IF([.B11]&gt;0;[.B11]-1;0)" office:value-type="float" office:value="0">
            <text:p>0</text:p>
          </table:table-cell>
          <table:table-cell table:style-name="ce44" table:formula="of:=COUNTIF([$Cargos.G13:.J13];&quot;X&quot;)+COUNTIF([$Cargos.W13:.Z13];&quot;X&quot;)+COUNTIF([$Cargos.AM13:.AP13];&quot;X&quot;)+COUNTIF([$Cargos.BC13:.BF13];&quot;X&quot;)+COUNTIF([$Cargos.BS13:.BV13];&quot;X&quot;)+COUNTIF([$Cargos.CI13:.CL13];&quot;X&quot;)+COUNTIF([$Cargos.CY13:.DB13];&quot;X&quot;)+COUNTIF([$Cargos.DO13:.DR13];&quot;X&quot;)+COUNTIF([$Cargos.EE13:.EH13];&quot;X&quot;)+COUNTIF([$Cargos.EU13:.EX13];&quot;X&quot;)" office:value-type="float" office:value="0">
            <text:p>0</text:p>
          </table:table-cell>
          <table:table-cell table:style-name="ce17" table:formula="of:=IF([.D11]&gt;0;[.D11]-1;0)" office:value-type="float" office:value="0">
            <text:p>0</text:p>
          </table:table-cell>
          <table:table-cell table:style-name="ce45" table:formula="of:=COUNTIF([$Cargos.K13:.Q13];&quot;X&quot;)+COUNTIF([$Cargos.AA13:.AG13];&quot;X&quot;)+COUNTIF([$Cargos.AQ13:.AW13];&quot;X&quot;)+COUNTIF([$Cargos.BG13:.BM13];&quot;X&quot;)+COUNTIF([$Cargos.BS13:.BW13];&quot;X&quot;)+COUNTIF([$Cargos.CM13:.CS13];&quot;X&quot;)+COUNTIF([$Cargos.DC13:.DI13];&quot;X&quot;)+COUNTIF([$Cargos.DS13:.DY13];&quot;X&quot;)+COUNTIF([$Cargos.EI13:.EO13];&quot;X&quot;)+COUNTIF([$Cargos.EY13:.FE13];&quot;X&quot;)" office:value-type="float" office:value="2">
            <text:p>2</text:p>
          </table:table-cell>
          <table:table-cell table:style-name="ce45" table:formula="of:=IF(AND([.B11]&gt;0;[.D11]&gt;0;[.F11]&gt;0);&quot;SIM&quot;;&quot;NÃO&quot;)" office:value-type="string" office:string-value="NÃO">
            <text:p>NÃ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iogo Gonçalves Teodoro</text:p>
          </table:table-cell>
          <table:table-cell table:style-name="ce42" table:formula="of:=COUNTIF([$Cargos.B14:.F14];&quot;X&quot;)+COUNTIF([$Cargos.R14:.V14];&quot;X&quot;)+COUNTIF([$Cargos.AH14:.AL14];&quot;X&quot;)+COUNTIF([$Cargos.AX14:.BB14];&quot;X&quot;)+COUNTIF([$Cargos.BN14:.BR14];&quot;X&quot;)+COUNTIF([$Cargos.CD14:.CH14];&quot;X&quot;)+COUNTIF([$Cargos.CT14:.CX14];&quot;X&quot;)+COUNTIF([$Cargos.DJ14:.DN14];&quot;X&quot;)+COUNTIF([$Cargos.DZ14:.ED14];&quot;X&quot;)+COUNTIF([$Cargos.EP14:.ET14];&quot;X&quot;)" office:value-type="float" office:value="2">
            <text:p>2</text:p>
          </table:table-cell>
          <table:table-cell table:style-name="ce43" table:formula="of:=IF([.B12]&gt;0;[.B12]-1;0)" office:value-type="float" office:value="1">
            <text:p>1</text:p>
          </table:table-cell>
          <table:table-cell table:style-name="ce44" table:formula="of:=COUNTIF([$Cargos.G14:.J14];&quot;X&quot;)+COUNTIF([$Cargos.W14:.Z14];&quot;X&quot;)+COUNTIF([$Cargos.AM14:.AP14];&quot;X&quot;)+COUNTIF([$Cargos.BC14:.BF14];&quot;X&quot;)+COUNTIF([$Cargos.BS14:.BV14];&quot;X&quot;)+COUNTIF([$Cargos.CI14:.CL14];&quot;X&quot;)+COUNTIF([$Cargos.CY14:.DB14];&quot;X&quot;)+COUNTIF([$Cargos.DO14:.DR14];&quot;X&quot;)+COUNTIF([$Cargos.EE14:.EH14];&quot;X&quot;)+COUNTIF([$Cargos.EU14:.EX14];&quot;X&quot;)" office:value-type="float" office:value="0">
            <text:p>0</text:p>
          </table:table-cell>
          <table:table-cell table:style-name="ce17" table:formula="of:=IF([.D12]&gt;0;[.D12]-1;0)" office:value-type="float" office:value="0">
            <text:p>0</text:p>
          </table:table-cell>
          <table:table-cell table:style-name="ce45" table:formula="of:=COUNTIF([$Cargos.K14:.Q14];&quot;X&quot;)+COUNTIF([$Cargos.AA14:.AG14];&quot;X&quot;)+COUNTIF([$Cargos.AQ14:.AW14];&quot;X&quot;)+COUNTIF([$Cargos.BG14:.BM14];&quot;X&quot;)+COUNTIF([$Cargos.BS14:.BW14];&quot;X&quot;)+COUNTIF([$Cargos.CM14:.CS14];&quot;X&quot;)+COUNTIF([$Cargos.DC14:.DI14];&quot;X&quot;)+COUNTIF([$Cargos.DS14:.DY14];&quot;X&quot;)+COUNTIF([$Cargos.EI14:.EO14];&quot;X&quot;)+COUNTIF([$Cargos.EY14:.FE14];&quot;X&quot;)" office:value-type="float" office:value="0">
            <text:p>0</text:p>
          </table:table-cell>
          <table:table-cell table:style-name="ce45" table:formula="of:=IF(AND([.B12]&gt;0;[.D12]&gt;0;[.F12]&gt;0);&quot;SIM&quot;;&quot;NÃO&quot;)" office:value-type="string" office:string-value="NÃO">
            <text:p>NÃ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iogo Ribeiro de Souza</text:p>
          </table:table-cell>
          <table:table-cell table:style-name="ce42" table:formula="of:=COUNTIF([$Cargos.B15:.F15];&quot;X&quot;)+COUNTIF([$Cargos.R15:.V15];&quot;X&quot;)+COUNTIF([$Cargos.AH15:.AL15];&quot;X&quot;)+COUNTIF([$Cargos.AX15:.BB15];&quot;X&quot;)+COUNTIF([$Cargos.BN15:.BR15];&quot;X&quot;)+COUNTIF([$Cargos.CD15:.CH15];&quot;X&quot;)+COUNTIF([$Cargos.CT15:.CX15];&quot;X&quot;)+COUNTIF([$Cargos.DJ15:.DN15];&quot;X&quot;)+COUNTIF([$Cargos.DZ15:.ED15];&quot;X&quot;)+COUNTIF([$Cargos.EP15:.ET15];&quot;X&quot;)" office:value-type="float" office:value="0">
            <text:p>0</text:p>
          </table:table-cell>
          <table:table-cell table:style-name="ce43" table:formula="of:=IF([.B13]&gt;0;[.B13]-1;0)" office:value-type="float" office:value="0">
            <text:p>0</text:p>
          </table:table-cell>
          <table:table-cell table:style-name="ce44" table:formula="of:=COUNTIF([$Cargos.G15:.J15];&quot;X&quot;)+COUNTIF([$Cargos.W15:.Z15];&quot;X&quot;)+COUNTIF([$Cargos.AM15:.AP15];&quot;X&quot;)+COUNTIF([$Cargos.BC15:.BF15];&quot;X&quot;)+COUNTIF([$Cargos.BS15:.BV15];&quot;X&quot;)+COUNTIF([$Cargos.CI15:.CL15];&quot;X&quot;)+COUNTIF([$Cargos.CY15:.DB15];&quot;X&quot;)+COUNTIF([$Cargos.DO15:.DR15];&quot;X&quot;)+COUNTIF([$Cargos.EE15:.EH15];&quot;X&quot;)+COUNTIF([$Cargos.EU15:.EX15];&quot;X&quot;)" office:value-type="float" office:value="0">
            <text:p>0</text:p>
          </table:table-cell>
          <table:table-cell table:style-name="ce17" table:formula="of:=IF([.D13]&gt;0;[.D13]-1;0)" office:value-type="float" office:value="0">
            <text:p>0</text:p>
          </table:table-cell>
          <table:table-cell table:style-name="ce45" table:formula="of:=COUNTIF([$Cargos.K15:.Q15];&quot;X&quot;)+COUNTIF([$Cargos.AA15:.AG15];&quot;X&quot;)+COUNTIF([$Cargos.AQ15:.AW15];&quot;X&quot;)+COUNTIF([$Cargos.BG15:.BM15];&quot;X&quot;)+COUNTIF([$Cargos.BS15:.BW15];&quot;X&quot;)+COUNTIF([$Cargos.CM15:.CS15];&quot;X&quot;)+COUNTIF([$Cargos.DC15:.DI15];&quot;X&quot;)+COUNTIF([$Cargos.DS15:.DY15];&quot;X&quot;)+COUNTIF([$Cargos.EI15:.EO15];&quot;X&quot;)+COUNTIF([$Cargos.EY15:.FE15];&quot;X&quot;)" office:value-type="float" office:value="2">
            <text:p>2</text:p>
          </table:table-cell>
          <table:table-cell table:style-name="ce45" table:formula="of:=IF(AND([.B13]&gt;0;[.D13]&gt;0;[.F13]&gt;0);&quot;SIM&quot;;&quot;NÃO&quot;)" office:value-type="string" office:string-value="NÃO">
            <text:p>NÃ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iogo Tavares de Azevedo Japiassu</text:p>
          </table:table-cell>
          <table:table-cell table:style-name="ce42" table:formula="of:=COUNTIF([$Cargos.B16:.F16];&quot;X&quot;)+COUNTIF([$Cargos.R16:.V16];&quot;X&quot;)+COUNTIF([$Cargos.AH16:.AL16];&quot;X&quot;)+COUNTIF([$Cargos.AX16:.BB16];&quot;X&quot;)+COUNTIF([$Cargos.BN16:.BR16];&quot;X&quot;)+COUNTIF([$Cargos.CD16:.CH16];&quot;X&quot;)+COUNTIF([$Cargos.CT16:.CX16];&quot;X&quot;)+COUNTIF([$Cargos.DJ16:.DN16];&quot;X&quot;)+COUNTIF([$Cargos.DZ16:.ED16];&quot;X&quot;)+COUNTIF([$Cargos.EP16:.ET16];&quot;X&quot;)" office:value-type="float" office:value="0">
            <text:p>0</text:p>
          </table:table-cell>
          <table:table-cell table:style-name="ce43" table:formula="of:=IF([.B14]&gt;0;[.B14]-1;0)" office:value-type="float" office:value="0">
            <text:p>0</text:p>
          </table:table-cell>
          <table:table-cell table:style-name="ce44" table:formula="of:=COUNTIF([$Cargos.G16:.J16];&quot;X&quot;)+COUNTIF([$Cargos.W16:.Z16];&quot;X&quot;)+COUNTIF([$Cargos.AM16:.AP16];&quot;X&quot;)+COUNTIF([$Cargos.BC16:.BF16];&quot;X&quot;)+COUNTIF([$Cargos.BS16:.BV16];&quot;X&quot;)+COUNTIF([$Cargos.CI16:.CL16];&quot;X&quot;)+COUNTIF([$Cargos.CY16:.DB16];&quot;X&quot;)+COUNTIF([$Cargos.DO16:.DR16];&quot;X&quot;)+COUNTIF([$Cargos.EE16:.EH16];&quot;X&quot;)+COUNTIF([$Cargos.EU16:.EX16];&quot;X&quot;)" office:value-type="float" office:value="0">
            <text:p>0</text:p>
          </table:table-cell>
          <table:table-cell table:style-name="ce17" table:formula="of:=IF([.D14]&gt;0;[.D14]-1;0)" office:value-type="float" office:value="0">
            <text:p>0</text:p>
          </table:table-cell>
          <table:table-cell table:style-name="ce45" table:formula="of:=COUNTIF([$Cargos.K16:.Q16];&quot;X&quot;)+COUNTIF([$Cargos.AA16:.AG16];&quot;X&quot;)+COUNTIF([$Cargos.AQ16:.AW16];&quot;X&quot;)+COUNTIF([$Cargos.BG16:.BM16];&quot;X&quot;)+COUNTIF([$Cargos.BS16:.BW16];&quot;X&quot;)+COUNTIF([$Cargos.CM16:.CS16];&quot;X&quot;)+COUNTIF([$Cargos.DC16:.DI16];&quot;X&quot;)+COUNTIF([$Cargos.DS16:.DY16];&quot;X&quot;)+COUNTIF([$Cargos.EI16:.EO16];&quot;X&quot;)+COUNTIF([$Cargos.EY16:.FE16];&quot;X&quot;)" office:value-type="float" office:value="2">
            <text:p>2</text:p>
          </table:table-cell>
          <table:table-cell table:style-name="ce45" table:formula="of:=IF(AND([.B14]&gt;0;[.D14]&gt;0;[.F14]&gt;0);&quot;SIM&quot;;&quot;NÃO&quot;)" office:value-type="string" office:string-value="NÃO">
            <text:p>NÃ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yego de Oliveira Almeida</text:p>
          </table:table-cell>
          <table:table-cell table:style-name="ce42" table:formula="of:=COUNTIF([$Cargos.B17:.F17];&quot;X&quot;)+COUNTIF([$Cargos.R17:.V17];&quot;X&quot;)+COUNTIF([$Cargos.AH17:.AL17];&quot;X&quot;)+COUNTIF([$Cargos.AX17:.BB17];&quot;X&quot;)+COUNTIF([$Cargos.BN17:.BR17];&quot;X&quot;)+COUNTIF([$Cargos.CD17:.CH17];&quot;X&quot;)+COUNTIF([$Cargos.CT17:.CX17];&quot;X&quot;)+COUNTIF([$Cargos.DJ17:.DN17];&quot;X&quot;)+COUNTIF([$Cargos.DZ17:.ED17];&quot;X&quot;)+COUNTIF([$Cargos.EP17:.ET17];&quot;X&quot;)" office:value-type="float" office:value="0">
            <text:p>0</text:p>
          </table:table-cell>
          <table:table-cell table:style-name="ce43" table:formula="of:=IF([.B15]&gt;0;[.B15]-1;0)" office:value-type="float" office:value="0">
            <text:p>0</text:p>
          </table:table-cell>
          <table:table-cell table:style-name="ce44" table:formula="of:=COUNTIF([$Cargos.G17:.J17];&quot;X&quot;)+COUNTIF([$Cargos.W17:.Z17];&quot;X&quot;)+COUNTIF([$Cargos.AM17:.AP17];&quot;X&quot;)+COUNTIF([$Cargos.BC17:.BF17];&quot;X&quot;)+COUNTIF([$Cargos.BS17:.BV17];&quot;X&quot;)+COUNTIF([$Cargos.CI17:.CL17];&quot;X&quot;)+COUNTIF([$Cargos.CY17:.DB17];&quot;X&quot;)+COUNTIF([$Cargos.DO17:.DR17];&quot;X&quot;)+COUNTIF([$Cargos.EE17:.EH17];&quot;X&quot;)+COUNTIF([$Cargos.EU17:.EX17];&quot;X&quot;)" office:value-type="float" office:value="0">
            <text:p>0</text:p>
          </table:table-cell>
          <table:table-cell table:style-name="ce17" table:formula="of:=IF([.D15]&gt;0;[.D15]-1;0)" office:value-type="float" office:value="0">
            <text:p>0</text:p>
          </table:table-cell>
          <table:table-cell table:style-name="ce45" table:formula="of:=COUNTIF([$Cargos.K17:.Q17];&quot;X&quot;)+COUNTIF([$Cargos.AA17:.AG17];&quot;X&quot;)+COUNTIF([$Cargos.AQ17:.AW17];&quot;X&quot;)+COUNTIF([$Cargos.BG17:.BM17];&quot;X&quot;)+COUNTIF([$Cargos.BS17:.BW17];&quot;X&quot;)+COUNTIF([$Cargos.CM17:.CS17];&quot;X&quot;)+COUNTIF([$Cargos.DC17:.DI17];&quot;X&quot;)+COUNTIF([$Cargos.DS17:.DY17];&quot;X&quot;)+COUNTIF([$Cargos.EI17:.EO17];&quot;X&quot;)+COUNTIF([$Cargos.EY17:.FE17];&quot;X&quot;)" office:value-type="float" office:value="2">
            <text:p>2</text:p>
          </table:table-cell>
          <table:table-cell table:style-name="ce45" table:formula="of:=IF(AND([.B15]&gt;0;[.D15]&gt;0;[.F15]&gt;0);&quot;SIM&quot;;&quot;NÃO&quot;)" office:value-type="string" office:string-value="NÃO">
            <text:p>NÃ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duardo Bruno Simões Seguro</text:p>
          </table:table-cell>
          <table:table-cell table:style-name="ce42" table:formula="of:=COUNTIF([$Cargos.B18:.F18];&quot;X&quot;)+COUNTIF([$Cargos.R18:.V18];&quot;X&quot;)+COUNTIF([$Cargos.AH18:.AL18];&quot;X&quot;)+COUNTIF([$Cargos.AX18:.BB18];&quot;X&quot;)+COUNTIF([$Cargos.BN18:.BR18];&quot;X&quot;)+COUNTIF([$Cargos.CD18:.CH18];&quot;X&quot;)+COUNTIF([$Cargos.CT18:.CX18];&quot;X&quot;)+COUNTIF([$Cargos.DJ18:.DN18];&quot;X&quot;)+COUNTIF([$Cargos.DZ18:.ED18];&quot;X&quot;)+COUNTIF([$Cargos.EP18:.ET18];&quot;X&quot;)" office:value-type="float" office:value="0">
            <text:p>0</text:p>
          </table:table-cell>
          <table:table-cell table:style-name="ce43" table:formula="of:=IF([.B16]&gt;0;[.B16]-1;0)" office:value-type="float" office:value="0">
            <text:p>0</text:p>
          </table:table-cell>
          <table:table-cell table:style-name="ce44" table:formula="of:=COUNTIF([$Cargos.G18:.J18];&quot;X&quot;)+COUNTIF([$Cargos.W18:.Z18];&quot;X&quot;)+COUNTIF([$Cargos.AM18:.AP18];&quot;X&quot;)+COUNTIF([$Cargos.BC18:.BF18];&quot;X&quot;)+COUNTIF([$Cargos.BS18:.BV18];&quot;X&quot;)+COUNTIF([$Cargos.CI18:.CL18];&quot;X&quot;)+COUNTIF([$Cargos.CY18:.DB18];&quot;X&quot;)+COUNTIF([$Cargos.DO18:.DR18];&quot;X&quot;)+COUNTIF([$Cargos.EE18:.EH18];&quot;X&quot;)+COUNTIF([$Cargos.EU18:.EX18];&quot;X&quot;)" office:value-type="float" office:value="2">
            <text:p>2</text:p>
          </table:table-cell>
          <table:table-cell table:style-name="ce17" table:formula="of:=IF([.D16]&gt;0;[.D16]-1;0)" office:value-type="float" office:value="1">
            <text:p>1</text:p>
          </table:table-cell>
          <table:table-cell table:style-name="ce45" table:formula="of:=COUNTIF([$Cargos.K18:.Q18];&quot;X&quot;)+COUNTIF([$Cargos.AA18:.AG18];&quot;X&quot;)+COUNTIF([$Cargos.AQ18:.AW18];&quot;X&quot;)+COUNTIF([$Cargos.BG18:.BM18];&quot;X&quot;)+COUNTIF([$Cargos.BS18:.BW18];&quot;X&quot;)+COUNTIF([$Cargos.CM18:.CS18];&quot;X&quot;)+COUNTIF([$Cargos.DC18:.DI18];&quot;X&quot;)+COUNTIF([$Cargos.DS18:.DY18];&quot;X&quot;)+COUNTIF([$Cargos.EI18:.EO18];&quot;X&quot;)+COUNTIF([$Cargos.EY18:.FE18];&quot;X&quot;)" office:value-type="float" office:value="0">
            <text:p>0</text:p>
          </table:table-cell>
          <table:table-cell table:style-name="ce45" table:formula="of:=IF(AND([.B16]&gt;0;[.D16]&gt;0;[.F16]&gt;0);&quot;SIM&quot;;&quot;NÃO&quot;)" office:value-type="string" office:string-value="NÃO">
            <text:p>NÃ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xpedito Pereira dos Santos</text:p>
          </table:table-cell>
          <table:table-cell table:style-name="ce42" table:formula="of:=COUNTIF([$Cargos.B19:.F19];&quot;X&quot;)+COUNTIF([$Cargos.R19:.V19];&quot;X&quot;)+COUNTIF([$Cargos.AH19:.AL19];&quot;X&quot;)+COUNTIF([$Cargos.AX19:.BB19];&quot;X&quot;)+COUNTIF([$Cargos.BN19:.BR19];&quot;X&quot;)+COUNTIF([$Cargos.CD19:.CH19];&quot;X&quot;)+COUNTIF([$Cargos.CT19:.CX19];&quot;X&quot;)+COUNTIF([$Cargos.DJ19:.DN19];&quot;X&quot;)+COUNTIF([$Cargos.DZ19:.ED19];&quot;X&quot;)+COUNTIF([$Cargos.EP19:.ET19];&quot;X&quot;)" office:value-type="float" office:value="2">
            <text:p>2</text:p>
          </table:table-cell>
          <table:table-cell table:style-name="ce43" table:formula="of:=IF([.B17]&gt;0;[.B17]-1;0)" office:value-type="float" office:value="1">
            <text:p>1</text:p>
          </table:table-cell>
          <table:table-cell table:style-name="ce44" table:formula="of:=COUNTIF([$Cargos.G19:.J19];&quot;X&quot;)+COUNTIF([$Cargos.W19:.Z19];&quot;X&quot;)+COUNTIF([$Cargos.AM19:.AP19];&quot;X&quot;)+COUNTIF([$Cargos.BC19:.BF19];&quot;X&quot;)+COUNTIF([$Cargos.BS19:.BV19];&quot;X&quot;)+COUNTIF([$Cargos.CI19:.CL19];&quot;X&quot;)+COUNTIF([$Cargos.CY19:.DB19];&quot;X&quot;)+COUNTIF([$Cargos.DO19:.DR19];&quot;X&quot;)+COUNTIF([$Cargos.EE19:.EH19];&quot;X&quot;)+COUNTIF([$Cargos.EU19:.EX19];&quot;X&quot;)" office:value-type="float" office:value="0">
            <text:p>0</text:p>
          </table:table-cell>
          <table:table-cell table:style-name="ce17" table:formula="of:=IF([.D17]&gt;0;[.D17]-1;0)" office:value-type="float" office:value="0">
            <text:p>0</text:p>
          </table:table-cell>
          <table:table-cell table:style-name="ce45" table:formula="of:=COUNTIF([$Cargos.K19:.Q19];&quot;X&quot;)+COUNTIF([$Cargos.AA19:.AG19];&quot;X&quot;)+COUNTIF([$Cargos.AQ19:.AW19];&quot;X&quot;)+COUNTIF([$Cargos.BG19:.BM19];&quot;X&quot;)+COUNTIF([$Cargos.BS19:.BW19];&quot;X&quot;)+COUNTIF([$Cargos.CM19:.CS19];&quot;X&quot;)+COUNTIF([$Cargos.DC19:.DI19];&quot;X&quot;)+COUNTIF([$Cargos.DS19:.DY19];&quot;X&quot;)+COUNTIF([$Cargos.EI19:.EO19];&quot;X&quot;)+COUNTIF([$Cargos.EY19:.FE19];&quot;X&quot;)" office:value-type="float" office:value="0">
            <text:p>0</text:p>
          </table:table-cell>
          <table:table-cell table:style-name="ce45" table:formula="of:=IF(AND([.B17]&gt;0;[.D17]&gt;0;[.F17]&gt;0);&quot;SIM&quot;;&quot;NÃO&quot;)" office:value-type="string" office:string-value="NÃO">
            <text:p>NÃ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Felipe Augusto Lacerda Giroto</text:p>
          </table:table-cell>
          <table:table-cell table:style-name="ce42" table:formula="of:=COUNTIF([$Cargos.B20:.F20];&quot;X&quot;)+COUNTIF([$Cargos.R20:.V20];&quot;X&quot;)+COUNTIF([$Cargos.AH20:.AL20];&quot;X&quot;)+COUNTIF([$Cargos.AX20:.BB20];&quot;X&quot;)+COUNTIF([$Cargos.BN20:.BR20];&quot;X&quot;)+COUNTIF([$Cargos.CD20:.CH20];&quot;X&quot;)+COUNTIF([$Cargos.CT20:.CX20];&quot;X&quot;)+COUNTIF([$Cargos.DJ20:.DN20];&quot;X&quot;)+COUNTIF([$Cargos.DZ20:.ED20];&quot;X&quot;)+COUNTIF([$Cargos.EP20:.ET20];&quot;X&quot;)" office:value-type="float" office:value="0">
            <text:p>0</text:p>
          </table:table-cell>
          <table:table-cell table:style-name="ce43" table:formula="of:=IF([.B18]&gt;0;[.B18]-1;0)" office:value-type="float" office:value="0">
            <text:p>0</text:p>
          </table:table-cell>
          <table:table-cell table:style-name="ce44" table:formula="of:=COUNTIF([$Cargos.G20:.J20];&quot;X&quot;)+COUNTIF([$Cargos.W20:.Z20];&quot;X&quot;)+COUNTIF([$Cargos.AM20:.AP20];&quot;X&quot;)+COUNTIF([$Cargos.BC20:.BF20];&quot;X&quot;)+COUNTIF([$Cargos.BS20:.BV20];&quot;X&quot;)+COUNTIF([$Cargos.CI20:.CL20];&quot;X&quot;)+COUNTIF([$Cargos.CY20:.DB20];&quot;X&quot;)+COUNTIF([$Cargos.DO20:.DR20];&quot;X&quot;)+COUNTIF([$Cargos.EE20:.EH20];&quot;X&quot;)+COUNTIF([$Cargos.EU20:.EX20];&quot;X&quot;)" office:value-type="float" office:value="0">
            <text:p>0</text:p>
          </table:table-cell>
          <table:table-cell table:style-name="ce17" table:formula="of:=IF([.D18]&gt;0;[.D18]-1;0)" office:value-type="float" office:value="0">
            <text:p>0</text:p>
          </table:table-cell>
          <table:table-cell table:style-name="ce45" table:formula="of:=COUNTIF([$Cargos.K20:.Q20];&quot;X&quot;)+COUNTIF([$Cargos.AA20:.AG20];&quot;X&quot;)+COUNTIF([$Cargos.AQ20:.AW20];&quot;X&quot;)+COUNTIF([$Cargos.BG20:.BM20];&quot;X&quot;)+COUNTIF([$Cargos.BS20:.BW20];&quot;X&quot;)+COUNTIF([$Cargos.CM20:.CS20];&quot;X&quot;)+COUNTIF([$Cargos.DC20:.DI20];&quot;X&quot;)+COUNTIF([$Cargos.DS20:.DY20];&quot;X&quot;)+COUNTIF([$Cargos.EI20:.EO20];&quot;X&quot;)+COUNTIF([$Cargos.EY20:.FE20];&quot;X&quot;)" office:value-type="float" office:value="2">
            <text:p>2</text:p>
          </table:table-cell>
          <table:table-cell table:style-name="ce45" table:formula="of:=IF(AND([.B18]&gt;0;[.D18]&gt;0;[.F18]&gt;0);&quot;SIM&quot;;&quot;NÃO&quot;)" office:value-type="string" office:string-value="NÃO">
            <text:p>NÃ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Gabriel da Silva Vieira</text:p>
          </table:table-cell>
          <table:table-cell table:style-name="ce42" table:formula="of:=COUNTIF([$Cargos.B21:.F21];&quot;X&quot;)+COUNTIF([$Cargos.R21:.V21];&quot;X&quot;)+COUNTIF([$Cargos.AH21:.AL21];&quot;X&quot;)+COUNTIF([$Cargos.AX21:.BB21];&quot;X&quot;)+COUNTIF([$Cargos.BN21:.BR21];&quot;X&quot;)+COUNTIF([$Cargos.CD21:.CH21];&quot;X&quot;)+COUNTIF([$Cargos.CT21:.CX21];&quot;X&quot;)+COUNTIF([$Cargos.DJ21:.DN21];&quot;X&quot;)+COUNTIF([$Cargos.DZ21:.ED21];&quot;X&quot;)+COUNTIF([$Cargos.EP21:.ET21];&quot;X&quot;)" office:value-type="float" office:value="0">
            <text:p>0</text:p>
          </table:table-cell>
          <table:table-cell table:style-name="ce43" table:formula="of:=IF([.B19]&gt;0;[.B19]-1;0)" office:value-type="float" office:value="0">
            <text:p>0</text:p>
          </table:table-cell>
          <table:table-cell table:style-name="ce44" table:formula="of:=COUNTIF([$Cargos.G21:.J21];&quot;X&quot;)+COUNTIF([$Cargos.W21:.Z21];&quot;X&quot;)+COUNTIF([$Cargos.AM21:.AP21];&quot;X&quot;)+COUNTIF([$Cargos.BC21:.BF21];&quot;X&quot;)+COUNTIF([$Cargos.BS21:.BV21];&quot;X&quot;)+COUNTIF([$Cargos.CI21:.CL21];&quot;X&quot;)+COUNTIF([$Cargos.CY21:.DB21];&quot;X&quot;)+COUNTIF([$Cargos.DO21:.DR21];&quot;X&quot;)+COUNTIF([$Cargos.EE21:.EH21];&quot;X&quot;)+COUNTIF([$Cargos.EU21:.EX21];&quot;X&quot;)" office:value-type="float" office:value="0">
            <text:p>0</text:p>
          </table:table-cell>
          <table:table-cell table:style-name="ce17" table:formula="of:=IF([.D19]&gt;0;[.D19]-1;0)" office:value-type="float" office:value="0">
            <text:p>0</text:p>
          </table:table-cell>
          <table:table-cell table:style-name="ce45" table:formula="of:=COUNTIF([$Cargos.K21:.Q21];&quot;X&quot;)+COUNTIF([$Cargos.AA21:.AG21];&quot;X&quot;)+COUNTIF([$Cargos.AQ21:.AW21];&quot;X&quot;)+COUNTIF([$Cargos.BG21:.BM21];&quot;X&quot;)+COUNTIF([$Cargos.BS21:.BW21];&quot;X&quot;)+COUNTIF([$Cargos.CM21:.CS21];&quot;X&quot;)+COUNTIF([$Cargos.DC21:.DI21];&quot;X&quot;)+COUNTIF([$Cargos.DS21:.DY21];&quot;X&quot;)+COUNTIF([$Cargos.EI21:.EO21];&quot;X&quot;)+COUNTIF([$Cargos.EY21:.FE21];&quot;X&quot;)" office:value-type="float" office:value="2">
            <text:p>2</text:p>
          </table:table-cell>
          <table:table-cell table:style-name="ce45" table:formula="of:=IF(AND([.B19]&gt;0;[.D19]&gt;0;[.F19]&gt;0);&quot;SIM&quot;;&quot;NÃO&quot;)" office:value-type="string" office:string-value="NÃO">
            <text:p>NÃ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Geovane Pazine Filho</text:p>
          </table:table-cell>
          <table:table-cell table:style-name="ce42" table:formula="of:=COUNTIF([$Cargos.B22:.F22];&quot;X&quot;)+COUNTIF([$Cargos.R22:.V22];&quot;X&quot;)+COUNTIF([$Cargos.AH22:.AL22];&quot;X&quot;)+COUNTIF([$Cargos.AX22:.BB22];&quot;X&quot;)+COUNTIF([$Cargos.BN22:.BR22];&quot;X&quot;)+COUNTIF([$Cargos.CD22:.CH22];&quot;X&quot;)+COUNTIF([$Cargos.CT22:.CX22];&quot;X&quot;)+COUNTIF([$Cargos.DJ22:.DN22];&quot;X&quot;)+COUNTIF([$Cargos.DZ22:.ED22];&quot;X&quot;)+COUNTIF([$Cargos.EP22:.ET22];&quot;X&quot;)" office:value-type="float" office:value="0">
            <text:p>0</text:p>
          </table:table-cell>
          <table:table-cell table:style-name="ce43" table:formula="of:=IF([.B20]&gt;0;[.B20]-1;0)" office:value-type="float" office:value="0">
            <text:p>0</text:p>
          </table:table-cell>
          <table:table-cell table:style-name="ce44" table:formula="of:=COUNTIF([$Cargos.G22:.J22];&quot;X&quot;)+COUNTIF([$Cargos.W22:.Z22];&quot;X&quot;)+COUNTIF([$Cargos.AM22:.AP22];&quot;X&quot;)+COUNTIF([$Cargos.BC22:.BF22];&quot;X&quot;)+COUNTIF([$Cargos.BS22:.BV22];&quot;X&quot;)+COUNTIF([$Cargos.CI22:.CL22];&quot;X&quot;)+COUNTIF([$Cargos.CY22:.DB22];&quot;X&quot;)+COUNTIF([$Cargos.DO22:.DR22];&quot;X&quot;)+COUNTIF([$Cargos.EE22:.EH22];&quot;X&quot;)+COUNTIF([$Cargos.EU22:.EX22];&quot;X&quot;)" office:value-type="float" office:value="0">
            <text:p>0</text:p>
          </table:table-cell>
          <table:table-cell table:style-name="ce17" table:formula="of:=IF([.D20]&gt;0;[.D20]-1;0)" office:value-type="float" office:value="0">
            <text:p>0</text:p>
          </table:table-cell>
          <table:table-cell table:style-name="ce45" table:formula="of:=COUNTIF([$Cargos.K22:.Q22];&quot;X&quot;)+COUNTIF([$Cargos.AA22:.AG22];&quot;X&quot;)+COUNTIF([$Cargos.AQ22:.AW22];&quot;X&quot;)+COUNTIF([$Cargos.BG22:.BM22];&quot;X&quot;)+COUNTIF([$Cargos.BS22:.BW22];&quot;X&quot;)+COUNTIF([$Cargos.CM22:.CS22];&quot;X&quot;)+COUNTIF([$Cargos.DC22:.DI22];&quot;X&quot;)+COUNTIF([$Cargos.DS22:.DY22];&quot;X&quot;)+COUNTIF([$Cargos.EI22:.EO22];&quot;X&quot;)+COUNTIF([$Cargos.EY22:.FE22];&quot;X&quot;)" office:value-type="float" office:value="2">
            <text:p>2</text:p>
          </table:table-cell>
          <table:table-cell table:style-name="ce45" table:formula="of:=IF(AND([.B20]&gt;0;[.D20]&gt;0;[.F20]&gt;0);&quot;SIM&quot;;&quot;NÃO&quot;)" office:value-type="string" office:string-value="NÃO">
            <text:p>NÃ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Guilherme Augusto Sardinha Gonçalves Loiola</text:p>
          </table:table-cell>
          <table:table-cell table:style-name="ce42" table:formula="of:=COUNTIF([$Cargos.B23:.F23];&quot;X&quot;)+COUNTIF([$Cargos.R23:.V23];&quot;X&quot;)+COUNTIF([$Cargos.AH23:.AL23];&quot;X&quot;)+COUNTIF([$Cargos.AX23:.BB23];&quot;X&quot;)+COUNTIF([$Cargos.BN23:.BR23];&quot;X&quot;)+COUNTIF([$Cargos.CD23:.CH23];&quot;X&quot;)+COUNTIF([$Cargos.CT23:.CX23];&quot;X&quot;)+COUNTIF([$Cargos.DJ23:.DN23];&quot;X&quot;)+COUNTIF([$Cargos.DZ23:.ED23];&quot;X&quot;)+COUNTIF([$Cargos.EP23:.ET23];&quot;X&quot;)" office:value-type="float" office:value="0">
            <text:p>0</text:p>
          </table:table-cell>
          <table:table-cell table:style-name="ce43" table:formula="of:=IF([.B21]&gt;0;[.B21]-1;0)" office:value-type="float" office:value="0">
            <text:p>0</text:p>
          </table:table-cell>
          <table:table-cell table:style-name="ce44" table:formula="of:=COUNTIF([$Cargos.G23:.J23];&quot;X&quot;)+COUNTIF([$Cargos.W23:.Z23];&quot;X&quot;)+COUNTIF([$Cargos.AM23:.AP23];&quot;X&quot;)+COUNTIF([$Cargos.BC23:.BF23];&quot;X&quot;)+COUNTIF([$Cargos.BS23:.BV23];&quot;X&quot;)+COUNTIF([$Cargos.CI23:.CL23];&quot;X&quot;)+COUNTIF([$Cargos.CY23:.DB23];&quot;X&quot;)+COUNTIF([$Cargos.DO23:.DR23];&quot;X&quot;)+COUNTIF([$Cargos.EE23:.EH23];&quot;X&quot;)+COUNTIF([$Cargos.EU23:.EX23];&quot;X&quot;)" office:value-type="float" office:value="2">
            <text:p>2</text:p>
          </table:table-cell>
          <table:table-cell table:style-name="ce17" table:formula="of:=IF([.D21]&gt;0;[.D21]-1;0)" office:value-type="float" office:value="1">
            <text:p>1</text:p>
          </table:table-cell>
          <table:table-cell table:style-name="ce45" table:formula="of:=COUNTIF([$Cargos.K23:.Q23];&quot;X&quot;)+COUNTIF([$Cargos.AA23:.AG23];&quot;X&quot;)+COUNTIF([$Cargos.AQ23:.AW23];&quot;X&quot;)+COUNTIF([$Cargos.BG23:.BM23];&quot;X&quot;)+COUNTIF([$Cargos.BS23:.BW23];&quot;X&quot;)+COUNTIF([$Cargos.CM23:.CS23];&quot;X&quot;)+COUNTIF([$Cargos.DC23:.DI23];&quot;X&quot;)+COUNTIF([$Cargos.DS23:.DY23];&quot;X&quot;)+COUNTIF([$Cargos.EI23:.EO23];&quot;X&quot;)+COUNTIF([$Cargos.EY23:.FE23];&quot;X&quot;)" office:value-type="float" office:value="0">
            <text:p>0</text:p>
          </table:table-cell>
          <table:table-cell table:style-name="ce45" table:formula="of:=IF(AND([.B21]&gt;0;[.D21]&gt;0;[.F21]&gt;0);&quot;SIM&quot;;&quot;NÃO&quot;)" office:value-type="string" office:string-value="NÃO">
            <text:p>NÃ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Hélios Hárum de Oliveira Bastos</text:p>
          </table:table-cell>
          <table:table-cell table:style-name="ce42" table:formula="of:=COUNTIF([$Cargos.B24:.F24];&quot;X&quot;)+COUNTIF([$Cargos.R24:.V24];&quot;X&quot;)+COUNTIF([$Cargos.AH24:.AL24];&quot;X&quot;)+COUNTIF([$Cargos.AX24:.BB24];&quot;X&quot;)+COUNTIF([$Cargos.BN24:.BR24];&quot;X&quot;)+COUNTIF([$Cargos.CD24:.CH24];&quot;X&quot;)+COUNTIF([$Cargos.CT24:.CX24];&quot;X&quot;)+COUNTIF([$Cargos.DJ24:.DN24];&quot;X&quot;)+COUNTIF([$Cargos.DZ24:.ED24];&quot;X&quot;)+COUNTIF([$Cargos.EP24:.ET24];&quot;X&quot;)" office:value-type="float" office:value="0">
            <text:p>0</text:p>
          </table:table-cell>
          <table:table-cell table:style-name="ce43" table:formula="of:=IF([.B22]&gt;0;[.B22]-1;0)" office:value-type="float" office:value="0">
            <text:p>0</text:p>
          </table:table-cell>
          <table:table-cell table:style-name="ce44" table:formula="of:=COUNTIF([$Cargos.G24:.J24];&quot;X&quot;)+COUNTIF([$Cargos.W24:.Z24];&quot;X&quot;)+COUNTIF([$Cargos.AM24:.AP24];&quot;X&quot;)+COUNTIF([$Cargos.BC24:.BF24];&quot;X&quot;)+COUNTIF([$Cargos.BS24:.BV24];&quot;X&quot;)+COUNTIF([$Cargos.CI24:.CL24];&quot;X&quot;)+COUNTIF([$Cargos.CY24:.DB24];&quot;X&quot;)+COUNTIF([$Cargos.DO24:.DR24];&quot;X&quot;)+COUNTIF([$Cargos.EE24:.EH24];&quot;X&quot;)+COUNTIF([$Cargos.EU24:.EX24];&quot;X&quot;)" office:value-type="float" office:value="0">
            <text:p>0</text:p>
          </table:table-cell>
          <table:table-cell table:style-name="ce17" table:formula="of:=IF([.D22]&gt;0;[.D22]-1;0)" office:value-type="float" office:value="0">
            <text:p>0</text:p>
          </table:table-cell>
          <table:table-cell table:style-name="ce45" table:formula="of:=COUNTIF([$Cargos.K24:.Q24];&quot;X&quot;)+COUNTIF([$Cargos.AA24:.AG24];&quot;X&quot;)+COUNTIF([$Cargos.AQ24:.AW24];&quot;X&quot;)+COUNTIF([$Cargos.BG24:.BM24];&quot;X&quot;)+COUNTIF([$Cargos.BS24:.BW24];&quot;X&quot;)+COUNTIF([$Cargos.CM24:.CS24];&quot;X&quot;)+COUNTIF([$Cargos.DC24:.DI24];&quot;X&quot;)+COUNTIF([$Cargos.DS24:.DY24];&quot;X&quot;)+COUNTIF([$Cargos.EI24:.EO24];&quot;X&quot;)+COUNTIF([$Cargos.EY24:.FE24];&quot;X&quot;)" office:value-type="float" office:value="2">
            <text:p>2</text:p>
          </table:table-cell>
          <table:table-cell table:style-name="ce45" table:formula="of:=IF(AND([.B22]&gt;0;[.D22]&gt;0;[.F22]&gt;0);&quot;SIM&quot;;&quot;NÃO&quot;)" office:value-type="string" office:string-value="NÃO">
            <text:p>NÃ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Henrique Resende Hirako</text:p>
          </table:table-cell>
          <table:table-cell table:style-name="ce42" table:formula="of:=COUNTIF([$Cargos.B25:.F25];&quot;X&quot;)+COUNTIF([$Cargos.R25:.V25];&quot;X&quot;)+COUNTIF([$Cargos.AH25:.AL25];&quot;X&quot;)+COUNTIF([$Cargos.AX25:.BB25];&quot;X&quot;)+COUNTIF([$Cargos.BN25:.BR25];&quot;X&quot;)+COUNTIF([$Cargos.CD25:.CH25];&quot;X&quot;)+COUNTIF([$Cargos.CT25:.CX25];&quot;X&quot;)+COUNTIF([$Cargos.DJ25:.DN25];&quot;X&quot;)+COUNTIF([$Cargos.DZ25:.ED25];&quot;X&quot;)+COUNTIF([$Cargos.EP25:.ET25];&quot;X&quot;)" office:value-type="float" office:value="0">
            <text:p>0</text:p>
          </table:table-cell>
          <table:table-cell table:style-name="ce43" table:formula="of:=IF([.B23]&gt;0;[.B23]-1;0)" office:value-type="float" office:value="0">
            <text:p>0</text:p>
          </table:table-cell>
          <table:table-cell table:style-name="ce44" table:formula="of:=COUNTIF([$Cargos.G25:.J25];&quot;X&quot;)+COUNTIF([$Cargos.W25:.Z25];&quot;X&quot;)+COUNTIF([$Cargos.AM25:.AP25];&quot;X&quot;)+COUNTIF([$Cargos.BC25:.BF25];&quot;X&quot;)+COUNTIF([$Cargos.BS25:.BV25];&quot;X&quot;)+COUNTIF([$Cargos.CI25:.CL25];&quot;X&quot;)+COUNTIF([$Cargos.CY25:.DB25];&quot;X&quot;)+COUNTIF([$Cargos.DO25:.DR25];&quot;X&quot;)+COUNTIF([$Cargos.EE25:.EH25];&quot;X&quot;)+COUNTIF([$Cargos.EU25:.EX25];&quot;X&quot;)" office:value-type="float" office:value="0">
            <text:p>0</text:p>
          </table:table-cell>
          <table:table-cell table:style-name="ce17" table:formula="of:=IF([.D23]&gt;0;[.D23]-1;0)" office:value-type="float" office:value="0">
            <text:p>0</text:p>
          </table:table-cell>
          <table:table-cell table:style-name="ce45" table:formula="of:=COUNTIF([$Cargos.K25:.Q25];&quot;X&quot;)+COUNTIF([$Cargos.AA25:.AG25];&quot;X&quot;)+COUNTIF([$Cargos.AQ25:.AW25];&quot;X&quot;)+COUNTIF([$Cargos.BG25:.BM25];&quot;X&quot;)+COUNTIF([$Cargos.BS25:.BW25];&quot;X&quot;)+COUNTIF([$Cargos.CM25:.CS25];&quot;X&quot;)+COUNTIF([$Cargos.DC25:.DI25];&quot;X&quot;)+COUNTIF([$Cargos.DS25:.DY25];&quot;X&quot;)+COUNTIF([$Cargos.EI25:.EO25];&quot;X&quot;)+COUNTIF([$Cargos.EY25:.FE25];&quot;X&quot;)" office:value-type="float" office:value="2">
            <text:p>2</text:p>
          </table:table-cell>
          <table:table-cell table:style-name="ce45" table:formula="of:=IF(AND([.B23]&gt;0;[.D23]&gt;0;[.F23]&gt;0);&quot;SIM&quot;;&quot;NÃO&quot;)" office:value-type="string" office:string-value="NÃO">
            <text:p>NÃ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gor Vinicius dos Santos Silva</text:p>
          </table:table-cell>
          <table:table-cell table:style-name="ce42" table:formula="of:=COUNTIF([$Cargos.B26:.F26];&quot;X&quot;)+COUNTIF([$Cargos.R26:.V26];&quot;X&quot;)+COUNTIF([$Cargos.AH26:.AL26];&quot;X&quot;)+COUNTIF([$Cargos.AX26:.BB26];&quot;X&quot;)+COUNTIF([$Cargos.BN26:.BR26];&quot;X&quot;)+COUNTIF([$Cargos.CD26:.CH26];&quot;X&quot;)+COUNTIF([$Cargos.CT26:.CX26];&quot;X&quot;)+COUNTIF([$Cargos.DJ26:.DN26];&quot;X&quot;)+COUNTIF([$Cargos.DZ26:.ED26];&quot;X&quot;)+COUNTIF([$Cargos.EP26:.ET26];&quot;X&quot;)" office:value-type="float" office:value="0">
            <text:p>0</text:p>
          </table:table-cell>
          <table:table-cell table:style-name="ce43" table:formula="of:=IF([.B24]&gt;0;[.B24]-1;0)" office:value-type="float" office:value="0">
            <text:p>0</text:p>
          </table:table-cell>
          <table:table-cell table:style-name="ce44" table:formula="of:=COUNTIF([$Cargos.G26:.J26];&quot;X&quot;)+COUNTIF([$Cargos.W26:.Z26];&quot;X&quot;)+COUNTIF([$Cargos.AM26:.AP26];&quot;X&quot;)+COUNTIF([$Cargos.BC26:.BF26];&quot;X&quot;)+COUNTIF([$Cargos.BS26:.BV26];&quot;X&quot;)+COUNTIF([$Cargos.CI26:.CL26];&quot;X&quot;)+COUNTIF([$Cargos.CY26:.DB26];&quot;X&quot;)+COUNTIF([$Cargos.DO26:.DR26];&quot;X&quot;)+COUNTIF([$Cargos.EE26:.EH26];&quot;X&quot;)+COUNTIF([$Cargos.EU26:.EX26];&quot;X&quot;)" office:value-type="float" office:value="0">
            <text:p>0</text:p>
          </table:table-cell>
          <table:table-cell table:style-name="ce17" table:formula="of:=IF([.D24]&gt;0;[.D24]-1;0)" office:value-type="float" office:value="0">
            <text:p>0</text:p>
          </table:table-cell>
          <table:table-cell table:style-name="ce45" table:formula="of:=COUNTIF([$Cargos.K26:.Q26];&quot;X&quot;)+COUNTIF([$Cargos.AA26:.AG26];&quot;X&quot;)+COUNTIF([$Cargos.AQ26:.AW26];&quot;X&quot;)+COUNTIF([$Cargos.BG26:.BM26];&quot;X&quot;)+COUNTIF([$Cargos.BS26:.BW26];&quot;X&quot;)+COUNTIF([$Cargos.CM26:.CS26];&quot;X&quot;)+COUNTIF([$Cargos.DC26:.DI26];&quot;X&quot;)+COUNTIF([$Cargos.DS26:.DY26];&quot;X&quot;)+COUNTIF([$Cargos.EI26:.EO26];&quot;X&quot;)+COUNTIF([$Cargos.EY26:.FE26];&quot;X&quot;)" office:value-type="float" office:value="2">
            <text:p>2</text:p>
          </table:table-cell>
          <table:table-cell table:style-name="ce45" table:formula="of:=IF(AND([.B24]&gt;0;[.D24]&gt;0;[.F24]&gt;0);&quot;SIM&quot;;&quot;NÃO&quot;)" office:value-type="string" office:string-value="NÃO">
            <text:p>NÃ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nael Rodrigues de Oliveira Neto</text:p>
          </table:table-cell>
          <table:table-cell table:style-name="ce42" table:formula="of:=COUNTIF([$Cargos.B27:.F27];&quot;X&quot;)+COUNTIF([$Cargos.R27:.V27];&quot;X&quot;)+COUNTIF([$Cargos.AH27:.AL27];&quot;X&quot;)+COUNTIF([$Cargos.AX27:.BB27];&quot;X&quot;)+COUNTIF([$Cargos.BN27:.BR27];&quot;X&quot;)+COUNTIF([$Cargos.CD27:.CH27];&quot;X&quot;)+COUNTIF([$Cargos.CT27:.CX27];&quot;X&quot;)+COUNTIF([$Cargos.DJ27:.DN27];&quot;X&quot;)+COUNTIF([$Cargos.DZ27:.ED27];&quot;X&quot;)+COUNTIF([$Cargos.EP27:.ET27];&quot;X&quot;)" office:value-type="float" office:value="0">
            <text:p>0</text:p>
          </table:table-cell>
          <table:table-cell table:style-name="ce43" table:formula="of:=IF([.B25]&gt;0;[.B25]-1;0)" office:value-type="float" office:value="0">
            <text:p>0</text:p>
          </table:table-cell>
          <table:table-cell table:style-name="ce44" table:formula="of:=COUNTIF([$Cargos.G27:.J27];&quot;X&quot;)+COUNTIF([$Cargos.W27:.Z27];&quot;X&quot;)+COUNTIF([$Cargos.AM27:.AP27];&quot;X&quot;)+COUNTIF([$Cargos.BC27:.BF27];&quot;X&quot;)+COUNTIF([$Cargos.BS27:.BV27];&quot;X&quot;)+COUNTIF([$Cargos.CI27:.CL27];&quot;X&quot;)+COUNTIF([$Cargos.CY27:.DB27];&quot;X&quot;)+COUNTIF([$Cargos.DO27:.DR27];&quot;X&quot;)+COUNTIF([$Cargos.EE27:.EH27];&quot;X&quot;)+COUNTIF([$Cargos.EU27:.EX27];&quot;X&quot;)" office:value-type="float" office:value="0">
            <text:p>0</text:p>
          </table:table-cell>
          <table:table-cell table:style-name="ce17" table:formula="of:=IF([.D25]&gt;0;[.D25]-1;0)" office:value-type="float" office:value="0">
            <text:p>0</text:p>
          </table:table-cell>
          <table:table-cell table:style-name="ce45" table:formula="of:=COUNTIF([$Cargos.K27:.Q27];&quot;X&quot;)+COUNTIF([$Cargos.AA27:.AG27];&quot;X&quot;)+COUNTIF([$Cargos.AQ27:.AW27];&quot;X&quot;)+COUNTIF([$Cargos.BG27:.BM27];&quot;X&quot;)+COUNTIF([$Cargos.BS27:.BW27];&quot;X&quot;)+COUNTIF([$Cargos.CM27:.CS27];&quot;X&quot;)+COUNTIF([$Cargos.DC27:.DI27];&quot;X&quot;)+COUNTIF([$Cargos.DS27:.DY27];&quot;X&quot;)+COUNTIF([$Cargos.EI27:.EO27];&quot;X&quot;)+COUNTIF([$Cargos.EY27:.FE27];&quot;X&quot;)" office:value-type="float" office:value="2">
            <text:p>2</text:p>
          </table:table-cell>
          <table:table-cell table:style-name="ce45" table:formula="of:=IF(AND([.B25]&gt;0;[.D25]&gt;0;[.F25]&gt;0);&quot;SIM&quot;;&quot;NÃO&quot;)" office:value-type="string" office:string-value="NÃO">
            <text:p>NÃ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Jackeline Neves de Almeida</text:p>
          </table:table-cell>
          <table:table-cell table:style-name="ce42" table:formula="of:=COUNTIF([$Cargos.B28:.F28];&quot;X&quot;)+COUNTIF([$Cargos.R28:.V28];&quot;X&quot;)+COUNTIF([$Cargos.AH28:.AL28];&quot;X&quot;)+COUNTIF([$Cargos.AX28:.BB28];&quot;X&quot;)+COUNTIF([$Cargos.BN28:.BR28];&quot;X&quot;)+COUNTIF([$Cargos.CD28:.CH28];&quot;X&quot;)+COUNTIF([$Cargos.CT28:.CX28];&quot;X&quot;)+COUNTIF([$Cargos.DJ28:.DN28];&quot;X&quot;)+COUNTIF([$Cargos.DZ28:.ED28];&quot;X&quot;)+COUNTIF([$Cargos.EP28:.ET28];&quot;X&quot;)" office:value-type="float" office:value="2">
            <text:p>2</text:p>
          </table:table-cell>
          <table:table-cell table:style-name="ce43" table:formula="of:=IF([.B26]&gt;0;[.B26]-1;0)" office:value-type="float" office:value="1">
            <text:p>1</text:p>
          </table:table-cell>
          <table:table-cell table:style-name="ce44" table:formula="of:=COUNTIF([$Cargos.G28:.J28];&quot;X&quot;)+COUNTIF([$Cargos.W28:.Z28];&quot;X&quot;)+COUNTIF([$Cargos.AM28:.AP28];&quot;X&quot;)+COUNTIF([$Cargos.BC28:.BF28];&quot;X&quot;)+COUNTIF([$Cargos.BS28:.BV28];&quot;X&quot;)+COUNTIF([$Cargos.CI28:.CL28];&quot;X&quot;)+COUNTIF([$Cargos.CY28:.DB28];&quot;X&quot;)+COUNTIF([$Cargos.DO28:.DR28];&quot;X&quot;)+COUNTIF([$Cargos.EE28:.EH28];&quot;X&quot;)+COUNTIF([$Cargos.EU28:.EX28];&quot;X&quot;)" office:value-type="float" office:value="0">
            <text:p>0</text:p>
          </table:table-cell>
          <table:table-cell table:style-name="ce17" table:formula="of:=IF([.D26]&gt;0;[.D26]-1;0)" office:value-type="float" office:value="0">
            <text:p>0</text:p>
          </table:table-cell>
          <table:table-cell table:style-name="ce45" table:formula="of:=COUNTIF([$Cargos.K28:.Q28];&quot;X&quot;)+COUNTIF([$Cargos.AA28:.AG28];&quot;X&quot;)+COUNTIF([$Cargos.AQ28:.AW28];&quot;X&quot;)+COUNTIF([$Cargos.BG28:.BM28];&quot;X&quot;)+COUNTIF([$Cargos.BS28:.BW28];&quot;X&quot;)+COUNTIF([$Cargos.CM28:.CS28];&quot;X&quot;)+COUNTIF([$Cargos.DC28:.DI28];&quot;X&quot;)+COUNTIF([$Cargos.DS28:.DY28];&quot;X&quot;)+COUNTIF([$Cargos.EI28:.EO28];&quot;X&quot;)+COUNTIF([$Cargos.EY28:.FE28];&quot;X&quot;)" office:value-type="float" office:value="0">
            <text:p>0</text:p>
          </table:table-cell>
          <table:table-cell table:style-name="ce45" table:formula="of:=IF(AND([.B26]&gt;0;[.D26]&gt;0;[.F26]&gt;0);&quot;SIM&quot;;&quot;NÃO&quot;)" office:value-type="string" office:string-value="NÃO">
            <text:p>NÃ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José Leonardo Anselmo Sarmento Monteiro</text:p>
          </table:table-cell>
          <table:table-cell table:style-name="ce42" table:formula="of:=COUNTIF([$Cargos.B29:.F29];&quot;X&quot;)+COUNTIF([$Cargos.R29:.V29];&quot;X&quot;)+COUNTIF([$Cargos.AH29:.AL29];&quot;X&quot;)+COUNTIF([$Cargos.AX29:.BB29];&quot;X&quot;)+COUNTIF([$Cargos.BN29:.BR29];&quot;X&quot;)+COUNTIF([$Cargos.CD29:.CH29];&quot;X&quot;)+COUNTIF([$Cargos.CT29:.CX29];&quot;X&quot;)+COUNTIF([$Cargos.DJ29:.DN29];&quot;X&quot;)+COUNTIF([$Cargos.DZ29:.ED29];&quot;X&quot;)+COUNTIF([$Cargos.EP29:.ET29];&quot;X&quot;)" office:value-type="float" office:value="2">
            <text:p>2</text:p>
          </table:table-cell>
          <table:table-cell table:style-name="ce43" table:formula="of:=IF([.B27]&gt;0;[.B27]-1;0)" office:value-type="float" office:value="1">
            <text:p>1</text:p>
          </table:table-cell>
          <table:table-cell table:style-name="ce44" table:formula="of:=COUNTIF([$Cargos.G29:.J29];&quot;X&quot;)+COUNTIF([$Cargos.W29:.Z29];&quot;X&quot;)+COUNTIF([$Cargos.AM29:.AP29];&quot;X&quot;)+COUNTIF([$Cargos.BC29:.BF29];&quot;X&quot;)+COUNTIF([$Cargos.BS29:.BV29];&quot;X&quot;)+COUNTIF([$Cargos.CI29:.CL29];&quot;X&quot;)+COUNTIF([$Cargos.CY29:.DB29];&quot;X&quot;)+COUNTIF([$Cargos.DO29:.DR29];&quot;X&quot;)+COUNTIF([$Cargos.EE29:.EH29];&quot;X&quot;)+COUNTIF([$Cargos.EU29:.EX29];&quot;X&quot;)" office:value-type="float" office:value="0">
            <text:p>0</text:p>
          </table:table-cell>
          <table:table-cell table:style-name="ce17" table:formula="of:=IF([.D27]&gt;0;[.D27]-1;0)" office:value-type="float" office:value="0">
            <text:p>0</text:p>
          </table:table-cell>
          <table:table-cell table:style-name="ce45" table:formula="of:=COUNTIF([$Cargos.K29:.Q29];&quot;X&quot;)+COUNTIF([$Cargos.AA29:.AG29];&quot;X&quot;)+COUNTIF([$Cargos.AQ29:.AW29];&quot;X&quot;)+COUNTIF([$Cargos.BG29:.BM29];&quot;X&quot;)+COUNTIF([$Cargos.BS29:.BW29];&quot;X&quot;)+COUNTIF([$Cargos.CM29:.CS29];&quot;X&quot;)+COUNTIF([$Cargos.DC29:.DI29];&quot;X&quot;)+COUNTIF([$Cargos.DS29:.DY29];&quot;X&quot;)+COUNTIF([$Cargos.EI29:.EO29];&quot;X&quot;)+COUNTIF([$Cargos.EY29:.FE29];&quot;X&quot;)" office:value-type="float" office:value="0">
            <text:p>0</text:p>
          </table:table-cell>
          <table:table-cell table:style-name="ce45" table:formula="of:=IF(AND([.B27]&gt;0;[.D27]&gt;0;[.F27]&gt;0);&quot;SIM&quot;;&quot;NÃO&quot;)" office:value-type="string" office:string-value="NÃO">
            <text:p>NÃ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Klevlon Borges de Moraes</text:p>
          </table:table-cell>
          <table:table-cell table:style-name="ce42" table:formula="of:=COUNTIF([$Cargos.B30:.F30];&quot;X&quot;)+COUNTIF([$Cargos.R30:.V30];&quot;X&quot;)+COUNTIF([$Cargos.AH30:.AL30];&quot;X&quot;)+COUNTIF([$Cargos.AX30:.BB30];&quot;X&quot;)+COUNTIF([$Cargos.BN30:.BR30];&quot;X&quot;)+COUNTIF([$Cargos.CD30:.CH30];&quot;X&quot;)+COUNTIF([$Cargos.CT30:.CX30];&quot;X&quot;)+COUNTIF([$Cargos.DJ30:.DN30];&quot;X&quot;)+COUNTIF([$Cargos.DZ30:.ED30];&quot;X&quot;)+COUNTIF([$Cargos.EP30:.ET30];&quot;X&quot;)" office:value-type="float" office:value="2">
            <text:p>2</text:p>
          </table:table-cell>
          <table:table-cell table:style-name="ce43" table:formula="of:=IF([.B28]&gt;0;[.B28]-1;0)" office:value-type="float" office:value="1">
            <text:p>1</text:p>
          </table:table-cell>
          <table:table-cell table:style-name="ce44" table:formula="of:=COUNTIF([$Cargos.G30:.J30];&quot;X&quot;)+COUNTIF([$Cargos.W30:.Z30];&quot;X&quot;)+COUNTIF([$Cargos.AM30:.AP30];&quot;X&quot;)+COUNTIF([$Cargos.BC30:.BF30];&quot;X&quot;)+COUNTIF([$Cargos.BS30:.BV30];&quot;X&quot;)+COUNTIF([$Cargos.CI30:.CL30];&quot;X&quot;)+COUNTIF([$Cargos.CY30:.DB30];&quot;X&quot;)+COUNTIF([$Cargos.DO30:.DR30];&quot;X&quot;)+COUNTIF([$Cargos.EE30:.EH30];&quot;X&quot;)+COUNTIF([$Cargos.EU30:.EX30];&quot;X&quot;)" office:value-type="float" office:value="0">
            <text:p>0</text:p>
          </table:table-cell>
          <table:table-cell table:style-name="ce17" table:formula="of:=IF([.D28]&gt;0;[.D28]-1;0)" office:value-type="float" office:value="0">
            <text:p>0</text:p>
          </table:table-cell>
          <table:table-cell table:style-name="ce45" table:formula="of:=COUNTIF([$Cargos.K30:.Q30];&quot;X&quot;)+COUNTIF([$Cargos.AA30:.AG30];&quot;X&quot;)+COUNTIF([$Cargos.AQ30:.AW30];&quot;X&quot;)+COUNTIF([$Cargos.BG30:.BM30];&quot;X&quot;)+COUNTIF([$Cargos.BS30:.BW30];&quot;X&quot;)+COUNTIF([$Cargos.CM30:.CS30];&quot;X&quot;)+COUNTIF([$Cargos.DC30:.DI30];&quot;X&quot;)+COUNTIF([$Cargos.DS30:.DY30];&quot;X&quot;)+COUNTIF([$Cargos.EI30:.EO30];&quot;X&quot;)+COUNTIF([$Cargos.EY30:.FE30];&quot;X&quot;)" office:value-type="float" office:value="0">
            <text:p>0</text:p>
          </table:table-cell>
          <table:table-cell table:style-name="ce45" table:formula="of:=IF(AND([.B28]&gt;0;[.D28]&gt;0;[.F28]&gt;0);&quot;SIM&quot;;&quot;NÃO&quot;)" office:value-type="string" office:string-value="NÃO">
            <text:p>NÃ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ua Silverio e Silva Rossi</text:p>
          </table:table-cell>
          <table:table-cell table:style-name="ce42" table:formula="of:=COUNTIF([$Cargos.B31:.F31];&quot;X&quot;)+COUNTIF([$Cargos.R31:.V31];&quot;X&quot;)+COUNTIF([$Cargos.AH31:.AL31];&quot;X&quot;)+COUNTIF([$Cargos.AX31:.BB31];&quot;X&quot;)+COUNTIF([$Cargos.BN31:.BR31];&quot;X&quot;)+COUNTIF([$Cargos.CD31:.CH31];&quot;X&quot;)+COUNTIF([$Cargos.CT31:.CX31];&quot;X&quot;)+COUNTIF([$Cargos.DJ31:.DN31];&quot;X&quot;)+COUNTIF([$Cargos.DZ31:.ED31];&quot;X&quot;)+COUNTIF([$Cargos.EP31:.ET31];&quot;X&quot;)" office:value-type="float" office:value="0">
            <text:p>0</text:p>
          </table:table-cell>
          <table:table-cell table:style-name="ce43" table:formula="of:=IF([.B29]&gt;0;[.B29]-1;0)" office:value-type="float" office:value="0">
            <text:p>0</text:p>
          </table:table-cell>
          <table:table-cell table:style-name="ce44" table:formula="of:=COUNTIF([$Cargos.G31:.J31];&quot;X&quot;)+COUNTIF([$Cargos.W31:.Z31];&quot;X&quot;)+COUNTIF([$Cargos.AM31:.AP31];&quot;X&quot;)+COUNTIF([$Cargos.BC31:.BF31];&quot;X&quot;)+COUNTIF([$Cargos.BS31:.BV31];&quot;X&quot;)+COUNTIF([$Cargos.CI31:.CL31];&quot;X&quot;)+COUNTIF([$Cargos.CY31:.DB31];&quot;X&quot;)+COUNTIF([$Cargos.DO31:.DR31];&quot;X&quot;)+COUNTIF([$Cargos.EE31:.EH31];&quot;X&quot;)+COUNTIF([$Cargos.EU31:.EX31];&quot;X&quot;)" office:value-type="float" office:value="0">
            <text:p>0</text:p>
          </table:table-cell>
          <table:table-cell table:style-name="ce17" table:formula="of:=IF([.D29]&gt;0;[.D29]-1;0)" office:value-type="float" office:value="0">
            <text:p>0</text:p>
          </table:table-cell>
          <table:table-cell table:style-name="ce45" table:formula="of:=COUNTIF([$Cargos.K31:.Q31];&quot;X&quot;)+COUNTIF([$Cargos.AA31:.AG31];&quot;X&quot;)+COUNTIF([$Cargos.AQ31:.AW31];&quot;X&quot;)+COUNTIF([$Cargos.BG31:.BM31];&quot;X&quot;)+COUNTIF([$Cargos.BS31:.BW31];&quot;X&quot;)+COUNTIF([$Cargos.CM31:.CS31];&quot;X&quot;)+COUNTIF([$Cargos.DC31:.DI31];&quot;X&quot;)+COUNTIF([$Cargos.DS31:.DY31];&quot;X&quot;)+COUNTIF([$Cargos.EI31:.EO31];&quot;X&quot;)+COUNTIF([$Cargos.EY31:.FE31];&quot;X&quot;)" office:value-type="float" office:value="2">
            <text:p>2</text:p>
          </table:table-cell>
          <table:table-cell table:style-name="ce45" table:formula="of:=IF(AND([.B29]&gt;0;[.D29]&gt;0;[.F29]&gt;0);&quot;SIM&quot;;&quot;NÃO&quot;)" office:value-type="string" office:string-value="NÃO">
            <text:p>NÃ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uis Augusto Salema de Souza</text:p>
          </table:table-cell>
          <table:table-cell table:style-name="ce42" table:formula="of:=COUNTIF([$Cargos.B32:.F32];&quot;X&quot;)+COUNTIF([$Cargos.R32:.V32];&quot;X&quot;)+COUNTIF([$Cargos.AH32:.AL32];&quot;X&quot;)+COUNTIF([$Cargos.AX32:.BB32];&quot;X&quot;)+COUNTIF([$Cargos.BN32:.BR32];&quot;X&quot;)+COUNTIF([$Cargos.CD32:.CH32];&quot;X&quot;)+COUNTIF([$Cargos.CT32:.CX32];&quot;X&quot;)+COUNTIF([$Cargos.DJ32:.DN32];&quot;X&quot;)+COUNTIF([$Cargos.DZ32:.ED32];&quot;X&quot;)+COUNTIF([$Cargos.EP32:.ET32];&quot;X&quot;)" office:value-type="float" office:value="1">
            <text:p>1</text:p>
          </table:table-cell>
          <table:table-cell table:style-name="ce43" table:formula="of:=IF([.B30]&gt;0;[.B30]-1;0)" office:value-type="float" office:value="0">
            <text:p>0</text:p>
          </table:table-cell>
          <table:table-cell table:style-name="ce44" table:formula="of:=COUNTIF([$Cargos.G32:.J32];&quot;X&quot;)+COUNTIF([$Cargos.W32:.Z32];&quot;X&quot;)+COUNTIF([$Cargos.AM32:.AP32];&quot;X&quot;)+COUNTIF([$Cargos.BC32:.BF32];&quot;X&quot;)+COUNTIF([$Cargos.BS32:.BV32];&quot;X&quot;)+COUNTIF([$Cargos.CI32:.CL32];&quot;X&quot;)+COUNTIF([$Cargos.CY32:.DB32];&quot;X&quot;)+COUNTIF([$Cargos.DO32:.DR32];&quot;X&quot;)+COUNTIF([$Cargos.EE32:.EH32];&quot;X&quot;)+COUNTIF([$Cargos.EU32:.EX32];&quot;X&quot;)" office:value-type="float" office:value="1">
            <text:p>1</text:p>
          </table:table-cell>
          <table:table-cell table:style-name="ce17" table:formula="of:=IF([.D30]&gt;0;[.D30]-1;0)" office:value-type="float" office:value="0">
            <text:p>0</text:p>
          </table:table-cell>
          <table:table-cell table:style-name="ce45" table:formula="of:=COUNTIF([$Cargos.K32:.Q32];&quot;X&quot;)+COUNTIF([$Cargos.AA32:.AG32];&quot;X&quot;)+COUNTIF([$Cargos.AQ32:.AW32];&quot;X&quot;)+COUNTIF([$Cargos.BG32:.BM32];&quot;X&quot;)+COUNTIF([$Cargos.BS32:.BW32];&quot;X&quot;)+COUNTIF([$Cargos.CM32:.CS32];&quot;X&quot;)+COUNTIF([$Cargos.DC32:.DI32];&quot;X&quot;)+COUNTIF([$Cargos.DS32:.DY32];&quot;X&quot;)+COUNTIF([$Cargos.EI32:.EO32];&quot;X&quot;)+COUNTIF([$Cargos.EY32:.FE32];&quot;X&quot;)" office:value-type="float" office:value="0">
            <text:p>0</text:p>
          </table:table-cell>
          <table:table-cell table:style-name="ce45" table:formula="of:=IF(AND([.B30]&gt;0;[.D30]&gt;0;[.F30]&gt;0);&quot;SIM&quot;;&quot;NÃO&quot;)" office:value-type="string" office:string-value="NÃO">
            <text:p>NÃ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uis Eduardo de Araujo Rocha</text:p>
          </table:table-cell>
          <table:table-cell table:style-name="ce42" table:formula="of:=COUNTIF([$Cargos.B33:.F33];&quot;X&quot;)+COUNTIF([$Cargos.R33:.V33];&quot;X&quot;)+COUNTIF([$Cargos.AH33:.AL33];&quot;X&quot;)+COUNTIF([$Cargos.AX33:.BB33];&quot;X&quot;)+COUNTIF([$Cargos.BN33:.BR33];&quot;X&quot;)+COUNTIF([$Cargos.CD33:.CH33];&quot;X&quot;)+COUNTIF([$Cargos.CT33:.CX33];&quot;X&quot;)+COUNTIF([$Cargos.DJ33:.DN33];&quot;X&quot;)+COUNTIF([$Cargos.DZ33:.ED33];&quot;X&quot;)+COUNTIF([$Cargos.EP33:.ET33];&quot;X&quot;)" office:value-type="float" office:value="0">
            <text:p>0</text:p>
          </table:table-cell>
          <table:table-cell table:style-name="ce43" table:formula="of:=IF([.B31]&gt;0;[.B31]-1;0)" office:value-type="float" office:value="0">
            <text:p>0</text:p>
          </table:table-cell>
          <table:table-cell table:style-name="ce44" table:formula="of:=COUNTIF([$Cargos.G33:.J33];&quot;X&quot;)+COUNTIF([$Cargos.W33:.Z33];&quot;X&quot;)+COUNTIF([$Cargos.AM33:.AP33];&quot;X&quot;)+COUNTIF([$Cargos.BC33:.BF33];&quot;X&quot;)+COUNTIF([$Cargos.BS33:.BV33];&quot;X&quot;)+COUNTIF([$Cargos.CI33:.CL33];&quot;X&quot;)+COUNTIF([$Cargos.CY33:.DB33];&quot;X&quot;)+COUNTIF([$Cargos.DO33:.DR33];&quot;X&quot;)+COUNTIF([$Cargos.EE33:.EH33];&quot;X&quot;)+COUNTIF([$Cargos.EU33:.EX33];&quot;X&quot;)" office:value-type="float" office:value="0">
            <text:p>0</text:p>
          </table:table-cell>
          <table:table-cell table:style-name="ce17" table:formula="of:=IF([.D31]&gt;0;[.D31]-1;0)" office:value-type="float" office:value="0">
            <text:p>0</text:p>
          </table:table-cell>
          <table:table-cell table:style-name="ce45" table:formula="of:=COUNTIF([$Cargos.K33:.Q33];&quot;X&quot;)+COUNTIF([$Cargos.AA33:.AG33];&quot;X&quot;)+COUNTIF([$Cargos.AQ33:.AW33];&quot;X&quot;)+COUNTIF([$Cargos.BG33:.BM33];&quot;X&quot;)+COUNTIF([$Cargos.BS33:.BW33];&quot;X&quot;)+COUNTIF([$Cargos.CM33:.CS33];&quot;X&quot;)+COUNTIF([$Cargos.DC33:.DI33];&quot;X&quot;)+COUNTIF([$Cargos.DS33:.DY33];&quot;X&quot;)+COUNTIF([$Cargos.EI33:.EO33];&quot;X&quot;)+COUNTIF([$Cargos.EY33:.FE33];&quot;X&quot;)" office:value-type="float" office:value="2">
            <text:p>2</text:p>
          </table:table-cell>
          <table:table-cell table:style-name="ce45" table:formula="of:=IF(AND([.B31]&gt;0;[.D31]&gt;0;[.F31]&gt;0);&quot;SIM&quot;;&quot;NÃO&quot;)" office:value-type="string" office:string-value="NÃO">
            <text:p>NÃ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Marco Aurelio Camargo Oliveira</text:p>
          </table:table-cell>
          <table:table-cell table:style-name="ce42" table:formula="of:=COUNTIF([$Cargos.B34:.F34];&quot;X&quot;)+COUNTIF([$Cargos.R34:.V34];&quot;X&quot;)+COUNTIF([$Cargos.AH34:.AL34];&quot;X&quot;)+COUNTIF([$Cargos.AX34:.BB34];&quot;X&quot;)+COUNTIF([$Cargos.BN34:.BR34];&quot;X&quot;)+COUNTIF([$Cargos.CD34:.CH34];&quot;X&quot;)+COUNTIF([$Cargos.CT34:.CX34];&quot;X&quot;)+COUNTIF([$Cargos.DJ34:.DN34];&quot;X&quot;)+COUNTIF([$Cargos.DZ34:.ED34];&quot;X&quot;)+COUNTIF([$Cargos.EP34:.ET34];&quot;X&quot;)" office:value-type="float" office:value="2">
            <text:p>2</text:p>
          </table:table-cell>
          <table:table-cell table:style-name="ce43" table:formula="of:=IF([.B32]&gt;0;[.B32]-1;0)" office:value-type="float" office:value="1">
            <text:p>1</text:p>
          </table:table-cell>
          <table:table-cell table:style-name="ce44" table:formula="of:=COUNTIF([$Cargos.G34:.J34];&quot;X&quot;)+COUNTIF([$Cargos.W34:.Z34];&quot;X&quot;)+COUNTIF([$Cargos.AM34:.AP34];&quot;X&quot;)+COUNTIF([$Cargos.BC34:.BF34];&quot;X&quot;)+COUNTIF([$Cargos.BS34:.BV34];&quot;X&quot;)+COUNTIF([$Cargos.CI34:.CL34];&quot;X&quot;)+COUNTIF([$Cargos.CY34:.DB34];&quot;X&quot;)+COUNTIF([$Cargos.DO34:.DR34];&quot;X&quot;)+COUNTIF([$Cargos.EE34:.EH34];&quot;X&quot;)+COUNTIF([$Cargos.EU34:.EX34];&quot;X&quot;)" office:value-type="float" office:value="0">
            <text:p>0</text:p>
          </table:table-cell>
          <table:table-cell table:style-name="ce17" table:formula="of:=IF([.D32]&gt;0;[.D32]-1;0)" office:value-type="float" office:value="0">
            <text:p>0</text:p>
          </table:table-cell>
          <table:table-cell table:style-name="ce45" table:formula="of:=COUNTIF([$Cargos.K34:.Q34];&quot;X&quot;)+COUNTIF([$Cargos.AA34:.AG34];&quot;X&quot;)+COUNTIF([$Cargos.AQ34:.AW34];&quot;X&quot;)+COUNTIF([$Cargos.BG34:.BM34];&quot;X&quot;)+COUNTIF([$Cargos.BS34:.BW34];&quot;X&quot;)+COUNTIF([$Cargos.CM34:.CS34];&quot;X&quot;)+COUNTIF([$Cargos.DC34:.DI34];&quot;X&quot;)+COUNTIF([$Cargos.DS34:.DY34];&quot;X&quot;)+COUNTIF([$Cargos.EI34:.EO34];&quot;X&quot;)+COUNTIF([$Cargos.EY34:.FE34];&quot;X&quot;)" office:value-type="float" office:value="0">
            <text:p>0</text:p>
          </table:table-cell>
          <table:table-cell table:style-name="ce45" table:formula="of:=IF(AND([.B32]&gt;0;[.D32]&gt;0;[.F32]&gt;0);&quot;SIM&quot;;&quot;NÃO&quot;)" office:value-type="string" office:string-value="NÃO">
            <text:p>NÃ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Maxwel Satoshi Duarte Otsuka</text:p>
          </table:table-cell>
          <table:table-cell table:style-name="ce42" table:formula="of:=COUNTIF([$Cargos.B35:.F35];&quot;X&quot;)+COUNTIF([$Cargos.R35:.V35];&quot;X&quot;)+COUNTIF([$Cargos.AH35:.AL35];&quot;X&quot;)+COUNTIF([$Cargos.AX35:.BB35];&quot;X&quot;)+COUNTIF([$Cargos.BN35:.BR35];&quot;X&quot;)+COUNTIF([$Cargos.CD35:.CH35];&quot;X&quot;)+COUNTIF([$Cargos.CT35:.CX35];&quot;X&quot;)+COUNTIF([$Cargos.DJ35:.DN35];&quot;X&quot;)+COUNTIF([$Cargos.DZ35:.ED35];&quot;X&quot;)+COUNTIF([$Cargos.EP35:.ET35];&quot;X&quot;)" office:value-type="float" office:value="0">
            <text:p>0</text:p>
          </table:table-cell>
          <table:table-cell table:style-name="ce43" table:formula="of:=IF([.B33]&gt;0;[.B33]-1;0)" office:value-type="float" office:value="0">
            <text:p>0</text:p>
          </table:table-cell>
          <table:table-cell table:style-name="ce44" table:formula="of:=COUNTIF([$Cargos.G35:.J35];&quot;X&quot;)+COUNTIF([$Cargos.W35:.Z35];&quot;X&quot;)+COUNTIF([$Cargos.AM35:.AP35];&quot;X&quot;)+COUNTIF([$Cargos.BC35:.BF35];&quot;X&quot;)+COUNTIF([$Cargos.BS35:.BV35];&quot;X&quot;)+COUNTIF([$Cargos.CI35:.CL35];&quot;X&quot;)+COUNTIF([$Cargos.CY35:.DB35];&quot;X&quot;)+COUNTIF([$Cargos.DO35:.DR35];&quot;X&quot;)+COUNTIF([$Cargos.EE35:.EH35];&quot;X&quot;)+COUNTIF([$Cargos.EU35:.EX35];&quot;X&quot;)" office:value-type="float" office:value="0">
            <text:p>0</text:p>
          </table:table-cell>
          <table:table-cell table:style-name="ce17" table:formula="of:=IF([.D33]&gt;0;[.D33]-1;0)" office:value-type="float" office:value="0">
            <text:p>0</text:p>
          </table:table-cell>
          <table:table-cell table:style-name="ce45" table:formula="of:=COUNTIF([$Cargos.K35:.Q35];&quot;X&quot;)+COUNTIF([$Cargos.AA35:.AG35];&quot;X&quot;)+COUNTIF([$Cargos.AQ35:.AW35];&quot;X&quot;)+COUNTIF([$Cargos.BG35:.BM35];&quot;X&quot;)+COUNTIF([$Cargos.BS35:.BW35];&quot;X&quot;)+COUNTIF([$Cargos.CM35:.CS35];&quot;X&quot;)+COUNTIF([$Cargos.DC35:.DI35];&quot;X&quot;)+COUNTIF([$Cargos.DS35:.DY35];&quot;X&quot;)+COUNTIF([$Cargos.EI35:.EO35];&quot;X&quot;)+COUNTIF([$Cargos.EY35:.FE35];&quot;X&quot;)" office:value-type="float" office:value="2">
            <text:p>2</text:p>
          </table:table-cell>
          <table:table-cell table:style-name="ce45" table:formula="of:=IF(AND([.B33]&gt;0;[.D33]&gt;0;[.F33]&gt;0);&quot;SIM&quot;;&quot;NÃO&quot;)" office:value-type="string" office:string-value="NÃO">
            <text:p>NÃ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aphael Rezende Teixeira</text:p>
          </table:table-cell>
          <table:table-cell table:style-name="ce42" table:formula="of:=COUNTIF([$Cargos.B36:.F36];&quot;X&quot;)+COUNTIF([$Cargos.R36:.V36];&quot;X&quot;)+COUNTIF([$Cargos.AH36:.AL36];&quot;X&quot;)+COUNTIF([$Cargos.AX36:.BB36];&quot;X&quot;)+COUNTIF([$Cargos.BN36:.BR36];&quot;X&quot;)+COUNTIF([$Cargos.CD36:.CH36];&quot;X&quot;)+COUNTIF([$Cargos.CT36:.CX36];&quot;X&quot;)+COUNTIF([$Cargos.DJ36:.DN36];&quot;X&quot;)+COUNTIF([$Cargos.DZ36:.ED36];&quot;X&quot;)+COUNTIF([$Cargos.EP36:.ET36];&quot;X&quot;)" office:value-type="float" office:value="0">
            <text:p>0</text:p>
          </table:table-cell>
          <table:table-cell table:style-name="ce43" table:formula="of:=IF([.B34]&gt;0;[.B34]-1;0)" office:value-type="float" office:value="0">
            <text:p>0</text:p>
          </table:table-cell>
          <table:table-cell table:style-name="ce44" table:formula="of:=COUNTIF([$Cargos.G36:.J36];&quot;X&quot;)+COUNTIF([$Cargos.W36:.Z36];&quot;X&quot;)+COUNTIF([$Cargos.AM36:.AP36];&quot;X&quot;)+COUNTIF([$Cargos.BC36:.BF36];&quot;X&quot;)+COUNTIF([$Cargos.BS36:.BV36];&quot;X&quot;)+COUNTIF([$Cargos.CI36:.CL36];&quot;X&quot;)+COUNTIF([$Cargos.CY36:.DB36];&quot;X&quot;)+COUNTIF([$Cargos.DO36:.DR36];&quot;X&quot;)+COUNTIF([$Cargos.EE36:.EH36];&quot;X&quot;)+COUNTIF([$Cargos.EU36:.EX36];&quot;X&quot;)" office:value-type="float" office:value="0">
            <text:p>0</text:p>
          </table:table-cell>
          <table:table-cell table:style-name="ce17" table:formula="of:=IF([.D34]&gt;0;[.D34]-1;0)" office:value-type="float" office:value="0">
            <text:p>0</text:p>
          </table:table-cell>
          <table:table-cell table:style-name="ce45" table:formula="of:=COUNTIF([$Cargos.K36:.Q36];&quot;X&quot;)+COUNTIF([$Cargos.AA36:.AG36];&quot;X&quot;)+COUNTIF([$Cargos.AQ36:.AW36];&quot;X&quot;)+COUNTIF([$Cargos.BG36:.BM36];&quot;X&quot;)+COUNTIF([$Cargos.BS36:.BW36];&quot;X&quot;)+COUNTIF([$Cargos.CM36:.CS36];&quot;X&quot;)+COUNTIF([$Cargos.DC36:.DI36];&quot;X&quot;)+COUNTIF([$Cargos.DS36:.DY36];&quot;X&quot;)+COUNTIF([$Cargos.EI36:.EO36];&quot;X&quot;)+COUNTIF([$Cargos.EY36:.FE36];&quot;X&quot;)" office:value-type="float" office:value="2">
            <text:p>2</text:p>
          </table:table-cell>
          <table:table-cell table:style-name="ce45" table:formula="of:=IF(AND([.B34]&gt;0;[.D34]&gt;0;[.F34]&gt;0);&quot;SIM&quot;;&quot;NÃO&quot;)" office:value-type="string" office:string-value="NÃO">
            <text:p>NÃ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odrigo Oliveira Andrade</text:p>
          </table:table-cell>
          <table:table-cell table:style-name="ce42" table:formula="of:=COUNTIF([$Cargos.B37:.F37];&quot;X&quot;)+COUNTIF([$Cargos.R37:.V37];&quot;X&quot;)+COUNTIF([$Cargos.AH37:.AL37];&quot;X&quot;)+COUNTIF([$Cargos.AX37:.BB37];&quot;X&quot;)+COUNTIF([$Cargos.BN37:.BR37];&quot;X&quot;)+COUNTIF([$Cargos.CD37:.CH37];&quot;X&quot;)+COUNTIF([$Cargos.CT37:.CX37];&quot;X&quot;)+COUNTIF([$Cargos.DJ37:.DN37];&quot;X&quot;)+COUNTIF([$Cargos.DZ37:.ED37];&quot;X&quot;)+COUNTIF([$Cargos.EP37:.ET37];&quot;X&quot;)" office:value-type="float" office:value="0">
            <text:p>0</text:p>
          </table:table-cell>
          <table:table-cell table:style-name="ce43" table:formula="of:=IF([.B35]&gt;0;[.B35]-1;0)" office:value-type="float" office:value="0">
            <text:p>0</text:p>
          </table:table-cell>
          <table:table-cell table:style-name="ce44" table:formula="of:=COUNTIF([$Cargos.G37:.J37];&quot;X&quot;)+COUNTIF([$Cargos.W37:.Z37];&quot;X&quot;)+COUNTIF([$Cargos.AM37:.AP37];&quot;X&quot;)+COUNTIF([$Cargos.BC37:.BF37];&quot;X&quot;)+COUNTIF([$Cargos.BS37:.BV37];&quot;X&quot;)+COUNTIF([$Cargos.CI37:.CL37];&quot;X&quot;)+COUNTIF([$Cargos.CY37:.DB37];&quot;X&quot;)+COUNTIF([$Cargos.DO37:.DR37];&quot;X&quot;)+COUNTIF([$Cargos.EE37:.EH37];&quot;X&quot;)+COUNTIF([$Cargos.EU37:.EX37];&quot;X&quot;)" office:value-type="float" office:value="0">
            <text:p>0</text:p>
          </table:table-cell>
          <table:table-cell table:style-name="ce17" table:formula="of:=IF([.D35]&gt;0;[.D35]-1;0)" office:value-type="float" office:value="0">
            <text:p>0</text:p>
          </table:table-cell>
          <table:table-cell table:style-name="ce45" table:formula="of:=COUNTIF([$Cargos.K37:.Q37];&quot;X&quot;)+COUNTIF([$Cargos.AA37:.AG37];&quot;X&quot;)+COUNTIF([$Cargos.AQ37:.AW37];&quot;X&quot;)+COUNTIF([$Cargos.BG37:.BM37];&quot;X&quot;)+COUNTIF([$Cargos.BS37:.BW37];&quot;X&quot;)+COUNTIF([$Cargos.CM37:.CS37];&quot;X&quot;)+COUNTIF([$Cargos.DC37:.DI37];&quot;X&quot;)+COUNTIF([$Cargos.DS37:.DY37];&quot;X&quot;)+COUNTIF([$Cargos.EI37:.EO37];&quot;X&quot;)+COUNTIF([$Cargos.EY37:.FE37];&quot;X&quot;)" office:value-type="float" office:value="2">
            <text:p>2</text:p>
          </table:table-cell>
          <table:table-cell table:style-name="ce45" table:formula="of:=IF(AND([.B35]&gt;0;[.D35]&gt;0;[.F35]&gt;0);&quot;SIM&quot;;&quot;NÃO&quot;)" office:value-type="string" office:string-value="NÃO">
            <text:p>NÃ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Tiago Borges Pereira</text:p>
          </table:table-cell>
          <table:table-cell table:style-name="ce42" table:formula="of:=COUNTIF([$Cargos.B38:.F38];&quot;X&quot;)+COUNTIF([$Cargos.R38:.V38];&quot;X&quot;)+COUNTIF([$Cargos.AH38:.AL38];&quot;X&quot;)+COUNTIF([$Cargos.AX38:.BB38];&quot;X&quot;)+COUNTIF([$Cargos.BN38:.BR38];&quot;X&quot;)+COUNTIF([$Cargos.CD38:.CH38];&quot;X&quot;)+COUNTIF([$Cargos.CT38:.CX38];&quot;X&quot;)+COUNTIF([$Cargos.DJ38:.DN38];&quot;X&quot;)+COUNTIF([$Cargos.DZ38:.ED38];&quot;X&quot;)+COUNTIF([$Cargos.EP38:.ET38];&quot;X&quot;)" office:value-type="float" office:value="0">
            <text:p>0</text:p>
          </table:table-cell>
          <table:table-cell table:style-name="ce43" table:formula="of:=IF([.B36]&gt;0;[.B36]-1;0)" office:value-type="float" office:value="0">
            <text:p>0</text:p>
          </table:table-cell>
          <table:table-cell table:style-name="ce44" table:formula="of:=COUNTIF([$Cargos.G38:.J38];&quot;X&quot;)+COUNTIF([$Cargos.W38:.Z38];&quot;X&quot;)+COUNTIF([$Cargos.AM38:.AP38];&quot;X&quot;)+COUNTIF([$Cargos.BC38:.BF38];&quot;X&quot;)+COUNTIF([$Cargos.BS38:.BV38];&quot;X&quot;)+COUNTIF([$Cargos.CI38:.CL38];&quot;X&quot;)+COUNTIF([$Cargos.CY38:.DB38];&quot;X&quot;)+COUNTIF([$Cargos.DO38:.DR38];&quot;X&quot;)+COUNTIF([$Cargos.EE38:.EH38];&quot;X&quot;)+COUNTIF([$Cargos.EU38:.EX38];&quot;X&quot;)" office:value-type="float" office:value="2">
            <text:p>2</text:p>
          </table:table-cell>
          <table:table-cell table:style-name="ce17" table:formula="of:=IF([.D36]&gt;0;[.D36]-1;0)" office:value-type="float" office:value="1">
            <text:p>1</text:p>
          </table:table-cell>
          <table:table-cell table:style-name="ce45" table:formula="of:=COUNTIF([$Cargos.K38:.Q38];&quot;X&quot;)+COUNTIF([$Cargos.AA38:.AG38];&quot;X&quot;)+COUNTIF([$Cargos.AQ38:.AW38];&quot;X&quot;)+COUNTIF([$Cargos.BG38:.BM38];&quot;X&quot;)+COUNTIF([$Cargos.BS38:.BW38];&quot;X&quot;)+COUNTIF([$Cargos.CM38:.CS38];&quot;X&quot;)+COUNTIF([$Cargos.DC38:.DI38];&quot;X&quot;)+COUNTIF([$Cargos.DS38:.DY38];&quot;X&quot;)+COUNTIF([$Cargos.EI38:.EO38];&quot;X&quot;)+COUNTIF([$Cargos.EY38:.FE38];&quot;X&quot;)" office:value-type="float" office:value="0">
            <text:p>0</text:p>
          </table:table-cell>
          <table:table-cell table:style-name="ce45" table:formula="of:=IF(AND([.B36]&gt;0;[.D36]&gt;0;[.F36]&gt;0);&quot;SIM&quot;;&quot;NÃO&quot;)" office:value-type="string" office:string-value="NÃO">
            <text:p>NÃ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Victor Riveiro de Carvalho</text:p>
          </table:table-cell>
          <table:table-cell table:style-name="ce42" table:formula="of:=COUNTIF([$Cargos.B39:.F39];&quot;X&quot;)+COUNTIF([$Cargos.R39:.V39];&quot;X&quot;)+COUNTIF([$Cargos.AH39:.AL39];&quot;X&quot;)+COUNTIF([$Cargos.AX39:.BB39];&quot;X&quot;)+COUNTIF([$Cargos.BN39:.BR39];&quot;X&quot;)+COUNTIF([$Cargos.CD39:.CH39];&quot;X&quot;)+COUNTIF([$Cargos.CT39:.CX39];&quot;X&quot;)+COUNTIF([$Cargos.DJ39:.DN39];&quot;X&quot;)+COUNTIF([$Cargos.DZ39:.ED39];&quot;X&quot;)+COUNTIF([$Cargos.EP39:.ET39];&quot;X&quot;)" office:value-type="float" office:value="0">
            <text:p>0</text:p>
          </table:table-cell>
          <table:table-cell table:style-name="ce43" table:formula="of:=IF([.B37]&gt;0;[.B37]-1;0)" office:value-type="float" office:value="0">
            <text:p>0</text:p>
          </table:table-cell>
          <table:table-cell table:style-name="ce44" table:formula="of:=COUNTIF([$Cargos.G39:.J39];&quot;X&quot;)+COUNTIF([$Cargos.W39:.Z39];&quot;X&quot;)+COUNTIF([$Cargos.AM39:.AP39];&quot;X&quot;)+COUNTIF([$Cargos.BC39:.BF39];&quot;X&quot;)+COUNTIF([$Cargos.BS39:.BV39];&quot;X&quot;)+COUNTIF([$Cargos.CI39:.CL39];&quot;X&quot;)+COUNTIF([$Cargos.CY39:.DB39];&quot;X&quot;)+COUNTIF([$Cargos.DO39:.DR39];&quot;X&quot;)+COUNTIF([$Cargos.EE39:.EH39];&quot;X&quot;)+COUNTIF([$Cargos.EU39:.EX39];&quot;X&quot;)" office:value-type="float" office:value="0">
            <text:p>0</text:p>
          </table:table-cell>
          <table:table-cell table:style-name="ce17" table:formula="of:=IF([.D37]&gt;0;[.D37]-1;0)" office:value-type="float" office:value="0">
            <text:p>0</text:p>
          </table:table-cell>
          <table:table-cell table:style-name="ce45" table:formula="of:=COUNTIF([$Cargos.K39:.Q39];&quot;X&quot;)+COUNTIF([$Cargos.AA39:.AG39];&quot;X&quot;)+COUNTIF([$Cargos.AQ39:.AW39];&quot;X&quot;)+COUNTIF([$Cargos.BG39:.BM39];&quot;X&quot;)+COUNTIF([$Cargos.BS39:.BW39];&quot;X&quot;)+COUNTIF([$Cargos.CM39:.CS39];&quot;X&quot;)+COUNTIF([$Cargos.DC39:.DI39];&quot;X&quot;)+COUNTIF([$Cargos.DS39:.DY39];&quot;X&quot;)+COUNTIF([$Cargos.EI39:.EO39];&quot;X&quot;)+COUNTIF([$Cargos.EY39:.FE39];&quot;X&quot;)" office:value-type="float" office:value="2">
            <text:p>2</text:p>
          </table:table-cell>
          <table:table-cell table:style-name="ce45" table:formula="of:=IF(AND([.B37]&gt;0;[.D37]&gt;0;[.F37]&gt;0);&quot;SIM&quot;;&quot;NÃO&quot;)" office:value-type="string" office:string-value="NÃO">
            <text:p>NÃ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Vinicius Gonçalves Braga</text:p>
          </table:table-cell>
          <table:table-cell table:style-name="ce42" table:formula="of:=COUNTIF([$Cargos.B40:.F40];&quot;X&quot;)+COUNTIF([$Cargos.R40:.V40];&quot;X&quot;)+COUNTIF([$Cargos.AH40:.AL40];&quot;X&quot;)+COUNTIF([$Cargos.AX40:.BB40];&quot;X&quot;)+COUNTIF([$Cargos.BN40:.BR40];&quot;X&quot;)+COUNTIF([$Cargos.CD40:.CH40];&quot;X&quot;)+COUNTIF([$Cargos.CT40:.CX40];&quot;X&quot;)+COUNTIF([$Cargos.DJ40:.DN40];&quot;X&quot;)+COUNTIF([$Cargos.DZ40:.ED40];&quot;X&quot;)+COUNTIF([$Cargos.EP40:.ET40];&quot;X&quot;)" office:value-type="float" office:value="0">
            <text:p>0</text:p>
          </table:table-cell>
          <table:table-cell table:style-name="ce43" table:formula="of:=IF([.B38]&gt;0;[.B38]-1;0)" office:value-type="float" office:value="0">
            <text:p>0</text:p>
          </table:table-cell>
          <table:table-cell table:style-name="ce44" table:formula="of:=COUNTIF([$Cargos.G40:.J40];&quot;X&quot;)+COUNTIF([$Cargos.W40:.Z40];&quot;X&quot;)+COUNTIF([$Cargos.AM40:.AP40];&quot;X&quot;)+COUNTIF([$Cargos.BC40:.BF40];&quot;X&quot;)+COUNTIF([$Cargos.BS40:.BV40];&quot;X&quot;)+COUNTIF([$Cargos.CI40:.CL40];&quot;X&quot;)+COUNTIF([$Cargos.CY40:.DB40];&quot;X&quot;)+COUNTIF([$Cargos.DO40:.DR40];&quot;X&quot;)+COUNTIF([$Cargos.EE40:.EH40];&quot;X&quot;)+COUNTIF([$Cargos.EU40:.EX40];&quot;X&quot;)" office:value-type="float" office:value="2">
            <text:p>2</text:p>
          </table:table-cell>
          <table:table-cell table:style-name="ce17" table:formula="of:=IF([.D38]&gt;0;[.D38]-1;0)" office:value-type="float" office:value="1">
            <text:p>1</text:p>
          </table:table-cell>
          <table:table-cell table:style-name="ce45" table:formula="of:=COUNTIF([$Cargos.K40:.Q40];&quot;X&quot;)+COUNTIF([$Cargos.AA40:.AG40];&quot;X&quot;)+COUNTIF([$Cargos.AQ40:.AW40];&quot;X&quot;)+COUNTIF([$Cargos.BG40:.BM40];&quot;X&quot;)+COUNTIF([$Cargos.BS40:.BW40];&quot;X&quot;)+COUNTIF([$Cargos.CM40:.CS40];&quot;X&quot;)+COUNTIF([$Cargos.DC40:.DI40];&quot;X&quot;)+COUNTIF([$Cargos.DS40:.DY40];&quot;X&quot;)+COUNTIF([$Cargos.EI40:.EO40];&quot;X&quot;)+COUNTIF([$Cargos.EY40:.FE40];&quot;X&quot;)" office:value-type="float" office:value="0">
            <text:p>0</text:p>
          </table:table-cell>
          <table:table-cell table:style-name="ce45" table:formula="of:=IF(AND([.B38]&gt;0;[.D38]&gt;0;[.F38]&gt;0);&quot;SIM&quot;;&quot;NÃO&quot;)" office:value-type="string" office:string-value="NÃO">
            <text:p>NÃ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Wilker de Jesus Machado</text:p>
          </table:table-cell>
          <table:table-cell table:style-name="ce42" table:formula="of:=COUNTIF([$Cargos.B41:.F41];&quot;X&quot;)+COUNTIF([$Cargos.R41:.V41];&quot;X&quot;)+COUNTIF([$Cargos.AH41:.AL41];&quot;X&quot;)+COUNTIF([$Cargos.AX41:.BB41];&quot;X&quot;)+COUNTIF([$Cargos.BN41:.BR41];&quot;X&quot;)+COUNTIF([$Cargos.CD41:.CH41];&quot;X&quot;)+COUNTIF([$Cargos.CT41:.CX41];&quot;X&quot;)+COUNTIF([$Cargos.DJ41:.DN41];&quot;X&quot;)+COUNTIF([$Cargos.DZ41:.ED41];&quot;X&quot;)+COUNTIF([$Cargos.EP41:.ET41];&quot;X&quot;)" office:value-type="float" office:value="0">
            <text:p>0</text:p>
          </table:table-cell>
          <table:table-cell table:style-name="ce43" table:formula="of:=IF([.B39]&gt;0;[.B39]-1;0)" office:value-type="float" office:value="0">
            <text:p>0</text:p>
          </table:table-cell>
          <table:table-cell table:style-name="ce44" table:formula="of:=COUNTIF([$Cargos.G41:.J41];&quot;X&quot;)+COUNTIF([$Cargos.W41:.Z41];&quot;X&quot;)+COUNTIF([$Cargos.AM41:.AP41];&quot;X&quot;)+COUNTIF([$Cargos.BC41:.BF41];&quot;X&quot;)+COUNTIF([$Cargos.BS41:.BV41];&quot;X&quot;)+COUNTIF([$Cargos.CI41:.CL41];&quot;X&quot;)+COUNTIF([$Cargos.CY41:.DB41];&quot;X&quot;)+COUNTIF([$Cargos.DO41:.DR41];&quot;X&quot;)+COUNTIF([$Cargos.EE41:.EH41];&quot;X&quot;)+COUNTIF([$Cargos.EU41:.EX41];&quot;X&quot;)" office:value-type="float" office:value="0">
            <text:p>0</text:p>
          </table:table-cell>
          <table:table-cell table:style-name="ce17" table:formula="of:=IF([.D39]&gt;0;[.D39]-1;0)" office:value-type="float" office:value="0">
            <text:p>0</text:p>
          </table:table-cell>
          <table:table-cell table:style-name="ce45" table:formula="of:=COUNTIF([$Cargos.K41:.Q41];&quot;X&quot;)+COUNTIF([$Cargos.AA41:.AG41];&quot;X&quot;)+COUNTIF([$Cargos.AQ41:.AW41];&quot;X&quot;)+COUNTIF([$Cargos.BG41:.BM41];&quot;X&quot;)+COUNTIF([$Cargos.BS41:.BW41];&quot;X&quot;)+COUNTIF([$Cargos.CM41:.CS41];&quot;X&quot;)+COUNTIF([$Cargos.DC41:.DI41];&quot;X&quot;)+COUNTIF([$Cargos.DS41:.DY41];&quot;X&quot;)+COUNTIF([$Cargos.EI41:.EO41];&quot;X&quot;)+COUNTIF([$Cargos.EY41:.FE41];&quot;X&quot;)" office:value-type="float" office:value="2">
            <text:p>2</text:p>
          </table:table-cell>
          <table:table-cell table:style-name="ce45" table:formula="of:=IF(AND([.B39]&gt;0;[.D39]&gt;0;[.F39]&gt;0);&quot;SIM&quot;;&quot;NÃO&quot;)" office:value-type="string" office:string-value="NÃO">
            <text:p>NÃO</text:p>
          </table:table-cell>
          <table:table-cell table:number-columns-repeated="1017"/>
        </table:table-row>
        <table:table-row table:style-name="ro1" table:number-rows-repeated="6549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5000" number:language="pt" number:country="BR">
      <number:number number:min-integer-digits="1"/>
    </number:number-style>
    <number:number-style style:name="N5106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6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5106P0"/>
    </number:number-style>
    <number:number-style style:name="N5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7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5107P0"/>
    </number:number-style>
    <number:number-style style:name="N5108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08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5108P0"/>
    </number:number-style>
    <number:number-style style:name="N5109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09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5109P0"/>
    </number:number-style>
    <number:date-style style:name="N5110" number:language="pt" number:country="BR">
      <number:day/>
      <number:text>/</number:text>
      <number:month/>
      <number:text>/</number:text>
      <number:year number:style="long"/>
    </number:date-style>
    <number:date-style style:name="N5111" number:language="pt" number:country="BR">
      <number:day/>
      <number:text>/</number:text>
      <number:month number:textual="true"/>
      <number:text>/</number:text>
      <number:year/>
    </number:date-style>
    <number:date-style style:name="N5112" number:language="pt" number:country="BR">
      <number:day/>
      <number:text>/</number:text>
      <number:month number:textual="true"/>
    </number:date-style>
    <number:date-style style:name="N5113" number:language="pt" number:country="BR">
      <number:month number:textual="true"/>
      <number:text>/</number:text>
      <number:year/>
    </number:date-style>
    <number:time-style style:name="N5114" number:language="pt" number:country="BR">
      <number:hours/>
      <number:text>:</number:text>
      <number:minutes number:style="long"/>
      <number:text> </number:text>
      <number:am-pm/>
    </number:time-style>
    <number:time-style style:name="N5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7P0" style:volatile="true" number:language="pt" number:country="BR">
      <number:number number:decimal-places="0" number:min-integer-digits="1" number:grouping="true"/>
      <number:text> </number:text>
    </number:number-style>
    <number:number-style style:name="N5117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8P0" style:volatile="true" number:language="pt" number:country="BR">
      <number:number number:decimal-places="0" number:min-integer-digits="1" number:grouping="true"/>
      <number:text> </number:text>
    </number:number-style>
    <number:number-style style:name="N5118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8P0"/>
    </number:number-style>
    <number:number-style style:name="N5119P0" style:volatile="true" number:language="pt" number:country="BR">
      <number:number number:decimal-places="2" number:min-integer-digits="1" number:grouping="true"/>
      <number:text> </number:text>
    </number:number-style>
    <number:number-style style:name="N5119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pt" number:country="BR">
      <number:number number:decimal-places="2" number:min-integer-digits="1" number:grouping="true"/>
      <number:text> </number:text>
    </number:number-style>
    <number:number-style style:name="N5120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number-style style:name="N5121P0" style:volatile="true" number:language="pt" number:country="BR">
      <number:text> </number:text>
      <number:number number:decimal-places="0" number:min-integer-digits="1" number:grouping="true"/>
      <number:text> </number:text>
    </number:number-style>
    <number:number-style style:name="N5121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5121P2" style:volatile="true" number:language="pt" number:country="BR">
      <number:text> - </number:text>
    </number:number-style>
    <number:text-style style:name="N5121" number:language="pt" number:country="BR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5122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5122P2" style:volatile="true" number:language="pt" number:country="BR">
      <number:text> R$ - </number:text>
    </number:number-style>
    <number:text-style style:name="N5122" number:language="pt" number:country="BR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pt" number:country="BR">
      <number:text> </number:text>
      <number:number number:decimal-places="2" number:min-integer-digits="1" number:grouping="true"/>
      <number:text> </number:text>
    </number:number-style>
    <number:number-style style:name="N5123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5123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5123" number:language="pt" number:country="BR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4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5124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5124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5124" number:language="pt" number:country="BR">
      <number:text> </number:text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time-style style:name="N5125" number:language="pt" number:country="BR">
      <number:minutes number:style="long"/>
      <number:text>:</number:text>
      <number:seconds number:style="long"/>
    </number:time-style>
    <number:time-style style:name="N5126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7" number:language="pt" number:country="BR">
      <number:minutes number:style="long"/>
      <number:text>:</number:text>
      <number:seconds number:style="long" number:decimal-places="1"/>
    </number:time-style>
    <number:number-style style:name="N5128" number:language="pt" number:country="BR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onditionalStyle_5f_3" style:display-name="ConditionalStyle_3" style:family="table-cell" style:parent-style-name="Default"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2">02/11/2012</text:date>, <text:time>19:21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rgos" style:display-name="PageStyle_Carg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genda" style:display-name="PageStyle_Legend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rgas" style:display-name="PageStyle_Carga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11-02T19:21:09</dc:date>
    <dc:creator>jackeline neves de almeida</dc:creator>
    <meta:document-statistic meta:table-count="3" meta:cell-count="647" meta:object-count="0"/>
    <meta:generator>BrOffice.org/3.2$Unix OpenOffice.org_project/320m18$Build-9502</meta:generator>
  </office:meta>
</office:document-meta>
</file>